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096cm"/>
    </style:style>
    <style:style style:name="co16" style:family="table-column">
      <style:table-column-properties fo:break-before="auto" style:column-width="3.764cm"/>
    </style:style>
    <style:style style:name="co17" style:family="table-column">
      <style:table-column-properties fo:break-before="auto" style:column-width="5.556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953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552cm"/>
    </style:style>
    <style:style style:name="co13" style:family="table-column">
      <style:table-column-properties fo:break-before="auto" style:column-width="2.902cm"/>
    </style:style>
    <style:style style:name="co14" style:family="table-column">
      <style:table-column-properties fo:break-before="auto" style:column-width="0.469cm"/>
    </style:style>
    <style:style style:name="co18" style:family="table-column">
      <style:table-column-properties fo:break-before="auto" style:column-width="5.39cm"/>
    </style:style>
    <style:style style:name="co19" style:family="table-column">
      <style:table-column-properties fo:break-before="auto" style:column-width="0.441cm"/>
    </style:style>
    <style:style style:name="co20" style:family="table-column">
      <style:table-column-properties fo:break-before="auto" style:column-width="5.23cm"/>
    </style:style>
    <style:style style:name="co21" style:family="table-column">
      <style:table-column-properties fo:break-before="auto" style:column-width="0.386cm"/>
    </style:style>
    <style:style style:name="co22" style:family="table-column">
      <style:table-column-properties fo:break-before="auto" style:column-width="0.332cm"/>
    </style:style>
    <style:style style:name="co23" style:family="table-column">
      <style:table-column-properties fo:break-before="auto" style:column-width="3.93cm"/>
    </style:style>
    <style:style style:name="co24" style:family="table-column">
      <style:table-column-properties fo:break-before="auto" style:column-width="0.358cm"/>
    </style:style>
    <style:style style:name="co25" style:family="table-column">
      <style:table-column-properties fo:break-before="auto" style:column-width="1.438cm"/>
    </style:style>
    <style:style style:name="co26" style:family="table-column">
      <style:table-column-properties fo:break-before="auto" style:column-width="4.893cm"/>
    </style:style>
    <style:style style:name="co27" style:family="table-column">
      <style:table-column-properties fo:break-before="auto" style:column-width="4.284cm"/>
    </style:style>
    <style:style style:name="co28" style:family="table-column">
      <style:table-column-properties fo:break-before="auto" style:column-width="5.533cm"/>
    </style:style>
    <style:style style:name="co29" style:family="table-column">
      <style:table-column-properties fo:break-before="auto" style:column-width="2.819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2.681cm"/>
    </style:style>
    <style:style style:name="co32" style:family="table-column">
      <style:table-column-properties fo:break-before="auto" style:column-width="3.538cm"/>
    </style:style>
    <style:style style:name="co33" style:family="table-column">
      <style:table-column-properties fo:break-before="auto" style:column-width="5.833cm"/>
    </style:style>
    <style:style style:name="co34" style:family="table-column">
      <style:table-column-properties fo:break-before="auto" style:column-width="5.341cm"/>
    </style:style>
    <style:style style:name="co35" style:family="table-column">
      <style:table-column-properties fo:break-before="auto" style:column-width="2.852cm"/>
    </style:style>
    <style:style style:name="co36" style:family="table-column">
      <style:table-column-properties fo:break-before="auto" style:column-width="4.616cm"/>
    </style:style>
    <style:style style:name="co37" style:family="table-column">
      <style:table-column-properties fo:break-before="auto" style:column-width="2.87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3.814cm"/>
    </style:style>
    <style:style style:name="co40" style:family="table-column">
      <style:table-column-properties fo:break-before="auto" style:column-width="6.087cm"/>
    </style:style>
    <style:style style:name="co41" style:family="table-column">
      <style:table-column-properties fo:break-before="auto" style:column-width="2.632cm"/>
    </style:style>
    <style:style style:name="co42" style:family="table-column">
      <style:table-column-properties fo:break-before="auto" style:column-width="1.774cm"/>
    </style:style>
    <style:style style:name="co43" style:family="table-column">
      <style:table-column-properties fo:break-before="auto" style:column-width="3.842cm"/>
    </style:style>
    <style:style style:name="co44" style:family="table-column">
      <style:table-column-properties fo:break-before="auto" style:column-width="2.02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2.327cm"/>
    </style:style>
    <style:style style:name="co47" style:family="table-column">
      <style:table-column-properties fo:break-before="auto" style:column-width="3.4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3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="none"/>
      <style:text-properties style:text-position=""/>
    </style:style>
    <style:style style:name="ce15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  <style:text-properties style:text-position=""/>
    </style:style>
    <style:style style:name="ce16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style:text-position=""/>
    </style:style>
    <style:style style:name="ce17" style:family="table-cell" style:parent-style-name="Default" style:data-style-name="N100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9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0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3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100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</style:style>
    <style:style style:name="ce47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</style:style>
    <style:style style:name="ce48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51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</style:style>
    <style:style style:name="ce5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style:font-name="Consolas" fo:language="en" fo:country="US" style:language-asian="en" style:country-asian="US" style:font-name-complex="Consolas" style:language-complex="en" style:country-complex="US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Personnage" table:style-name="ta1">
        <table:table-column table:style-name="co6" table:number-columns-repeated="2" table:default-cell-style-name="Default"/>
        <table:table-column table:style-name="co15" table:default-cell-style-name="ce24"/>
        <table:table-column table:style-name="co7" table:default-cell-style-name="ce24"/>
        <table:table-column table:style-name="co8" table:default-cell-style-name="ce24"/>
        <table:table-column table:style-name="co2" table:default-cell-style-name="ce24"/>
        <table:table-column table:style-name="co2" table:default-cell-style-name="Default"/>
        <table:table-column table:style-name="co2" table:number-columns-repeated="2" table:default-cell-style-name="ce24"/>
        <table:table-row table:style-name="ro1">
          <table:table-cell office:value-type="string">
            <text:p>Nom :</text:p>
          </table:table-cell>
          <table:table-cell table:style-name="ce24" office:value-type="string">
            <text:p>Och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table:style-name="ce24" office:value-type="string">
            <text:p>Brun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table:style-name="ce24" office:value-type="string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table:style-name="ce24" office:value-type="string">
            <text:p>3</text:p>
          </table:table-cell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>
            <text:p>EDITS</text:p>
          </table:table-cell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 table:formula="of:=[.B4]" office:value-type="string" office:string-value="3">
            <text:p>3</text:p>
          </table:table-cell>
          <table:table-cell table:style-name="ce25"/>
          <table:table-cell table:style-name="ce25" office:value-type="string">
            <text:p>FACTION</text:p>
          </table:table-cell>
          <table:table-cell table:number-columns-repeated="5" table:style-name="ce25"/>
          <table:table-cell table:style-name="ce30" office:value-type="string">
            <text:p>FC_HYPERCORP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[.$A$14]" office:value-type="string" office:string-value="3">
            <text:p>3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ROTOCOL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31"/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[.$A$14]" office:value-type="string" office:string-value="3">
            <text:p>3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C-rep</text:p>
          </table:table-cell>
          <table:table-cell table:number-columns-repeated="2" table:style-name="ce26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 table:style-name="ce31"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[.$A$14]" office:value-type="string" office:string-value="3">
            <text:p>3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number-columns-repeated="2" table:style-name="ce27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formula="of:=[.A17]+1" office:value-type="float" office:value="7">
            <text:p>7</text:p>
          </table:table-cell>
          <table:table-cell/>
          <table:table-cell office:value-type="string">
            <text:p>GENDER</text:p>
          </table:table-cell>
          <table:table-cell table:number-columns-repeated="5"/>
          <table:table-cell table:style-name="Default" office:value-type="string">
            <text:p>Masculin</text:p>
          </table:table-cell>
        </table:table-row>
        <table:table-row table:style-name="ro1">
          <table:table-cell table:formula="of:=[.A18]+1" office:value-type="float" office:value="8">
            <text:p>8</text:p>
          </table:table-cell>
          <table:table-cell table:style-name="ce25"/>
          <table:table-cell table:style-name="ce25" office:value-type="string">
            <text:p>BACKGROUND</text:p>
          </table:table-cell>
          <table:table-cell table:number-columns-repeated="5" table:style-name="ce25"/>
          <table:table-cell table:style-name="ce30" office:value-type="string">
            <text:p>BG_FALL_EVACUEE</text:p>
          </table:table-cell>
        </table:table-row>
        <table:table-row table:style-name="ro1">
          <table:table-cell table:formula="of:=[.A19]+1" office:value-type="float" office:value="9">
            <text:p>9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L:V. Terrestres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31"/>
        </table:table-row>
        <table:table-row table:style-name="ro1">
          <table:table-cell table:formula="of:=[.A20]+1" office:value-type="float" office:value="10">
            <text:p>10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NW:I-rep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31"/>
        </table:table-row>
        <table:table-row table:style-name="ro1">
          <table:table-cell table:formula="of:=[.A21]+1" office:value-type="float" office:value="11">
            <text:p>11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MOXIE</text:p>
          </table:table-cell>
          <table:table-cell table:number-columns-repeated="3" table:style-name="Default"/>
          <table:table-cell office:value-type="float" office:value="15">
            <text:p>15</text:p>
          </table:table-cell>
          <table:table-cell table:style-name="Default" office:value-type="string">
            <text:p>FREE</text:p>
          </table:table-cell>
          <table:table-cell table:style-name="ce31"/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[.$A$19]" office:value-type="float" office:value="8">
            <text:p>8</text:p>
          </table:table-cell>
          <table:table-cell table:style-name="ce27" office:value-type="string">
            <text:p>CREDITS</text:p>
          </table:table-cell>
          <table:table-cell table:number-columns-repeated="3" table:style-name="ce27"/>
          <table:table-cell table:style-name="ce27" office:value-type="float" office:value="-2500">
            <text:p>-250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formula="of:=[.A23]+1" office:value-type="float" office:value="13">
            <text:p>13</text:p>
          </table:table-cell>
          <table:table-cell/>
          <table:table-cell office:value-type="string">
            <text:p>ACTUAL_AGE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4]+1" office:value-type="float" office:value="14">
            <text:p>14</text:p>
          </table:table-cell>
          <table:table-cell/>
          <table:table-cell office:value-type="string">
            <text:p>TRAIT</text:p>
          </table:table-cell>
          <table:table-cell table:style-name="ce28" office:value-type="string">
            <text:p>SITUATIONAL_AWARENES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5]+1" office:value-type="float" office:value="15">
            <text:p>15</text:p>
          </table:table-cell>
          <table:table-cell/>
          <table:table-cell office:value-type="string">
            <text:p>TRAIT</text:p>
          </table:table-cell>
          <table:table-cell table:style-name="ce28" office:value-type="string">
            <text:p>EDITED_MEMORIES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6]+1" office:value-type="float" office:value="16">
            <text:p>16</text:p>
          </table:table-cell>
          <table:table-cell/>
          <table:table-cell office:value-type="string">
            <text:p>TRAIT</text:p>
          </table:table-cell>
          <table:table-cell table:style-name="ce28" office:value-type="string">
            <text:p>RIGHT_AT_HOME</text:p>
          </table:table-cell>
          <table:table-cell/>
          <table:table-cell office:value-type="string">
            <text:p>MT_FURY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7]+1" office:value-type="float" office:value="17">
            <text:p>17</text:p>
          </table:table-cell>
          <table:table-cell/>
          <table:table-cell office:value-type="string">
            <text:p>TRAIT</text:p>
          </table:table-cell>
          <table:table-cell table:style-name="ce28" office:value-type="string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8]+1" office:value-type="float" office:value="18">
            <text:p>18</text:p>
          </table:table-cell>
          <table:table-cell table:style-name="ce25"/>
          <table:table-cell table:style-name="ce25" office:value-type="string">
            <text:p>MORPH_TYPE</text:p>
          </table:table-cell>
          <table:table-cell table:number-columns-repeated="3" table:style-name="ce25"/>
          <table:table-cell table:style-name="ce25" office:value-type="float" office:value="75">
            <text:p>75</text:p>
          </table:table-cell>
          <table:table-cell table:style-name="ce25" office:value-type="string">
            <text:p>FREEBIE</text:p>
          </table:table-cell>
          <table:table-cell table:style-name="ce33" office:value-type="string">
            <text:p>MT_FURY</text:p>
          </table:table-cell>
        </table:table-row>
        <table:table-row table:style-name="ro1">
          <table:table-cell table:formula="of:=[.A29]+1" office:value-type="float" office:value="19">
            <text:p>19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ORIGIN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BIO</text:p>
          </table:table-cell>
        </table:table-row>
        <table:table-row table:style-name="ro1">
          <table:table-cell table:formula="of:=[.A30]+1" office:value-type="float" office:value="20">
            <text:p>20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MOVEMENT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4 / 20</text:p>
          </table:table-cell>
        </table:table-row>
        <table:table-row table:style-name="ro1">
          <table:table-cell table:formula="of:=[.A31]+1" office:value-type="float" office:value="21">
            <text:p>21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DURABILITY</text:p>
          </table:table-cell>
          <table:table-cell table:number-columns-repeated="3" table:style-name="Default"/>
          <table:table-cell office:value-type="float" office:value="50">
            <text:p>50</text:p>
          </table:table-cell>
          <table:table-cell table:style-name="Default" office:value-type="string">
            <text:p>FREE</text:p>
          </table:table-cell>
          <table:table-cell table:style-name="ce34"/>
        </table:table-row>
        <table:table-row table:style-name="ro1">
          <table:table-cell table:formula="of:=[.A32]+1" office:value-type="float" office:value="22">
            <text:p>22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APT_MAX</text:p>
          </table:table-cell>
          <table:table-cell table:number-columns-repeated="3" table:style-name="Default"/>
          <table:table-cell office:value-type="float" office:value="30">
            <text:p>30</text:p>
          </table:table-cell>
          <table:table-cell table:style-name="Default"/>
          <table:table-cell table:style-name="ce34"/>
        </table:table-row>
        <table:table-row table:style-name="ro1">
          <table:table-cell table:formula="of:=[.A33]+1" office:value-type="float" office:value="23">
            <text:p>23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COO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34"/>
        </table:table-row>
        <table:table-row table:style-name="ro1">
          <table:table-cell table:formula="of:=[.A34]+1" office:value-type="float" office:value="24">
            <text:p>24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REF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34"/>
        </table:table-row>
        <table:table-row table:style-name="ro1">
          <table:table-cell table:formula="of:=[.A35]+1" office:value-type="float" office:value="25">
            <text:p>25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SOM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34"/>
        </table:table-row>
        <table:table-row table:style-name="ro1">
          <table:table-cell table:formula="of:=[.A36]+1" office:value-type="float" office:value="26">
            <text:p>26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SAV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34"/>
        </table:table-row>
        <table:table-row table:style-name="ro1">
          <table:table-cell table:formula="of:=[.A37]+1" office:value-type="float" office:value="27">
            <text:p>27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WIL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34"/>
        </table:table-row>
        <table:table-row table:style-name="ro1">
          <table:table-cell table:formula="of:=[.A38]+1" office:value-type="float" office:value="28">
            <text:p>28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INT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34"/>
        </table:table-row>
        <table:table-row table:style-name="ro1">
          <table:table-cell table:formula="of:=[.A39]+1" office:value-type="float" office:value="29">
            <text:p>29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COG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34"/>
        </table:table-row>
        <table:table-row table:style-name="ro1">
          <table:table-cell table:formula="of:=[.A40]+1" office:value-type="float" office:value="30">
            <text:p>30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COO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34"/>
        </table:table-row>
        <table:table-row table:style-name="ro1">
          <table:table-cell table:formula="of:=[.A41]+1" office:value-type="float" office:value="31">
            <text:p>31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REF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34"/>
        </table:table-row>
        <table:table-row table:style-name="ro1">
          <table:table-cell table:formula="of:=[.A42]+1" office:value-type="float" office:value="32">
            <text:p>32</text:p>
          </table:table-cell>
          <table:table-cell table:formula="of:=[.A62]" office:value-type="float" office:value="51">
            <text:p>51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REF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34"/>
        </table:table-row>
        <table:table-row table:style-name="ro1">
          <table:table-cell table:formula="of:=[.A43]+1" office:value-type="float" office:value="33">
            <text:p>33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SOM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34"/>
        </table:table-row>
        <table:table-row table:style-name="ro1">
          <table:table-cell table:formula="of:=[.A44]+1" office:value-type="float" office:value="34">
            <text:p>34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WIL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34"/>
        </table:table-row>
        <table:table-row table:style-name="ro1">
          <table:table-cell table:formula="of:=[.A45]+1" office:value-type="float" office:value="35">
            <text:p>35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APT</text:p>
          </table:table-cell>
          <table:table-cell table:style-name="ce26" office:value-type="string">
            <text:p>INT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34"/>
        </table:table-row>
        <table:table-row table:style-name="ro1">
          <table:table-cell table:formula="of:=[.A46]+1" office:value-type="float" office:value="36">
            <text:p>36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SPEED_MOD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table:style-name="Default"/>
          <table:table-cell table:style-name="ce31"/>
        </table:table-row>
        <table:table-row table:style-name="ro1">
          <table:table-cell table:formula="of:=[.A47]+1" office:value-type="float" office:value="37">
            <text:p>37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Bio-modes Basiques</text:p>
          </table:table-cell>
        </table:table-row>
        <table:table-row table:style-name="ro1">
          <table:table-cell table:formula="of:=[.A48]+1" office:value-type="float" office:value="38">
            <text:p>38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Implants Réseau de Base</text:p>
          </table:table-cell>
        </table:table-row>
        <table:table-row table:style-name="ro1">
          <table:table-cell table:formula="of:=[.A49]+1" office:value-type="float" office:value="39">
            <text:p>39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Armure Biotissée (légère)</text:p>
          </table:table-cell>
        </table:table-row>
        <table:table-row table:style-name="ro1">
          <table:table-cell table:formula="of:=[.A50]+1" office:value-type="float" office:value="40">
            <text:p>40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Pile Corticale</text:p>
          </table:table-cell>
        </table:table-row>
        <table:table-row table:style-name="ro1">
          <table:table-cell table:formula="of:=[.A51]+1" office:value-type="float" office:value="41">
            <text:p>41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Vision Améliorée</text:p>
          </table:table-cell>
        </table:table-row>
        <table:table-row table:style-name="ro1">
          <table:table-cell table:formula="of:=[.A52]+1" office:value-type="float" office:value="42">
            <text:p>42</text:p>
          </table:table-cell>
          <table:table-cell table:formula="of:=[.$A$29]" office:value-type="float" office:value="18">
            <text:p>18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34" office:value-type="string">
            <text:p>Neurachem (Niveau 1)</text:p>
          </table:table-cell>
        </table:table-row>
        <table:table-row table:style-name="ro1">
          <table:table-cell table:formula="of:=[.A53]+1" office:value-type="float" office:value="43">
            <text:p>43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Filtres Toxémiques</text:p>
          </table:table-cell>
        </table:table-row>
        <table:table-row table:style-name="ro1">
          <table:table-cell table:formula="of:=[.A54]+1" office:value-type="float" office:value="44">
            <text:p>44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Hyperlinguiste</text:p>
          </table:table-cell>
        </table:table-row>
        <table:table-row table:style-name="ro1">
          <table:table-cell table:formula="of:=[.A55]+1" office:value-type="float" office:value="45">
            <text:p>45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Augmentation Mnémonique</text:p>
          </table:table-cell>
        </table:table-row>
        <table:table-row table:style-name="ro1">
          <table:table-cell table:formula="of:=[.A56]+1" office:value-type="float" office:value="46">
            <text:p>46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Ouïe Améliorée</text:p>
          </table:table-cell>
        </table:table-row>
        <table:table-row table:style-name="ro1">
          <table:table-cell table:formula="of:=[.A57]+1" office:value-type="float" office:value="47">
            <text:p>47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Émetteur Térahertz</text:p>
          </table:table-cell>
        </table:table-row>
        <table:table-row table:style-name="ro1">
          <table:table-cell table:formula="of:=[.A58]+1" office:value-type="float" office:value="48">
            <text:p>48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Médicachines</text:p>
          </table:table-cell>
        </table:table-row>
        <table:table-row table:style-name="ro1">
          <table:table-cell table:formula="of:=[.A59]+1" office:value-type="float" office:value="49">
            <text:p>49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Nanophages</text:p>
          </table:table-cell>
        </table:table-row>
        <table:table-row table:style-name="ro1">
          <table:table-cell table:formula="of:=[.A60]+1" office:value-type="float" office:value="50">
            <text:p>50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Contrôle Endocrinien</text:p>
          </table:table-cell>
        </table:table-row>
        <table:table-row table:style-name="ro1">
          <table:table-cell table:formula="of:=[.A61]+1" office:value-type="float" office:value="51">
            <text:p>51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Stimulation Surrénale</text:p>
          </table:table-cell>
        </table:table-row>
        <table:table-row table:style-name="ro1">
          <table:table-cell table:formula="of:=[.A62]+1" office:value-type="float" office:value="52">
            <text:p>52</text:p>
          </table:table-cell>
          <table:table-cell table:formula="of:=[.$A$29]" office:value-type="float" office:value="18">
            <text:p>18</text:p>
          </table:table-cell>
          <table:table-cell table:style-name="ce27" office:value-type="string">
            <text:p>MORPH_ENH</text:p>
          </table:table-cell>
          <table:table-cell table:number-columns-repeated="5" table:style-name="ce27"/>
          <table:table-cell table:style-name="ce35" office:value-type="string">
            <text:p>Régulation Thermique</text:p>
          </table:table-cell>
        </table:table-row>
        <table:table-row table:style-name="ro1">
          <table:table-cell table:formula="of:=[.A63]+1" office:value-type="float" office:value="53">
            <text:p>53</text:p>
          </table:table-cell>
          <table:table-cell table:formula="of:=[.$A$29]" office:value-type="float" office:value="18">
            <text:p>18</text:p>
          </table:table-cell>
          <table:table-cell office:value-type="string">
            <text:p>MORPH_ENH</text:p>
          </table:table-cell>
          <table:table-cell table:number-columns-repeated="5"/>
          <table:table-cell office:value-type="string">
            <text:p>Respiration Améliorée</text:p>
          </table:table-cell>
        </table:table-row>
        <table:table-row table:style-name="ro1">
          <table:table-cell table:formula="of:=[.A64]+1" office:value-type="float" office:value="54">
            <text:p>54</text:p>
          </table:table-cell>
          <table:table-cell table:formula="of:=[.$A$29]" office:value-type="float" office:value="18">
            <text:p>18</text:p>
          </table:table-cell>
          <table:table-cell office:value-type="string">
            <text:p>MORPH_TRAIT</text:p>
          </table:table-cell>
          <table:table-cell table:number-columns-repeated="5"/>
          <table:table-cell office:value-type="string">
            <text:p>Hyperlinguiste</text:p>
          </table:table-cell>
        </table:table-row>
        <table:table-row table:style-name="ro1">
          <table:table-cell table:formula="of:=[.A65]+1" office:value-type="float" office:value="55">
            <text:p>55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66]+1" office:value-type="float" office:value="56">
            <text:p>56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67]+1" office:value-type="float" office:value="57">
            <text:p>57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68]+1" office:value-type="float" office:value="58">
            <text:p>58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69]+1" office:value-type="float" office:value="59">
            <text:p>59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0]+1" office:value-type="float" office:value="60">
            <text:p>60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1]+1" office:value-type="float" office:value="61">
            <text:p>61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2]+1" office:value-type="float" office:value="62">
            <text:p>62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3]+1" office:value-type="float" office:value="63">
            <text:p>63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4]+1" office:value-type="float" office:value="64">
            <text:p>64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5]+1" office:value-type="float" office:value="65">
            <text:p>65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6]+1" office:value-type="float" office:value="66">
            <text:p>66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7]+1" office:value-type="float" office:value="67">
            <text:p>67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20">
            <text:p>2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8]+1" office:value-type="float" office:value="68">
            <text:p>68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9]+1" office:value-type="float" office:value="69">
            <text:p>69</text:p>
          </table:table-cell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0]+1" office:value-type="float" office:value="70">
            <text:p>70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DECEPTION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1]+1" office:value-type="float" office:value="71">
            <text:p>71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DECEPTIO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</text:p>
          </table:table-cell>
          <table:table-cell office:value-type="string">
            <text:p>Contrôle Endocrinien</text:p>
          </table:table-cell>
        </table:table-row>
        <table:table-row table:style-name="ro1">
          <table:table-cell table:formula="of:=[.A82]+1" office:value-type="float" office:value="72">
            <text:p>72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DECEP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Aplomb</text:p>
          </table:table-cell>
        </table:table-row>
        <table:table-row table:style-name="ro1">
          <table:table-cell table:formula="of:=[.A83]+1" office:value-type="float" office:value="73">
            <text:p>73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DEMOLITION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4]+1" office:value-type="float" office:value="74">
            <text:p>74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FRAY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5]+1" office:value-type="float" office:value="75">
            <text:p>75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FREERUNN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6]+1" office:value-type="float" office:value="76">
            <text:p>76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INFILTRA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7]+1" office:value-type="float" office:value="77">
            <text:p>77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INTIMIDATION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8]+1" office:value-type="float" office:value="78">
            <text:p>78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INTIMIDA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hysique</text:p>
          </table:table-cell>
        </table:table-row>
        <table:table-row table:style-name="ro1">
          <table:table-cell table:formula="of:=[.A89]+1" office:value-type="float" office:value="79">
            <text:p>79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INVEST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0]+1" office:value-type="float" office:value="80">
            <text:p>80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KINESIC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1]+1" office:value-type="float" office:value="81">
            <text:p>81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KINETIC_WEAPONS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2]+1" office:value-type="float" office:value="82">
            <text:p>82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KINETIC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istolets</text:p>
          </table:table-cell>
        </table:table-row>
        <table:table-row table:style-name="ro1">
          <table:table-cell table:formula="of:=[.A93]+1" office:value-type="float" office:value="83">
            <text:p>83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PERCEP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4]+1" office:value-type="float" office:value="84">
            <text:p>84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THROWING_WEAPONS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5]+1" office:value-type="float" office:value="85">
            <text:p>85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THROWING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Grenades</text:p>
          </table:table-cell>
        </table:table-row>
        <table:table-row table:style-name="ro1">
          <table:table-cell table:formula="of:=[.A96]+1" office:value-type="float" office:value="86">
            <text:p>86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UNARM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7]+1" office:value-type="float" office:value="87">
            <text:p>87</text:p>
          </table:table-cell>
          <table:table-cell/>
          <table:table-cell office:value-type="string">
            <text:p>ASK</text:p>
          </table:table-cell>
          <table:table-cell table:style-name="ce29" office:value-type="string">
            <text:p>UNARM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oings</text:p>
          </table:table-cell>
        </table:table-row>
        <table:table-row table:style-name="ro2">
          <table:table-cell table:formula="of:=[.A98]+1" office:value-type="float" office:value="88">
            <text:p>88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AC:Astrophysiqu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99]+1" office:value-type="float" office:value="89">
            <text:p>89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AC:Astronomi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0]+1" office:value-type="float" office:value="90">
            <text:p>90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AC:Philosoph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1]+1" office:value-type="float" office:value="91">
            <text:p>91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AR:Cuisin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2]+1" office:value-type="float" office:value="92">
            <text:p>92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IN:Gastronom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3]+1" office:value-type="float" office:value="93">
            <text:p>93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IN:Bibl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4]+1" office:value-type="float" office:value="94">
            <text:p>94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LA:Espagnol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FREE</text:p>
          </table:table-cell>
          <table:table-cell table:style-name="Default"/>
        </table:table-row>
        <table:table-row table:style-name="ro2">
          <table:table-cell table:formula="of:=[.A105]+1" office:value-type="float" office:value="95">
            <text:p>95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LA:Portug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06]+1" office:value-type="float" office:value="96">
            <text:p>96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LA:Mandari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07]+1" office:value-type="float" office:value="97">
            <text:p>97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LA:Angl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08]+1" office:value-type="float" office:value="98">
            <text:p>98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LA:Franç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09]+1" office:value-type="float" office:value="99">
            <text:p>99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PR:Command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0]+1" office:value-type="float" office:value="100">
            <text:p>100</text:p>
          </table:table-cell>
          <table:table-cell/>
          <table:table-cell office:value-type="string">
            <text:p>KSK</text:p>
          </table:table-cell>
          <table:table-cell table:style-name="ce29" office:value-type="string">
            <text:p>PR:Sécur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11]+1" office:value-type="float" office:value="101">
            <text:p>101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Estevan Valdez</text:p>
          </table:table-cell>
        </table:table-row>
        <table:table-row table:style-name="ro1">
          <table:table-cell table:formula="of:=[.A112]+1" office:value-type="float" office:value="102">
            <text:p>102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Officier de Sécurité</text:p>
          </table:table-cell>
        </table:table-row>
        <table:table-row table:style-name="ro1">
          <table:table-cell table:formula="of:=[.A113]+1" office:value-type="float" office:value="103">
            <text:p>103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-rep</text:p>
          </table:table-cell>
          <table:table-cell office:value-type="float" office:value="40">
            <text:p>4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4]+1" office:value-type="float" office:value="104">
            <text:p>104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-rep</text:p>
          </table:table-cell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5]+1" office:value-type="float" office:value="105">
            <text:p>105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 table:formula="of:=[.A116]+1" office:value-type="float" office:value="106">
            <text:p>106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Garde du Corps</text:p>
          </table:table-cell>
        </table:table-row>
        <table:table-row table:style-name="ro1">
          <table:table-cell table:formula="of:=[.A117]+1" office:value-type="float" office:value="107">
            <text:p>107</text:p>
          </table:table-cell>
          <table:table-cell/>
          <table:table-cell office:value-type="string">
            <text:p>MUSE_NAME</text:p>
          </table:table-cell>
          <table:table-cell table:number-columns-repeated="5"/>
          <table:table-cell office:value-type="string">
            <text:p>Carmen</text:p>
          </table:table-cell>
        </table:table-row>
        <table:table-row table:style-name="ro1">
          <table:table-cell table:formula="of:=[.A118]+1" office:value-type="float" office:value="108">
            <text:p>108</text:p>
          </table:table-cell>
          <table:table-cell/>
          <table:table-cell office:value-type="string">
            <text:p>MUSE_APT</text:p>
          </table:table-cell>
          <table:table-cell table:style-name="ce26" office:value-type="string">
            <text:p>COO</text:p>
          </table:table-cell>
          <table:table-cell table:style-name="Default"/>
          <table:table-cell/>
          <table:table-cell table:style-name="ce2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19]+1" office:value-type="float" office:value="109">
            <text:p>109</text:p>
          </table:table-cell>
          <table:table-cell/>
          <table:table-cell office:value-type="string">
            <text:p>MUSE_APT</text:p>
          </table:table-cell>
          <table:table-cell table:style-name="ce26" office:value-type="string">
            <text:p>REF</text:p>
          </table:table-cell>
          <table:table-cell table:style-name="Default"/>
          <table:table-cell/>
          <table:table-cell table:style-name="ce2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0]+1" office:value-type="float" office:value="110">
            <text:p>110</text:p>
          </table:table-cell>
          <table:table-cell/>
          <table:table-cell office:value-type="string">
            <text:p>MUSE_APT</text:p>
          </table:table-cell>
          <table:table-cell table:style-name="ce26" office:value-type="string">
            <text:p>SOM</text:p>
          </table:table-cell>
          <table:table-cell table:style-name="Default"/>
          <table:table-cell/>
          <table:table-cell table:style-name="ce2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1]+1" office:value-type="float" office:value="111">
            <text:p>111</text:p>
          </table:table-cell>
          <table:table-cell/>
          <table:table-cell office:value-type="string">
            <text:p>MUSE_APT</text:p>
          </table:table-cell>
          <table:table-cell table:style-name="ce26" office:value-type="string">
            <text:p>SAV</text:p>
          </table:table-cell>
          <table:table-cell table:style-name="Default"/>
          <table:table-cell/>
          <table:table-cell table:style-name="ce2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2]+1" office:value-type="float" office:value="112">
            <text:p>112</text:p>
          </table:table-cell>
          <table:table-cell/>
          <table:table-cell office:value-type="string">
            <text:p>MUSE_APT</text:p>
          </table:table-cell>
          <table:table-cell table:style-name="ce26" office:value-type="string">
            <text:p>WIL</text:p>
          </table:table-cell>
          <table:table-cell table:style-name="Default"/>
          <table:table-cell/>
          <table:table-cell table:style-name="ce2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3]+1" office:value-type="float" office:value="113">
            <text:p>113</text:p>
          </table:table-cell>
          <table:table-cell/>
          <table:table-cell office:value-type="string">
            <text:p>MUSE_APT</text:p>
          </table:table-cell>
          <table:table-cell table:style-name="ce26" office:value-type="string">
            <text:p>INT</text:p>
          </table:table-cell>
          <table:table-cell table:style-name="Default"/>
          <table:table-cell/>
          <table:table-cell table:style-name="ce24" office:value-type="string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4]+1" office:value-type="float" office:value="114">
            <text:p>114</text:p>
          </table:table-cell>
          <table:table-cell/>
          <table:table-cell office:value-type="string">
            <text:p>MUSE_APT</text:p>
          </table:table-cell>
          <table:table-cell table:style-name="ce26" office:value-type="string">
            <text:p>COG</text:p>
          </table:table-cell>
          <table:table-cell table:style-name="Default"/>
          <table:table-cell/>
          <table:table-cell table:style-name="ce24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5]+1" office:value-type="float" office:value="115">
            <text:p>115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LA:Espagnol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6]+1" office:value-type="float" office:value="116">
            <text:p>116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AC:Psychologi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7]+1" office:value-type="float" office:value="117">
            <text:p>117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HW:Électroniqu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8]+1" office:value-type="float" office:value="118">
            <text:p>118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INFOSEC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9]+1" office:value-type="float" office:value="119">
            <text:p>119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INTERFACIN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0]+1" office:value-type="float" office:value="120">
            <text:p>120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PR:Comptabil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1]+1" office:value-type="float" office:value="121">
            <text:p>121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PROGRAMMIN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2]+1" office:value-type="float" office:value="122">
            <text:p>122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RESEARCH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3]+1" office:value-type="float" office:value="123">
            <text:p>123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PERCEPTION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4]+1" office:value-type="float" office:value="124">
            <text:p>124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AC:Droit Corp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5]+1" office:value-type="float" office:value="125">
            <text:p>125</text:p>
          </table:table-cell>
          <table:table-cell/>
          <table:table-cell office:value-type="string">
            <text:p>MUSE_SKILL</text:p>
          </table:table-cell>
          <table:table-cell table:style-name="ce26" office:value-type="string">
            <text:p>AC:Chimie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6]+1" office:value-type="float" office:value="126">
            <text:p>126</text:p>
          </table:table-cell>
          <table:table-cell/>
          <table:table-cell office:value-type="string">
            <text:p>MUSE_SKILL</text:p>
          </table:table-cell>
          <table:table-cell office:value-type="string">
            <text:p>PR:Criminel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7]+1" office:value-type="float" office:value="127">
            <text:p>127</text:p>
          </table:table-cell>
          <table:table-cell/>
          <table:table-cell office:value-type="string">
            <text:p>CREDIT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 table:number-rows-repeated="10483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odèle perso" table:style-name="ta1">
        <table:table-column table:style-name="co6" table:default-cell-style-name="Default"/>
        <table:table-column table:style-name="co2" table:number-columns-repeated="2" table:default-cell-style-name="ce24"/>
        <table:table-column table:style-name="co8" table:default-cell-style-name="ce24"/>
        <table:table-column table:style-name="co2" table:default-cell-style-name="ce24"/>
        <table:table-column table:style-name="co2" table:default-cell-style-name="Default"/>
        <table:table-column table:style-name="co2" table:number-columns-repeated="2" table:default-cell-style-name="ce24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1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/>
          <table:table-cell office:value-type="string">
            <text:p>FACTION</text:p>
          </table:table-cell>
          <table:table-cell table:number-columns-repeated="5"/>
          <table:table-cell office:value-type="string">
            <text:p>HYPERCORP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UAL_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IT</text:p>
          </table:table-cell>
          <table:table-cell table:style-name="ce28" office:value-type="string">
            <text:p>SITUATIONAL_AWAREN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28" office:value-type="string">
            <text:p>EDITED_MEMO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28" office:value-type="string">
            <text:p>RIGHT_AT_HOME</text:p>
          </table:table-cell>
          <table:table-cell/>
          <table:table-cell office:value-type="string">
            <text:p>FU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IT</text:p>
          </table:table-cell>
          <table:table-cell table:style-name="ce28" office:value-type="string">
            <text:p>DANGER_SEN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PH_TYPE</text:p>
          </table:table-cell>
          <table:table-cell table:number-columns-repeated="5"/>
          <table:table-cell office:value-type="string">
            <text:p>FURY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table:style-name="ce36" office:value-type="string">
            <text:p>MORPH_ORIGIN</text:p>
          </table:table-cell>
          <table:table-cell table:number-columns-repeated="5"/>
          <table:table-cell office:value-type="string">
            <text:p>BIO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DURABILITY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APT_MAX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SPEED_MOD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MOVEMENT</text:p>
          </table:table-cell>
          <table:table-cell table:number-columns-repeated="5"/>
          <table:table-cell office:value-type="string">
            <text:p>4 / 20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O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INT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REF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AV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ANIMALHANDL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BEAM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BLADE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CLIMB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CLUB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DECEPT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DEMOLITI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DISGUI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FLIGH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FRA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FREE_FAL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FREERUNN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GUNNERY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IMPERSON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INFILTR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INFOSEC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INTERFAC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INTIMID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INVEST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KINESIC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KINETIC_WEAPON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NAV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PALM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PERCEP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PERSUAS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PROGRA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PROTOC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PSYCHOSURGER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RESEARCH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SCROUNG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SEEKER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SPRAY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SWI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THROWING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9" office:value-type="string">
            <text:p>UNARMED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29" office:value-type="string">
            <text:p>ASSAUL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29" office:value-type="string">
            <text:p>CONTR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29" office:value-type="string">
            <text:p>SEN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Notes 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A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E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F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G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I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MUS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E_APT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MUSE_SKILL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CREDITS</text:p>
          </table:table-cell>
          <table:table-cell table:number-columns-repeated="4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I_SLEIGHT</text:p>
          </table:table-cell>
          <table:table-cell table:number-columns-repeated="6"/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énération SQ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row table:style-name="ro2">
          <table:table-cell table:style-name="ce37" office:value-type="string">
            <text:p><text:span text:style-name="T1">insert</text:span><text:span text:style-name="T2"> </text:span><text:span text:style-name="T1">into</text:span><text:span text:style-name="T2"> </text:span><text:span text:style-name="T3">metachars</text:span><text:span text:style-name="T2"> </text:span><text:span text:style-name="T3">(id,</text:span><text:span text:style-name="T2"> </text:span><text:span text:style-name="T3">creationdate,</text:span><text:span text:style-name="T2"> </text:span><text:span text:style-name="T3">name,</text:span><text:span text:style-name="T2"> </text:span><text:span text:style-name="T3">playername,</text:span><text:span text:style-name="T2"> </text:span><text:span text:style-name="T3">game_id)</text:span><text:span text:style-name="T2"> </text:span><text:span text:style-name="T1">values</text:span><text:span text:style-name="T2"> </text:span><text:span text:style-name="T3">(2,</text:span><text:span text:style-name="T2"> </text:span><text:span text:style-name="T3">localtimestamp,</text:span><text:span text:style-name="T2"> </text:span><text:span text:style-name="T4">'Ocho'</text:span><text:span text:style-name="T3">,</text:span><text:span text:style-name="T2"> </text:span><text:span text:style-name="T4">'Bruno'</text:span><text:span text:style-name="T3">,</text:span><text:span text:style-name="T2"> </text:span><text:span text:style-name="T3">1);</text:span></text:p>
          </table:table-cell>
          <table:table-cell table:number-columns-repeated="21"/>
        </table:table-row>
        <table:table-row table:style-name="ro1">
          <table:table-cell table:style-name="ce37" office:value-type="string">
            <text:p>(</text:p>
          </table:table-cell>
          <table:table-cell table:formula="of:=[Personnage.B3]" office:value-type="string" office:string-value="2">
            <text:p>2</text:p>
          </table:table-cell>
          <table:table-cell office:value-type="string">
            <text:p>,localtimestamp,'</text:p>
          </table:table-cell>
          <table:table-cell table:formula="of:=[Personnage.B1]" office:value-type="string" office:string-value="Ocho">
            <text:p>Ocho</text:p>
          </table:table-cell>
          <table:table-cell office:value-type="string">
            <text:p>', '</text:p>
          </table:table-cell>
          <table:table-cell table:formula="of:=[Personnage.B2]" office:value-type="string" office:string-value="Bruno">
            <text:p>Bruno</text:p>
          </table:table-cell>
          <table:table-cell office:value-type="string">
            <text:p>', 1) ;</text:p>
          </table:table-cell>
          <table:table-cell table:number-columns-repeated="15"/>
        </table:table-row>
        <table:table-row table:style-name="ro1" table:number-rows-repeated="10">
          <table:table-cell table:style-name="ce37"/>
          <table:table-cell table:number-columns-repeated="21"/>
        </table:table-row>
        <table:table-row table:style-name="ro2">
          <table:table-cell table:style-name="ce37" office:value-type="string">
            <text:p><text:span text:style-name="T1">insert</text:span><text:span text:style-name="T2"> </text:span><text:span text:style-name="T1">into</text:span><text:span text:style-name="T2"> </text:span><text:span text:style-name="T3">charhistory</text:span><text:span text:style-name="T2"> </text:span><text:span text:style-name="T3">(id,</text:span><text:span text:style-name="T2"> </text:span><text:span text:style-name="T3">cause_id,</text:span><text:span text:style-name="T2"> </text:span><text:span text:style-name="T3">editdate,</text:span><text:span text:style-name="T2"> </text:span><text:span text:style-name="T3">amounttype,</text:span><text:span text:style-name="T2"> </text:span><text:span text:style-name="T3">amount,</text:span><text:span text:style-name="T2"> </text:span><text:span text:style-name="T3">targetkey,</text:span><text:span text:style-name="T2"> </text:span><text:span text:style-name="T3">targetsubkey1,</text:span><text:span text:style-name="T2"> </text:span><text:span text:style-name="T3">targetsubkey2,</text:span><text:span text:style-name="T2"> </text:span><text:span text:style-name="T3">targetsubkey3,</text:span><text:span text:style-name="T2"> </text:span><text:span text:style-name="T1">value</text:span><text:span text:style-name="T3">,</text:span><text:span text:style-name="T2"> </text:span><text:span text:style-name="T3">character_id)</text:span><text:span text:style-name="T2"> </text:span><text:span text:style-name="T1">values</text:span></text:p>
          </table:table-cell>
          <table:table-cell table:number-columns-repeated="21"/>
        </table:table-row>
        <table:table-row table:style-name="ro1">
          <table:table-cell office:value-type="string">
            <text:p>(</text:p>
          </table:table-cell>
          <table:table-cell table:formula="of:=[Personnage.A14]" office:value-type="string" office:string-value="3">
            <text:p>3</text:p>
          </table:table-cell>
          <table:table-cell office:value-type="string">
            <text:p>,</text:p>
          </table:table-cell>
          <table:table-cell table:formula="of:=IF(LEN([Personnage.B14])&gt;0;[Personnage.B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])&gt;0;CONCATENATE(&quot;'&quot;;[Personnage.H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])&gt;0;CONCATENATE(&quot;'&quot;;[Personnage.C14];&quot;'&quot;);&quot;null&quot;)" office:value-type="string" office:string-value="'FACTION'">
            <text:p>'FACTION'</text:p>
          </table:table-cell>
          <table:table-cell office:value-type="string">
            <text:p>,</text:p>
          </table:table-cell>
          <table:table-cell table:formula="of:=IF(LEN([Personnage.D14])&gt;0;CONCATENATE(&quot;'&quot;;[Personnage.D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])&gt;0;CONCATENATE(&quot;'&quot;;[Personnage.E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])&gt;0;CONCATENATE(&quot;'&quot;;[Personnage.F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])&gt;0;CONCATENATE(&quot;'&quot;;[Personnage.I14];&quot;'&quot;);&quot;null&quot;)" office:value-type="string" office:string-value="'FC_HYPERCORP'">
            <text:p>'FC_HYPERCORP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]" office:value-type="float" office:value="4">
            <text:p>4</text:p>
          </table:table-cell>
          <table:table-cell office:value-type="string">
            <text:p>,</text:p>
          </table:table-cell>
          <table:table-cell table:formula="of:=IF(LEN([Personnage.B15])&gt;0;[Personnage.B15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])&gt;0;CONCATENATE(&quot;'&quot;;[Personnage.H1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5])&gt;0;CONCATENATE(&quot;'&quot;;[Personnage.C1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5])&gt;0;CONCATENATE(&quot;'&quot;;[Personnage.D15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E15])&gt;0;CONCATENATE(&quot;'&quot;;[Personnage.E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])&gt;0;CONCATENATE(&quot;'&quot;;[Personnage.F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])&gt;0;CONCATENATE(&quot;'&quot;;[Personnage.I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B16])&gt;0;[Personnage.B16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])&gt;0;CONCATENATE(&quot;'&quot;;[Personnage.H1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6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6])&gt;0;CONCATENATE(&quot;'&quot;;[Personnage.C1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6])&gt;0;CONCATENATE(&quot;'&quot;;[Personnage.D16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6])&gt;0;CONCATENATE(&quot;'&quot;;[Personnage.E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])&gt;0;CONCATENATE(&quot;'&quot;;[Personnage.F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])&gt;0;CONCATENATE(&quot;'&quot;;[Personnage.I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]" office:value-type="float" office:value="6">
            <text:p>6</text:p>
          </table:table-cell>
          <table:table-cell office:value-type="string">
            <text:p>,</text:p>
          </table:table-cell>
          <table:table-cell table:formula="of:=IF(LEN([Personnage.B17])&gt;0;[Personnage.B17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])&gt;0;CONCATENATE(&quot;'&quot;;[Personnage.H1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7])&gt;0;CONCATENATE(&quot;'&quot;;[Personnage.C1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7])&gt;0;CONCATENATE(&quot;'&quot;;[Personnage.D17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7])&gt;0;CONCATENATE(&quot;'&quot;;[Personnage.E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])&gt;0;CONCATENATE(&quot;'&quot;;[Personnage.F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])&gt;0;CONCATENATE(&quot;'&quot;;[Personnage.I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]" office:value-type="float" office:value="7">
            <text:p>7</text:p>
          </table:table-cell>
          <table:table-cell office:value-type="string">
            <text:p>,</text:p>
          </table:table-cell>
          <table:table-cell table:formula="of:=IF(LEN([Personnage.B18])&gt;0;[Personnage.B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8])&gt;0;CONCATENATE(&quot;'&quot;;[Personnage.H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8])&gt;0;CONCATENATE(&quot;'&quot;;[Personnage.C18];&quot;'&quot;);&quot;null&quot;)" office:value-type="string" office:string-value="'GENDER'">
            <text:p>'GENDER'</text:p>
          </table:table-cell>
          <table:table-cell office:value-type="string">
            <text:p>,</text:p>
          </table:table-cell>
          <table:table-cell table:formula="of:=IF(LEN([Personnage.D18])&gt;0;CONCATENATE(&quot;'&quot;;[Personnage.D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])&gt;0;CONCATENATE(&quot;'&quot;;[Personnage.E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])&gt;0;CONCATENATE(&quot;'&quot;;[Personnage.F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8])&gt;0;CONCATENATE(&quot;'&quot;;[Personnage.I18];&quot;'&quot;);&quot;null&quot;)" office:value-type="string" office:string-value="'Masculin'">
            <text:p>'Mascul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]" office:value-type="float" office:value="8">
            <text:p>8</text:p>
          </table:table-cell>
          <table:table-cell office:value-type="string">
            <text:p>,</text:p>
          </table:table-cell>
          <table:table-cell table:formula="of:=IF(LEN([Personnage.B19])&gt;0;[Personnage.B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])&gt;0;CONCATENATE(&quot;'&quot;;[Personnage.H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])&gt;0;CONCATENATE(&quot;'&quot;;[Personnage.C19];&quot;'&quot;);&quot;null&quot;)" office:value-type="string" office:string-value="'BACKGROUND'">
            <text:p>'BACKGROUND'</text:p>
          </table:table-cell>
          <table:table-cell office:value-type="string">
            <text:p>,</text:p>
          </table:table-cell>
          <table:table-cell table:formula="of:=IF(LEN([Personnage.D19])&gt;0;CONCATENATE(&quot;'&quot;;[Personnage.D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])&gt;0;CONCATENATE(&quot;'&quot;;[Personnage.E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])&gt;0;CONCATENATE(&quot;'&quot;;[Personnage.F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])&gt;0;CONCATENATE(&quot;'&quot;;[Personnage.I19];&quot;'&quot;);&quot;null&quot;)" office:value-type="string" office:string-value="'BG_FALL_EVACUEE'">
            <text:p>'BG_FALL_EVACUE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]" office:value-type="float" office:value="9">
            <text:p>9</text:p>
          </table:table-cell>
          <table:table-cell office:value-type="string">
            <text:p>,</text:p>
          </table:table-cell>
          <table:table-cell table:formula="of:=IF(LEN([Personnage.B20])&gt;0;[Personnage.B20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])&gt;0;CONCATENATE(&quot;'&quot;;[Personnage.H2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0])&gt;0;CONCATENATE(&quot;'&quot;;[Personnage.C2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0])&gt;0;CONCATENATE(&quot;'&quot;;[Personnage.D20];&quot;'&quot;);&quot;null&quot;)" office:value-type="string" office:string-value="'PL:V. Terrestres'">
            <text:p>'PL:V. Terrestres'</text:p>
          </table:table-cell>
          <table:table-cell office:value-type="string">
            <text:p>,</text:p>
          </table:table-cell>
          <table:table-cell table:formula="of:=IF(LEN([Personnage.E20])&gt;0;CONCATENATE(&quot;'&quot;;[Personnage.E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])&gt;0;CONCATENATE(&quot;'&quot;;[Personnage.F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])&gt;0;CONCATENATE(&quot;'&quot;;[Personnage.I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B21])&gt;0;[Personnage.B21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])&gt;0;CONCATENATE(&quot;'&quot;;[Personnage.H2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1])&gt;0;CONCATENATE(&quot;'&quot;;[Personnage.C2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1])&gt;0;CONCATENATE(&quot;'&quot;;[Personnage.D21];&quot;'&quot;);&quot;null&quot;)" office:value-type="string" office:string-value="'NW:I-rep'">
            <text:p>'NW:I-rep'</text:p>
          </table:table-cell>
          <table:table-cell office:value-type="string">
            <text:p>,</text:p>
          </table:table-cell>
          <table:table-cell table:formula="of:=IF(LEN([Personnage.E21])&gt;0;CONCATENATE(&quot;'&quot;;[Personnage.E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])&gt;0;CONCATENATE(&quot;'&quot;;[Personnage.F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])&gt;0;CONCATENATE(&quot;'&quot;;[Personnage.I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]" office:value-type="float" office:value="11">
            <text:p>11</text:p>
          </table:table-cell>
          <table:table-cell office:value-type="string">
            <text:p>,</text:p>
          </table:table-cell>
          <table:table-cell table:formula="of:=IF(LEN([Personnage.B22])&gt;0;[Personnage.B22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])&gt;0;CONCATENATE(&quot;'&quot;;[Personnage.H2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2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22])&gt;0;CONCATENATE(&quot;'&quot;;[Personnage.C22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22])&gt;0;CONCATENATE(&quot;'&quot;;[Personnage.D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])&gt;0;CONCATENATE(&quot;'&quot;;[Personnage.E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])&gt;0;CONCATENATE(&quot;'&quot;;[Personnage.F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])&gt;0;CONCATENATE(&quot;'&quot;;[Personnage.I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]" office:value-type="float" office:value="12">
            <text:p>12</text:p>
          </table:table-cell>
          <table:table-cell office:value-type="string">
            <text:p>,</text:p>
          </table:table-cell>
          <table:table-cell table:formula="of:=IF(LEN([Personnage.B23])&gt;0;[Personnage.B23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])&gt;0;CONCATENATE(&quot;'&quot;;[Personnage.H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3]" office:value-type="float" office:value="-2500">
            <text:p>-2500</text:p>
          </table:table-cell>
          <table:table-cell office:value-type="string">
            <text:p>,</text:p>
          </table:table-cell>
          <table:table-cell table:formula="of:=IF(LEN([Personnage.C23])&gt;0;CONCATENATE(&quot;'&quot;;[Personnage.C23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23])&gt;0;CONCATENATE(&quot;'&quot;;[Personnage.D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])&gt;0;CONCATENATE(&quot;'&quot;;[Personnage.E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])&gt;0;CONCATENATE(&quot;'&quot;;[Personnage.F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])&gt;0;CONCATENATE(&quot;'&quot;;[Personnage.I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4]" office:value-type="float" office:value="13">
            <text:p>13</text:p>
          </table:table-cell>
          <table:table-cell office:value-type="string">
            <text:p>,</text:p>
          </table:table-cell>
          <table:table-cell table:formula="of:=IF(LEN([Personnage.B24])&gt;0;[Personnage.B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])&gt;0;CONCATENATE(&quot;'&quot;;[Personnage.H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24])&gt;0;CONCATENATE(&quot;'&quot;;[Personnage.C24];&quot;'&quot;);&quot;null&quot;)" office:value-type="string" office:string-value="'ACTUAL_AGE'">
            <text:p>'ACTUAL_AGE'</text:p>
          </table:table-cell>
          <table:table-cell office:value-type="string">
            <text:p>,</text:p>
          </table:table-cell>
          <table:table-cell table:formula="of:=IF(LEN([Personnage.D24])&gt;0;CONCATENATE(&quot;'&quot;;[Personnage.D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])&gt;0;CONCATENATE(&quot;'&quot;;[Personnage.E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])&gt;0;CONCATENATE(&quot;'&quot;;[Personnage.F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])&gt;0;CONCATENATE(&quot;'&quot;;[Personnage.I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5]" office:value-type="float" office:value="14">
            <text:p>14</text:p>
          </table:table-cell>
          <table:table-cell office:value-type="string">
            <text:p>,</text:p>
          </table:table-cell>
          <table:table-cell table:formula="of:=IF(LEN([Personnage.B25])&gt;0;[Personnage.B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])&gt;0;CONCATENATE(&quot;'&quot;;[Personnage.H2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5])&gt;0;CONCATENATE(&quot;'&quot;;[Personnage.C25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5])&gt;0;CONCATENATE(&quot;'&quot;;[Personnage.D25];&quot;'&quot;);&quot;null&quot;)" office:value-type="string" office:string-value="'SITUATIONAL_AWARENESS'">
            <text:p>'SITUATIONAL_AWARENESS'</text:p>
          </table:table-cell>
          <table:table-cell office:value-type="string">
            <text:p>,</text:p>
          </table:table-cell>
          <table:table-cell table:formula="of:=IF(LEN([Personnage.E25])&gt;0;CONCATENATE(&quot;'&quot;;[Personnage.E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])&gt;0;CONCATENATE(&quot;'&quot;;[Personnage.F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])&gt;0;CONCATENATE(&quot;'&quot;;[Personnage.I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B26])&gt;0;[Personnage.B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6])&gt;0;CONCATENATE(&quot;'&quot;;[Personnage.H2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6]" office:value-type="float" office:value="-10">
            <text:p>-10</text:p>
          </table:table-cell>
          <table:table-cell office:value-type="string">
            <text:p>,</text:p>
          </table:table-cell>
          <table:table-cell table:formula="of:=IF(LEN([Personnage.C26])&gt;0;CONCATENATE(&quot;'&quot;;[Personnage.C26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6])&gt;0;CONCATENATE(&quot;'&quot;;[Personnage.D26];&quot;'&quot;);&quot;null&quot;)" office:value-type="string" office:string-value="'EDITED_MEMORIES'">
            <text:p>'EDITED_MEMORIES'</text:p>
          </table:table-cell>
          <table:table-cell office:value-type="string">
            <text:p>,</text:p>
          </table:table-cell>
          <table:table-cell table:formula="of:=IF(LEN([Personnage.E26])&gt;0;CONCATENATE(&quot;'&quot;;[Personnage.E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6])&gt;0;CONCATENATE(&quot;'&quot;;[Personnage.F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6])&gt;0;CONCATENATE(&quot;'&quot;;[Personnage.I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7]" office:value-type="float" office:value="16">
            <text:p>16</text:p>
          </table:table-cell>
          <table:table-cell office:value-type="string">
            <text:p>,</text:p>
          </table:table-cell>
          <table:table-cell table:formula="of:=IF(LEN([Personnage.B27])&gt;0;[Personnage.B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7])&gt;0;CONCATENATE(&quot;'&quot;;[Personnage.H2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7])&gt;0;CONCATENATE(&quot;'&quot;;[Personnage.C27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7])&gt;0;CONCATENATE(&quot;'&quot;;[Personnage.D27];&quot;'&quot;);&quot;null&quot;)" office:value-type="string" office:string-value="'RIGHT_AT_HOME'">
            <text:p>'RIGHT_AT_HOME'</text:p>
          </table:table-cell>
          <table:table-cell office:value-type="string">
            <text:p>,</text:p>
          </table:table-cell>
          <table:table-cell table:formula="of:=IF(LEN([Personnage.E27])&gt;0;CONCATENATE(&quot;'&quot;;[Personnage.E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7])&gt;0;CONCATENATE(&quot;'&quot;;[Personnage.F27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IF(LEN([Personnage.I27])&gt;0;CONCATENATE(&quot;'&quot;;[Personnage.I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8]" office:value-type="float" office:value="17">
            <text:p>17</text:p>
          </table:table-cell>
          <table:table-cell office:value-type="string">
            <text:p>,</text:p>
          </table:table-cell>
          <table:table-cell table:formula="of:=IF(LEN([Personnage.B28])&gt;0;[Personnage.B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8])&gt;0;CONCATENATE(&quot;'&quot;;[Personnage.H2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8])&gt;0;CONCATENATE(&quot;'&quot;;[Personnage.C28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8])&gt;0;CONCATENATE(&quot;'&quot;;[Personnage.D28];&quot;'&quot;);&quot;null&quot;)" office:value-type="string" office:string-value="'DANGER_SENSE'">
            <text:p>'DANGER_SENSE'</text:p>
          </table:table-cell>
          <table:table-cell office:value-type="string">
            <text:p>,</text:p>
          </table:table-cell>
          <table:table-cell table:formula="of:=IF(LEN([Personnage.E28])&gt;0;CONCATENATE(&quot;'&quot;;[Personnage.E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8])&gt;0;CONCATENATE(&quot;'&quot;;[Personnage.F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8])&gt;0;CONCATENATE(&quot;'&quot;;[Personnage.I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9]" office:value-type="float" office:value="18">
            <text:p>18</text:p>
          </table:table-cell>
          <table:table-cell office:value-type="string">
            <text:p>,</text:p>
          </table:table-cell>
          <table:table-cell table:formula="of:=IF(LEN([Personnage.B29])&gt;0;[Personnage.B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9])&gt;0;CONCATENATE(&quot;'&quot;;[Personnage.H2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9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C29])&gt;0;CONCATENATE(&quot;'&quot;;[Personnage.C29];&quot;'&quot;);&quot;null&quot;)" office:value-type="string" office:string-value="'MORPH_TYPE'">
            <text:p>'MORPH_TYPE'</text:p>
          </table:table-cell>
          <table:table-cell office:value-type="string">
            <text:p>,</text:p>
          </table:table-cell>
          <table:table-cell table:formula="of:=IF(LEN([Personnage.D29])&gt;0;CONCATENATE(&quot;'&quot;;[Personnage.D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9])&gt;0;CONCATENATE(&quot;'&quot;;[Personnage.E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9])&gt;0;CONCATENATE(&quot;'&quot;;[Personnage.F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9])&gt;0;CONCATENATE(&quot;'&quot;;[Personnage.I29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0]" office:value-type="float" office:value="19">
            <text:p>19</text:p>
          </table:table-cell>
          <table:table-cell office:value-type="string">
            <text:p>,</text:p>
          </table:table-cell>
          <table:table-cell table:formula="of:=IF(LEN([Personnage.B30])&gt;0;[Personnage.B30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0])&gt;0;CONCATENATE(&quot;'&quot;;[Personnage.H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0])&gt;0;CONCATENATE(&quot;'&quot;;[Personnage.C30];&quot;'&quot;);&quot;null&quot;)" office:value-type="string" office:string-value="'MORPH_ORIGIN'">
            <text:p>'MORPH_ORIGIN'</text:p>
          </table:table-cell>
          <table:table-cell office:value-type="string">
            <text:p>,</text:p>
          </table:table-cell>
          <table:table-cell table:formula="of:=IF(LEN([Personnage.D30])&gt;0;CONCATENATE(&quot;'&quot;;[Personnage.D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0])&gt;0;CONCATENATE(&quot;'&quot;;[Personnage.E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0])&gt;0;CONCATENATE(&quot;'&quot;;[Personnage.F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0])&gt;0;CONCATENATE(&quot;'&quot;;[Personnage.I30];&quot;'&quot;);&quot;null&quot;)" office:value-type="string" office:string-value="'BIO'">
            <text:p>'BI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B31])&gt;0;[Personnage.B31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1])&gt;0;CONCATENATE(&quot;'&quot;;[Personnage.H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1])&gt;0;CONCATENATE(&quot;'&quot;;[Personnage.C31];&quot;'&quot;);&quot;null&quot;)" office:value-type="string" office:string-value="'MORPH_MOVEMENT'">
            <text:p>'MORPH_MOVEMENT'</text:p>
          </table:table-cell>
          <table:table-cell office:value-type="string">
            <text:p>,</text:p>
          </table:table-cell>
          <table:table-cell table:formula="of:=IF(LEN([Personnage.D31])&gt;0;CONCATENATE(&quot;'&quot;;[Personnage.D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1])&gt;0;CONCATENATE(&quot;'&quot;;[Personnage.E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1])&gt;0;CONCATENATE(&quot;'&quot;;[Personnage.F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1])&gt;0;CONCATENATE(&quot;'&quot;;[Personnage.I31];&quot;'&quot;);&quot;null&quot;)" office:value-type="string" office:string-value="'4 / 20'">
            <text:p>'4 / 20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2]" office:value-type="float" office:value="21">
            <text:p>21</text:p>
          </table:table-cell>
          <table:table-cell office:value-type="string">
            <text:p>,</text:p>
          </table:table-cell>
          <table:table-cell table:formula="of:=IF(LEN([Personnage.B32])&gt;0;[Personnage.B32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2])&gt;0;CONCATENATE(&quot;'&quot;;[Personnage.H3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32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32])&gt;0;CONCATENATE(&quot;'&quot;;[Personnage.C32];&quot;'&quot;);&quot;null&quot;)" office:value-type="string" office:string-value="'MORPH_DURABILITY'">
            <text:p>'MORPH_DURABILITY'</text:p>
          </table:table-cell>
          <table:table-cell office:value-type="string">
            <text:p>,</text:p>
          </table:table-cell>
          <table:table-cell table:formula="of:=IF(LEN([Personnage.D32])&gt;0;CONCATENATE(&quot;'&quot;;[Personnage.D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2])&gt;0;CONCATENATE(&quot;'&quot;;[Personnage.E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2])&gt;0;CONCATENATE(&quot;'&quot;;[Personnage.F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2])&gt;0;CONCATENATE(&quot;'&quot;;[Personnage.I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3]" office:value-type="float" office:value="22">
            <text:p>22</text:p>
          </table:table-cell>
          <table:table-cell office:value-type="string">
            <text:p>,</text:p>
          </table:table-cell>
          <table:table-cell table:formula="of:=IF(LEN([Personnage.B33])&gt;0;[Personnage.B33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3])&gt;0;CONCATENATE(&quot;'&quot;;[Personnage.H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3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3])&gt;0;CONCATENATE(&quot;'&quot;;[Personnage.C33];&quot;'&quot;);&quot;null&quot;)" office:value-type="string" office:string-value="'MORPH_APT_MAX'">
            <text:p>'MORPH_APT_MAX'</text:p>
          </table:table-cell>
          <table:table-cell office:value-type="string">
            <text:p>,</text:p>
          </table:table-cell>
          <table:table-cell table:formula="of:=IF(LEN([Personnage.D33])&gt;0;CONCATENATE(&quot;'&quot;;[Personnage.D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3])&gt;0;CONCATENATE(&quot;'&quot;;[Personnage.E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3])&gt;0;CONCATENATE(&quot;'&quot;;[Personnage.F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3])&gt;0;CONCATENATE(&quot;'&quot;;[Personnage.I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4]" office:value-type="float" office:value="23">
            <text:p>23</text:p>
          </table:table-cell>
          <table:table-cell office:value-type="string">
            <text:p>,</text:p>
          </table:table-cell>
          <table:table-cell table:formula="of:=IF(LEN([Personnage.B34])&gt;0;[Personnage.B34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4])&gt;0;CONCATENATE(&quot;'&quot;;[Personnage.H34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4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4])&gt;0;CONCATENATE(&quot;'&quot;;[Personnage.C3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4])&gt;0;CONCATENATE(&quot;'&quot;;[Personnage.D34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34])&gt;0;CONCATENATE(&quot;'&quot;;[Personnage.E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4])&gt;0;CONCATENATE(&quot;'&quot;;[Personnage.F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4])&gt;0;CONCATENATE(&quot;'&quot;;[Personnage.I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5]" office:value-type="float" office:value="24">
            <text:p>24</text:p>
          </table:table-cell>
          <table:table-cell office:value-type="string">
            <text:p>,</text:p>
          </table:table-cell>
          <table:table-cell table:formula="of:=IF(LEN([Personnage.B35])&gt;0;[Personnage.B35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5])&gt;0;CONCATENATE(&quot;'&quot;;[Personnage.H35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5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5])&gt;0;CONCATENATE(&quot;'&quot;;[Personnage.C3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5])&gt;0;CONCATENATE(&quot;'&quot;;[Personnage.D35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35])&gt;0;CONCATENATE(&quot;'&quot;;[Personnage.E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5])&gt;0;CONCATENATE(&quot;'&quot;;[Personnage.F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5])&gt;0;CONCATENATE(&quot;'&quot;;[Personnage.I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6]" office:value-type="float" office:value="25">
            <text:p>25</text:p>
          </table:table-cell>
          <table:table-cell office:value-type="string">
            <text:p>,</text:p>
          </table:table-cell>
          <table:table-cell table:formula="of:=IF(LEN([Personnage.B36])&gt;0;[Personnage.B36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6])&gt;0;CONCATENATE(&quot;'&quot;;[Personnage.H36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6])&gt;0;CONCATENATE(&quot;'&quot;;[Personnage.C3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6])&gt;0;CONCATENATE(&quot;'&quot;;[Personnage.D36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36])&gt;0;CONCATENATE(&quot;'&quot;;[Personnage.E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6])&gt;0;CONCATENATE(&quot;'&quot;;[Personnage.F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6])&gt;0;CONCATENATE(&quot;'&quot;;[Personnage.I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7]" office:value-type="float" office:value="26">
            <text:p>26</text:p>
          </table:table-cell>
          <table:table-cell office:value-type="string">
            <text:p>,</text:p>
          </table:table-cell>
          <table:table-cell table:formula="of:=IF(LEN([Personnage.B37])&gt;0;[Personnage.B37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7])&gt;0;CONCATENATE(&quot;'&quot;;[Personnage.H37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7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7])&gt;0;CONCATENATE(&quot;'&quot;;[Personnage.C3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7])&gt;0;CONCATENATE(&quot;'&quot;;[Personnage.D37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37])&gt;0;CONCATENATE(&quot;'&quot;;[Personnage.E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7])&gt;0;CONCATENATE(&quot;'&quot;;[Personnage.F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7])&gt;0;CONCATENATE(&quot;'&quot;;[Personnage.I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8]" office:value-type="float" office:value="27">
            <text:p>27</text:p>
          </table:table-cell>
          <table:table-cell office:value-type="string">
            <text:p>,</text:p>
          </table:table-cell>
          <table:table-cell table:formula="of:=IF(LEN([Personnage.B38])&gt;0;[Personnage.B38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8])&gt;0;CONCATENATE(&quot;'&quot;;[Personnage.H38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8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8])&gt;0;CONCATENATE(&quot;'&quot;;[Personnage.C3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8])&gt;0;CONCATENATE(&quot;'&quot;;[Personnage.D38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38])&gt;0;CONCATENATE(&quot;'&quot;;[Personnage.E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8])&gt;0;CONCATENATE(&quot;'&quot;;[Personnage.F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8])&gt;0;CONCATENATE(&quot;'&quot;;[Personnage.I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9]" office:value-type="float" office:value="28">
            <text:p>28</text:p>
          </table:table-cell>
          <table:table-cell office:value-type="string">
            <text:p>,</text:p>
          </table:table-cell>
          <table:table-cell table:formula="of:=IF(LEN([Personnage.B39])&gt;0;[Personnage.B39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9])&gt;0;CONCATENATE(&quot;'&quot;;[Personnage.H39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9])&gt;0;CONCATENATE(&quot;'&quot;;[Personnage.C3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9])&gt;0;CONCATENATE(&quot;'&quot;;[Personnage.D39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39])&gt;0;CONCATENATE(&quot;'&quot;;[Personnage.E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9])&gt;0;CONCATENATE(&quot;'&quot;;[Personnage.F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9])&gt;0;CONCATENATE(&quot;'&quot;;[Personnage.I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0]" office:value-type="float" office:value="29">
            <text:p>29</text:p>
          </table:table-cell>
          <table:table-cell office:value-type="string">
            <text:p>,</text:p>
          </table:table-cell>
          <table:table-cell table:formula="of:=IF(LEN([Personnage.B40])&gt;0;[Personnage.B40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0])&gt;0;CONCATENATE(&quot;'&quot;;[Personnage.H40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0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0])&gt;0;CONCATENATE(&quot;'&quot;;[Personnage.C4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0])&gt;0;CONCATENATE(&quot;'&quot;;[Personnage.D40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40])&gt;0;CONCATENATE(&quot;'&quot;;[Personnage.E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0])&gt;0;CONCATENATE(&quot;'&quot;;[Personnage.F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0])&gt;0;CONCATENATE(&quot;'&quot;;[Personnage.I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B41])&gt;0;[Personnage.B41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1])&gt;0;CONCATENATE(&quot;'&quot;;[Personnage.H41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1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1])&gt;0;CONCATENATE(&quot;'&quot;;[Personnage.C4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1])&gt;0;CONCATENATE(&quot;'&quot;;[Personnage.D41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41])&gt;0;CONCATENATE(&quot;'&quot;;[Personnage.E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1])&gt;0;CONCATENATE(&quot;'&quot;;[Personnage.F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1])&gt;0;CONCATENATE(&quot;'&quot;;[Personnage.I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2]" office:value-type="float" office:value="31">
            <text:p>31</text:p>
          </table:table-cell>
          <table:table-cell office:value-type="string">
            <text:p>,</text:p>
          </table:table-cell>
          <table:table-cell table:formula="of:=IF(LEN([Personnage.B42])&gt;0;[Personnage.B42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2])&gt;0;CONCATENATE(&quot;'&quot;;[Personnage.H42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2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2])&gt;0;CONCATENATE(&quot;'&quot;;[Personnage.C4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2])&gt;0;CONCATENATE(&quot;'&quot;;[Personnage.D42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2])&gt;0;CONCATENATE(&quot;'&quot;;[Personnage.E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2])&gt;0;CONCATENATE(&quot;'&quot;;[Personnage.F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2])&gt;0;CONCATENATE(&quot;'&quot;;[Personnage.I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3]" office:value-type="float" office:value="32">
            <text:p>32</text:p>
          </table:table-cell>
          <table:table-cell office:value-type="string">
            <text:p>,</text:p>
          </table:table-cell>
          <table:table-cell table:formula="of:=IF(LEN([Personnage.B43])&gt;0;[Personnage.B43];&quot;null&quot;)" office:value-type="float" office:value="51">
            <text:p>5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3])&gt;0;CONCATENATE(&quot;'&quot;;[Personnage.H43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3])&gt;0;CONCATENATE(&quot;'&quot;;[Personnage.C4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3])&gt;0;CONCATENATE(&quot;'&quot;;[Personnage.D43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3])&gt;0;CONCATENATE(&quot;'&quot;;[Personnage.E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3])&gt;0;CONCATENATE(&quot;'&quot;;[Personnage.F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3])&gt;0;CONCATENATE(&quot;'&quot;;[Personnage.I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4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B44])&gt;0;[Personnage.B44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4])&gt;0;CONCATENATE(&quot;'&quot;;[Personnage.H44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4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4])&gt;0;CONCATENATE(&quot;'&quot;;[Personnage.C4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4])&gt;0;CONCATENATE(&quot;'&quot;;[Personnage.D44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44])&gt;0;CONCATENATE(&quot;'&quot;;[Personnage.E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4])&gt;0;CONCATENATE(&quot;'&quot;;[Personnage.F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4])&gt;0;CONCATENATE(&quot;'&quot;;[Personnage.I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5]" office:value-type="float" office:value="34">
            <text:p>34</text:p>
          </table:table-cell>
          <table:table-cell office:value-type="string">
            <text:p>,</text:p>
          </table:table-cell>
          <table:table-cell table:formula="of:=IF(LEN([Personnage.B45])&gt;0;[Personnage.B45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5])&gt;0;CONCATENATE(&quot;'&quot;;[Personnage.H45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5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5])&gt;0;CONCATENATE(&quot;'&quot;;[Personnage.C4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5])&gt;0;CONCATENATE(&quot;'&quot;;[Personnage.D45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5])&gt;0;CONCATENATE(&quot;'&quot;;[Personnage.E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5])&gt;0;CONCATENATE(&quot;'&quot;;[Personnage.F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5])&gt;0;CONCATENATE(&quot;'&quot;;[Personnage.I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6]" office:value-type="float" office:value="35">
            <text:p>35</text:p>
          </table:table-cell>
          <table:table-cell office:value-type="string">
            <text:p>,</text:p>
          </table:table-cell>
          <table:table-cell table:formula="of:=IF(LEN([Personnage.B46])&gt;0;[Personnage.B46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6])&gt;0;CONCATENATE(&quot;'&quot;;[Personnage.H46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6])&gt;0;CONCATENATE(&quot;'&quot;;[Personnage.C4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6])&gt;0;CONCATENATE(&quot;'&quot;;[Personnage.D46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6])&gt;0;CONCATENATE(&quot;'&quot;;[Personnage.E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6])&gt;0;CONCATENATE(&quot;'&quot;;[Personnage.F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6])&gt;0;CONCATENATE(&quot;'&quot;;[Personnage.I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7]" office:value-type="float" office:value="36">
            <text:p>36</text:p>
          </table:table-cell>
          <table:table-cell office:value-type="string">
            <text:p>,</text:p>
          </table:table-cell>
          <table:table-cell table:formula="of:=IF(LEN([Personnage.B47])&gt;0;[Personnage.B47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7])&gt;0;CONCATENATE(&quot;'&quot;;[Personnage.H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47]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47])&gt;0;CONCATENATE(&quot;'&quot;;[Personnage.C47];&quot;'&quot;);&quot;null&quot;)" office:value-type="string" office:string-value="'MORPH_SPEED_MOD'">
            <text:p>'MORPH_SPEED_MOD'</text:p>
          </table:table-cell>
          <table:table-cell office:value-type="string">
            <text:p>,</text:p>
          </table:table-cell>
          <table:table-cell table:formula="of:=IF(LEN([Personnage.D47])&gt;0;CONCATENATE(&quot;'&quot;;[Personnage.D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7])&gt;0;CONCATENATE(&quot;'&quot;;[Personnage.E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7])&gt;0;CONCATENATE(&quot;'&quot;;[Personnage.F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7])&gt;0;CONCATENATE(&quot;'&quot;;[Personnage.I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8]" office:value-type="float" office:value="37">
            <text:p>37</text:p>
          </table:table-cell>
          <table:table-cell office:value-type="string">
            <text:p>,</text:p>
          </table:table-cell>
          <table:table-cell table:formula="of:=IF(LEN([Personnage.B48])&gt;0;[Personnage.B48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8])&gt;0;CONCATENATE(&quot;'&quot;;[Personnage.H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48])&gt;0;CONCATENATE(&quot;'&quot;;[Personnage.C4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48])&gt;0;CONCATENATE(&quot;'&quot;;[Personnage.D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8])&gt;0;CONCATENATE(&quot;'&quot;;[Personnage.E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8])&gt;0;CONCATENATE(&quot;'&quot;;[Personnage.F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8])&gt;0;CONCATENATE(&quot;'&quot;;[Personnage.I48];&quot;'&quot;);&quot;null&quot;)" office:value-type="string" office:string-value="'Bio-modes Basiques'">
            <text:p>'Bio-modes Bas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9]" office:value-type="float" office:value="38">
            <text:p>38</text:p>
          </table:table-cell>
          <table:table-cell office:value-type="string">
            <text:p>,</text:p>
          </table:table-cell>
          <table:table-cell table:formula="of:=IF(LEN([Personnage.B49])&gt;0;[Personnage.B49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9])&gt;0;CONCATENATE(&quot;'&quot;;[Personnage.H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49])&gt;0;CONCATENATE(&quot;'&quot;;[Personnage.C4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49])&gt;0;CONCATENATE(&quot;'&quot;;[Personnage.D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9])&gt;0;CONCATENATE(&quot;'&quot;;[Personnage.E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9])&gt;0;CONCATENATE(&quot;'&quot;;[Personnage.F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9])&gt;0;CONCATENATE(&quot;'&quot;;[Personnage.I49];&quot;'&quot;);&quot;null&quot;)" office:value-type="string" office:string-value="'Implants Réseau de Base'">
            <text:p>'Implants Réseau de Bas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0]" office:value-type="float" office:value="39">
            <text:p>39</text:p>
          </table:table-cell>
          <table:table-cell office:value-type="string">
            <text:p>,</text:p>
          </table:table-cell>
          <table:table-cell table:formula="of:=IF(LEN([Personnage.B50])&gt;0;[Personnage.B50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0])&gt;0;CONCATENATE(&quot;'&quot;;[Personnage.H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0])&gt;0;CONCATENATE(&quot;'&quot;;[Personnage.C5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0])&gt;0;CONCATENATE(&quot;'&quot;;[Personnage.D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0])&gt;0;CONCATENATE(&quot;'&quot;;[Personnage.E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0])&gt;0;CONCATENATE(&quot;'&quot;;[Personnage.F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0])&gt;0;CONCATENATE(&quot;'&quot;;[Personnage.I50];&quot;'&quot;);&quot;null&quot;)" office:value-type="string" office:string-value="'Armure Biotissée (légère)'">
            <text:p>'Armure Biotissée (légère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1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B51])&gt;0;[Personnage.B51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1])&gt;0;CONCATENATE(&quot;'&quot;;[Personnage.H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1])&gt;0;CONCATENATE(&quot;'&quot;;[Personnage.C5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1])&gt;0;CONCATENATE(&quot;'&quot;;[Personnage.D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1])&gt;0;CONCATENATE(&quot;'&quot;;[Personnage.E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1])&gt;0;CONCATENATE(&quot;'&quot;;[Personnage.F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1])&gt;0;CONCATENATE(&quot;'&quot;;[Personnage.I51];&quot;'&quot;);&quot;null&quot;)" office:value-type="string" office:string-value="'Pile Corticale'">
            <text:p>'Pile Cortic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2]" office:value-type="float" office:value="41">
            <text:p>41</text:p>
          </table:table-cell>
          <table:table-cell office:value-type="string">
            <text:p>,</text:p>
          </table:table-cell>
          <table:table-cell table:formula="of:=IF(LEN([Personnage.B52])&gt;0;[Personnage.B52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2])&gt;0;CONCATENATE(&quot;'&quot;;[Personnage.H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2])&gt;0;CONCATENATE(&quot;'&quot;;[Personnage.C5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2])&gt;0;CONCATENATE(&quot;'&quot;;[Personnage.D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2])&gt;0;CONCATENATE(&quot;'&quot;;[Personnage.E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2])&gt;0;CONCATENATE(&quot;'&quot;;[Personnage.F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2])&gt;0;CONCATENATE(&quot;'&quot;;[Personnage.I52];&quot;'&quot;);&quot;null&quot;)" office:value-type="string" office:string-value="'Vision Améliorée'">
            <text:p>'Vis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3]" office:value-type="float" office:value="42">
            <text:p>42</text:p>
          </table:table-cell>
          <table:table-cell office:value-type="string">
            <text:p>,</text:p>
          </table:table-cell>
          <table:table-cell table:formula="of:=IF(LEN([Personnage.B53])&gt;0;[Personnage.B53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3])&gt;0;CONCATENATE(&quot;'&quot;;[Personnage.H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3])&gt;0;CONCATENATE(&quot;'&quot;;[Personnage.C5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3])&gt;0;CONCATENATE(&quot;'&quot;;[Personnage.D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3])&gt;0;CONCATENATE(&quot;'&quot;;[Personnage.E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3])&gt;0;CONCATENATE(&quot;'&quot;;[Personnage.F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3])&gt;0;CONCATENATE(&quot;'&quot;;[Personnage.I53];&quot;'&quot;);&quot;null&quot;)" office:value-type="string" office:string-value="'Neurachem (Niveau 1)'">
            <text:p>'Neurachem (Niveau 1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4]" office:value-type="float" office:value="43">
            <text:p>43</text:p>
          </table:table-cell>
          <table:table-cell office:value-type="string">
            <text:p>,</text:p>
          </table:table-cell>
          <table:table-cell table:formula="of:=IF(LEN([Personnage.B54])&gt;0;[Personnage.B54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4])&gt;0;CONCATENATE(&quot;'&quot;;[Personnage.H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4])&gt;0;CONCATENATE(&quot;'&quot;;[Personnage.C5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4])&gt;0;CONCATENATE(&quot;'&quot;;[Personnage.D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4])&gt;0;CONCATENATE(&quot;'&quot;;[Personnage.E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4])&gt;0;CONCATENATE(&quot;'&quot;;[Personnage.F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4])&gt;0;CONCATENATE(&quot;'&quot;;[Personnage.I54];&quot;'&quot;);&quot;null&quot;)" office:value-type="string" office:string-value="'Filtres Toxémiques'">
            <text:p>'Filtres Toxém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5]" office:value-type="float" office:value="44">
            <text:p>44</text:p>
          </table:table-cell>
          <table:table-cell office:value-type="string">
            <text:p>,</text:p>
          </table:table-cell>
          <table:table-cell table:formula="of:=IF(LEN([Personnage.B55])&gt;0;[Personnage.B55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5])&gt;0;CONCATENATE(&quot;'&quot;;[Personnage.H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5])&gt;0;CONCATENATE(&quot;'&quot;;[Personnage.C5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5])&gt;0;CONCATENATE(&quot;'&quot;;[Personnage.D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5])&gt;0;CONCATENATE(&quot;'&quot;;[Personnage.E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5])&gt;0;CONCATENATE(&quot;'&quot;;[Personnage.F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5])&gt;0;CONCATENATE(&quot;'&quot;;[Personnage.I55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6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B56])&gt;0;[Personnage.B56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6])&gt;0;CONCATENATE(&quot;'&quot;;[Personnage.H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6])&gt;0;CONCATENATE(&quot;'&quot;;[Personnage.C5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6])&gt;0;CONCATENATE(&quot;'&quot;;[Personnage.D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6])&gt;0;CONCATENATE(&quot;'&quot;;[Personnage.E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6])&gt;0;CONCATENATE(&quot;'&quot;;[Personnage.F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6])&gt;0;CONCATENATE(&quot;'&quot;;[Personnage.I56];&quot;'&quot;);&quot;null&quot;)" office:value-type="string" office:string-value="'Augmentation Mnémonique'">
            <text:p>'Augmentation Mnémon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7]" office:value-type="float" office:value="46">
            <text:p>46</text:p>
          </table:table-cell>
          <table:table-cell office:value-type="string">
            <text:p>,</text:p>
          </table:table-cell>
          <table:table-cell table:formula="of:=IF(LEN([Personnage.B57])&gt;0;[Personnage.B57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7])&gt;0;CONCATENATE(&quot;'&quot;;[Personnage.H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7])&gt;0;CONCATENATE(&quot;'&quot;;[Personnage.C5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7])&gt;0;CONCATENATE(&quot;'&quot;;[Personnage.D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7])&gt;0;CONCATENATE(&quot;'&quot;;[Personnage.E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7])&gt;0;CONCATENATE(&quot;'&quot;;[Personnage.F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7])&gt;0;CONCATENATE(&quot;'&quot;;[Personnage.I57];&quot;'&quot;);&quot;null&quot;)" office:value-type="string" office:string-value="'Ouïe Améliorée'">
            <text:p>'Ouïe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8]" office:value-type="float" office:value="47">
            <text:p>47</text:p>
          </table:table-cell>
          <table:table-cell office:value-type="string">
            <text:p>,</text:p>
          </table:table-cell>
          <table:table-cell table:formula="of:=IF(LEN([Personnage.B58])&gt;0;[Personnage.B58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8])&gt;0;CONCATENATE(&quot;'&quot;;[Personnage.H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8])&gt;0;CONCATENATE(&quot;'&quot;;[Personnage.C5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8])&gt;0;CONCATENATE(&quot;'&quot;;[Personnage.D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8])&gt;0;CONCATENATE(&quot;'&quot;;[Personnage.E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8])&gt;0;CONCATENATE(&quot;'&quot;;[Personnage.F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8])&gt;0;CONCATENATE(&quot;'&quot;;[Personnage.I58];&quot;'&quot;);&quot;null&quot;)" office:value-type="string" office:string-value="'Émetteur Térahertz'">
            <text:p>'Émetteur Térahert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9]" office:value-type="float" office:value="48">
            <text:p>48</text:p>
          </table:table-cell>
          <table:table-cell office:value-type="string">
            <text:p>,</text:p>
          </table:table-cell>
          <table:table-cell table:formula="of:=IF(LEN([Personnage.B59])&gt;0;[Personnage.B59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9])&gt;0;CONCATENATE(&quot;'&quot;;[Personnage.H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9])&gt;0;CONCATENATE(&quot;'&quot;;[Personnage.C5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9])&gt;0;CONCATENATE(&quot;'&quot;;[Personnage.D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9])&gt;0;CONCATENATE(&quot;'&quot;;[Personnage.E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9])&gt;0;CONCATENATE(&quot;'&quot;;[Personnage.F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9])&gt;0;CONCATENATE(&quot;'&quot;;[Personnage.I59];&quot;'&quot;);&quot;null&quot;)" office:value-type="string" office:string-value="'Médicachines'">
            <text:p>'Médicachin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0]" office:value-type="float" office:value="49">
            <text:p>49</text:p>
          </table:table-cell>
          <table:table-cell office:value-type="string">
            <text:p>,</text:p>
          </table:table-cell>
          <table:table-cell table:formula="of:=IF(LEN([Personnage.B60])&gt;0;[Personnage.B60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0])&gt;0;CONCATENATE(&quot;'&quot;;[Personnage.H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0])&gt;0;CONCATENATE(&quot;'&quot;;[Personnage.C6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0])&gt;0;CONCATENATE(&quot;'&quot;;[Personnage.D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0])&gt;0;CONCATENATE(&quot;'&quot;;[Personnage.E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0])&gt;0;CONCATENATE(&quot;'&quot;;[Personnage.F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0])&gt;0;CONCATENATE(&quot;'&quot;;[Personnage.I60];&quot;'&quot;);&quot;null&quot;)" office:value-type="string" office:string-value="'Nanophages'">
            <text:p>'Nanophag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1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B61])&gt;0;[Personnage.B61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1])&gt;0;CONCATENATE(&quot;'&quot;;[Personnage.H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1])&gt;0;CONCATENATE(&quot;'&quot;;[Personnage.C6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1])&gt;0;CONCATENATE(&quot;'&quot;;[Personnage.D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1])&gt;0;CONCATENATE(&quot;'&quot;;[Personnage.E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1])&gt;0;CONCATENATE(&quot;'&quot;;[Personnage.F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1])&gt;0;CONCATENATE(&quot;'&quot;;[Personnage.I61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2]" office:value-type="float" office:value="51">
            <text:p>51</text:p>
          </table:table-cell>
          <table:table-cell office:value-type="string">
            <text:p>,</text:p>
          </table:table-cell>
          <table:table-cell table:formula="of:=IF(LEN([Personnage.B62])&gt;0;[Personnage.B62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2])&gt;0;CONCATENATE(&quot;'&quot;;[Personnage.H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2])&gt;0;CONCATENATE(&quot;'&quot;;[Personnage.C6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2])&gt;0;CONCATENATE(&quot;'&quot;;[Personnage.D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2])&gt;0;CONCATENATE(&quot;'&quot;;[Personnage.E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2])&gt;0;CONCATENATE(&quot;'&quot;;[Personnage.F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2])&gt;0;CONCATENATE(&quot;'&quot;;[Personnage.I62];&quot;'&quot;);&quot;null&quot;)" office:value-type="string" office:string-value="'Stimulation Surrénale'">
            <text:p>'Stimulation Surrén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3]" office:value-type="float" office:value="52">
            <text:p>52</text:p>
          </table:table-cell>
          <table:table-cell office:value-type="string">
            <text:p>,</text:p>
          </table:table-cell>
          <table:table-cell table:formula="of:=IF(LEN([Personnage.B63])&gt;0;[Personnage.B63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3])&gt;0;CONCATENATE(&quot;'&quot;;[Personnage.H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3])&gt;0;CONCATENATE(&quot;'&quot;;[Personnage.C6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3])&gt;0;CONCATENATE(&quot;'&quot;;[Personnage.D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3])&gt;0;CONCATENATE(&quot;'&quot;;[Personnage.E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3])&gt;0;CONCATENATE(&quot;'&quot;;[Personnage.F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3])&gt;0;CONCATENATE(&quot;'&quot;;[Personnage.I63];&quot;'&quot;);&quot;null&quot;)" office:value-type="string" office:string-value="'Régulation Thermique'">
            <text:p>'Régulation Therm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4]" office:value-type="float" office:value="53">
            <text:p>53</text:p>
          </table:table-cell>
          <table:table-cell office:value-type="string">
            <text:p>,</text:p>
          </table:table-cell>
          <table:table-cell table:formula="of:=IF(LEN([Personnage.B64])&gt;0;[Personnage.B64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4])&gt;0;CONCATENATE(&quot;'&quot;;[Personnage.H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4])&gt;0;CONCATENATE(&quot;'&quot;;[Personnage.C6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4])&gt;0;CONCATENATE(&quot;'&quot;;[Personnage.D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4])&gt;0;CONCATENATE(&quot;'&quot;;[Personnage.E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4])&gt;0;CONCATENATE(&quot;'&quot;;[Personnage.F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4])&gt;0;CONCATENATE(&quot;'&quot;;[Personnage.I64];&quot;'&quot;);&quot;null&quot;)" office:value-type="string" office:string-value="'Respiration Améliorée'">
            <text:p>'Respirat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5]" office:value-type="float" office:value="54">
            <text:p>54</text:p>
          </table:table-cell>
          <table:table-cell office:value-type="string">
            <text:p>,</text:p>
          </table:table-cell>
          <table:table-cell table:formula="of:=IF(LEN([Personnage.B65])&gt;0;[Personnage.B65];&quot;null&quot;)" office:value-type="float" office:value="18">
            <text:p>1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5])&gt;0;CONCATENATE(&quot;'&quot;;[Personnage.H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5])&gt;0;CONCATENATE(&quot;'&quot;;[Personnage.C65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D65])&gt;0;CONCATENATE(&quot;'&quot;;[Personnage.D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5])&gt;0;CONCATENATE(&quot;'&quot;;[Personnage.E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5])&gt;0;CONCATENATE(&quot;'&quot;;[Personnage.F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5])&gt;0;CONCATENATE(&quot;'&quot;;[Personnage.I65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6]" office:value-type="float" office:value="55">
            <text:p>55</text:p>
          </table:table-cell>
          <table:table-cell office:value-type="string">
            <text:p>,</text:p>
          </table:table-cell>
          <table:table-cell table:formula="of:=IF(LEN([Personnage.B66])&gt;0;[Personnage.B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6])&gt;0;CONCATENATE(&quot;'&quot;;[Personnage.H6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6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66])&gt;0;CONCATENATE(&quot;'&quot;;[Personnage.C6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66])&gt;0;CONCATENATE(&quot;'&quot;;[Personnage.D66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66])&gt;0;CONCATENATE(&quot;'&quot;;[Personnage.E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6])&gt;0;CONCATENATE(&quot;'&quot;;[Personnage.F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6])&gt;0;CONCATENATE(&quot;'&quot;;[Personnage.I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7]" office:value-type="float" office:value="56">
            <text:p>56</text:p>
          </table:table-cell>
          <table:table-cell office:value-type="string">
            <text:p>,</text:p>
          </table:table-cell>
          <table:table-cell table:formula="of:=IF(LEN([Personnage.B67])&gt;0;[Personnage.B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7])&gt;0;CONCATENATE(&quot;'&quot;;[Personnage.H6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67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67])&gt;0;CONCATENATE(&quot;'&quot;;[Personnage.C6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67])&gt;0;CONCATENATE(&quot;'&quot;;[Personnage.D67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67])&gt;0;CONCATENATE(&quot;'&quot;;[Personnage.E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7])&gt;0;CONCATENATE(&quot;'&quot;;[Personnage.F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7])&gt;0;CONCATENATE(&quot;'&quot;;[Personnage.I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8]" office:value-type="float" office:value="57">
            <text:p>57</text:p>
          </table:table-cell>
          <table:table-cell office:value-type="string">
            <text:p>,</text:p>
          </table:table-cell>
          <table:table-cell table:formula="of:=IF(LEN([Personnage.B68])&gt;0;[Personnage.B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8])&gt;0;CONCATENATE(&quot;'&quot;;[Personnage.H6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68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68])&gt;0;CONCATENATE(&quot;'&quot;;[Personnage.C6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68])&gt;0;CONCATENATE(&quot;'&quot;;[Personnage.D68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68])&gt;0;CONCATENATE(&quot;'&quot;;[Personnage.E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8])&gt;0;CONCATENATE(&quot;'&quot;;[Personnage.F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8])&gt;0;CONCATENATE(&quot;'&quot;;[Personnage.I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9]" office:value-type="float" office:value="58">
            <text:p>58</text:p>
          </table:table-cell>
          <table:table-cell office:value-type="string">
            <text:p>,</text:p>
          </table:table-cell>
          <table:table-cell table:formula="of:=IF(LEN([Personnage.B69])&gt;0;[Personnage.B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9])&gt;0;CONCATENATE(&quot;'&quot;;[Personnage.H6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9])&gt;0;CONCATENATE(&quot;'&quot;;[Personnage.C6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69])&gt;0;CONCATENATE(&quot;'&quot;;[Personnage.D69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69])&gt;0;CONCATENATE(&quot;'&quot;;[Personnage.E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9])&gt;0;CONCATENATE(&quot;'&quot;;[Personnage.F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9])&gt;0;CONCATENATE(&quot;'&quot;;[Personnage.I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0]" office:value-type="float" office:value="59">
            <text:p>59</text:p>
          </table:table-cell>
          <table:table-cell office:value-type="string">
            <text:p>,</text:p>
          </table:table-cell>
          <table:table-cell table:formula="of:=IF(LEN([Personnage.B70])&gt;0;[Personnage.B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0])&gt;0;CONCATENATE(&quot;'&quot;;[Personnage.H7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0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0])&gt;0;CONCATENATE(&quot;'&quot;;[Personnage.C7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0])&gt;0;CONCATENATE(&quot;'&quot;;[Personnage.D70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0])&gt;0;CONCATENATE(&quot;'&quot;;[Personnage.E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0])&gt;0;CONCATENATE(&quot;'&quot;;[Personnage.F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0])&gt;0;CONCATENATE(&quot;'&quot;;[Personnage.I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1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B71])&gt;0;[Personnage.B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1])&gt;0;CONCATENATE(&quot;'&quot;;[Personnage.H7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1])&gt;0;CONCATENATE(&quot;'&quot;;[Personnage.C7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1])&gt;0;CONCATENATE(&quot;'&quot;;[Personnage.D71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1])&gt;0;CONCATENATE(&quot;'&quot;;[Personnage.E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1])&gt;0;CONCATENATE(&quot;'&quot;;[Personnage.F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1])&gt;0;CONCATENATE(&quot;'&quot;;[Personnage.I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2]" office:value-type="float" office:value="61">
            <text:p>61</text:p>
          </table:table-cell>
          <table:table-cell office:value-type="string">
            <text:p>,</text:p>
          </table:table-cell>
          <table:table-cell table:formula="of:=IF(LEN([Personnage.B72])&gt;0;[Personnage.B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2])&gt;0;CONCATENATE(&quot;'&quot;;[Personnage.H7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2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72])&gt;0;CONCATENATE(&quot;'&quot;;[Personnage.C7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2])&gt;0;CONCATENATE(&quot;'&quot;;[Personnage.D72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2])&gt;0;CONCATENATE(&quot;'&quot;;[Personnage.E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2])&gt;0;CONCATENATE(&quot;'&quot;;[Personnage.F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2])&gt;0;CONCATENATE(&quot;'&quot;;[Personnage.I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3]" office:value-type="float" office:value="62">
            <text:p>62</text:p>
          </table:table-cell>
          <table:table-cell office:value-type="string">
            <text:p>,</text:p>
          </table:table-cell>
          <table:table-cell table:formula="of:=IF(LEN([Personnage.B73])&gt;0;[Personnage.B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3])&gt;0;CONCATENATE(&quot;'&quot;;[Personnage.H7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3])&gt;0;CONCATENATE(&quot;'&quot;;[Personnage.C7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3])&gt;0;CONCATENATE(&quot;'&quot;;[Personnage.D73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3])&gt;0;CONCATENATE(&quot;'&quot;;[Personnage.E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3])&gt;0;CONCATENATE(&quot;'&quot;;[Personnage.F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3])&gt;0;CONCATENATE(&quot;'&quot;;[Personnage.I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4]" office:value-type="float" office:value="63">
            <text:p>63</text:p>
          </table:table-cell>
          <table:table-cell office:value-type="string">
            <text:p>,</text:p>
          </table:table-cell>
          <table:table-cell table:formula="of:=IF(LEN([Personnage.B74])&gt;0;[Personnage.B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4])&gt;0;CONCATENATE(&quot;'&quot;;[Personnage.H7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4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4])&gt;0;CONCATENATE(&quot;'&quot;;[Personnage.C7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4])&gt;0;CONCATENATE(&quot;'&quot;;[Personnage.D74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4])&gt;0;CONCATENATE(&quot;'&quot;;[Personnage.E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4])&gt;0;CONCATENATE(&quot;'&quot;;[Personnage.F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4])&gt;0;CONCATENATE(&quot;'&quot;;[Personnage.I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5]" office:value-type="float" office:value="64">
            <text:p>64</text:p>
          </table:table-cell>
          <table:table-cell office:value-type="string">
            <text:p>,</text:p>
          </table:table-cell>
          <table:table-cell table:formula="of:=IF(LEN([Personnage.B75])&gt;0;[Personnage.B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5])&gt;0;CONCATENATE(&quot;'&quot;;[Personnage.H7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5])&gt;0;CONCATENATE(&quot;'&quot;;[Personnage.C7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5])&gt;0;CONCATENATE(&quot;'&quot;;[Personnage.D75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5])&gt;0;CONCATENATE(&quot;'&quot;;[Personnage.E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5])&gt;0;CONCATENATE(&quot;'&quot;;[Personnage.F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5])&gt;0;CONCATENATE(&quot;'&quot;;[Personnage.I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6]" office:value-type="float" office:value="65">
            <text:p>65</text:p>
          </table:table-cell>
          <table:table-cell office:value-type="string">
            <text:p>,</text:p>
          </table:table-cell>
          <table:table-cell table:formula="of:=IF(LEN([Personnage.B76])&gt;0;[Personnage.B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6])&gt;0;CONCATENATE(&quot;'&quot;;[Personnage.H7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6])&gt;0;CONCATENATE(&quot;'&quot;;[Personnage.C7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6])&gt;0;CONCATENATE(&quot;'&quot;;[Personnage.D76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76])&gt;0;CONCATENATE(&quot;'&quot;;[Personnage.E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6])&gt;0;CONCATENATE(&quot;'&quot;;[Personnage.F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6])&gt;0;CONCATENATE(&quot;'&quot;;[Personnage.I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7]" office:value-type="float" office:value="66">
            <text:p>66</text:p>
          </table:table-cell>
          <table:table-cell office:value-type="string">
            <text:p>,</text:p>
          </table:table-cell>
          <table:table-cell table:formula="of:=IF(LEN([Personnage.B77])&gt;0;[Personnage.B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7])&gt;0;CONCATENATE(&quot;'&quot;;[Personnage.H7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7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77])&gt;0;CONCATENATE(&quot;'&quot;;[Personnage.C7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7])&gt;0;CONCATENATE(&quot;'&quot;;[Personnage.D77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77])&gt;0;CONCATENATE(&quot;'&quot;;[Personnage.E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7])&gt;0;CONCATENATE(&quot;'&quot;;[Personnage.F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7])&gt;0;CONCATENATE(&quot;'&quot;;[Personnage.I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8]" office:value-type="float" office:value="67">
            <text:p>67</text:p>
          </table:table-cell>
          <table:table-cell office:value-type="string">
            <text:p>,</text:p>
          </table:table-cell>
          <table:table-cell table:formula="of:=IF(LEN([Personnage.B78])&gt;0;[Personnage.B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8])&gt;0;CONCATENATE(&quot;'&quot;;[Personnage.H7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8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78])&gt;0;CONCATENATE(&quot;'&quot;;[Personnage.C7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8])&gt;0;CONCATENATE(&quot;'&quot;;[Personnage.D78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78])&gt;0;CONCATENATE(&quot;'&quot;;[Personnage.E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8])&gt;0;CONCATENATE(&quot;'&quot;;[Personnage.F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8])&gt;0;CONCATENATE(&quot;'&quot;;[Personnage.I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9]" office:value-type="float" office:value="68">
            <text:p>68</text:p>
          </table:table-cell>
          <table:table-cell office:value-type="string">
            <text:p>,</text:p>
          </table:table-cell>
          <table:table-cell table:formula="of:=IF(LEN([Personnage.B79])&gt;0;[Personnage.B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9])&gt;0;CONCATENATE(&quot;'&quot;;[Personnage.H7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9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79])&gt;0;CONCATENATE(&quot;'&quot;;[Personnage.C7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9])&gt;0;CONCATENATE(&quot;'&quot;;[Personnage.D79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79])&gt;0;CONCATENATE(&quot;'&quot;;[Personnage.E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9])&gt;0;CONCATENATE(&quot;'&quot;;[Personnage.F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9])&gt;0;CONCATENATE(&quot;'&quot;;[Personnage.I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0]" office:value-type="float" office:value="69">
            <text:p>69</text:p>
          </table:table-cell>
          <table:table-cell office:value-type="string">
            <text:p>,</text:p>
          </table:table-cell>
          <table:table-cell table:formula="of:=IF(LEN([Personnage.B80])&gt;0;[Personnage.B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0])&gt;0;CONCATENATE(&quot;'&quot;;[Personnage.H8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80])&gt;0;CONCATENATE(&quot;'&quot;;[Personnage.C80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80])&gt;0;CONCATENATE(&quot;'&quot;;[Personnage.D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0])&gt;0;CONCATENATE(&quot;'&quot;;[Personnage.E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0])&gt;0;CONCATENATE(&quot;'&quot;;[Personnage.F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0])&gt;0;CONCATENATE(&quot;'&quot;;[Personnage.I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1]" office:value-type="float" office:value="70">
            <text:p>70</text:p>
          </table:table-cell>
          <table:table-cell office:value-type="string">
            <text:p>,</text:p>
          </table:table-cell>
          <table:table-cell table:formula="of:=IF(LEN([Personnage.B81])&gt;0;[Personnage.B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1])&gt;0;CONCATENATE(&quot;'&quot;;[Personnage.H8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1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1])&gt;0;CONCATENATE(&quot;'&quot;;[Personnage.C8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1])&gt;0;CONCATENATE(&quot;'&quot;;[Personnage.D81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1])&gt;0;CONCATENATE(&quot;'&quot;;[Personnage.E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1])&gt;0;CONCATENATE(&quot;'&quot;;[Personnage.F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1])&gt;0;CONCATENATE(&quot;'&quot;;[Personnage.I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2]" office:value-type="float" office:value="71">
            <text:p>71</text:p>
          </table:table-cell>
          <table:table-cell office:value-type="string">
            <text:p>,</text:p>
          </table:table-cell>
          <table:table-cell table:formula="of:=IF(LEN([Personnage.B82])&gt;0;[Personnage.B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2])&gt;0;CONCATENATE(&quot;'&quot;;[Personnage.H82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82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82])&gt;0;CONCATENATE(&quot;'&quot;;[Personnage.C8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2])&gt;0;CONCATENATE(&quot;'&quot;;[Personnage.D82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2])&gt;0;CONCATENATE(&quot;'&quot;;[Personnage.E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2])&gt;0;CONCATENATE(&quot;'&quot;;[Personnage.F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2])&gt;0;CONCATENATE(&quot;'&quot;;[Personnage.I82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3]" office:value-type="float" office:value="72">
            <text:p>72</text:p>
          </table:table-cell>
          <table:table-cell office:value-type="string">
            <text:p>,</text:p>
          </table:table-cell>
          <table:table-cell table:formula="of:=IF(LEN([Personnage.B83])&gt;0;[Personnage.B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3])&gt;0;CONCATENATE(&quot;'&quot;;[Personnage.H8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3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83])&gt;0;CONCATENATE(&quot;'&quot;;[Personnage.C8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3])&gt;0;CONCATENATE(&quot;'&quot;;[Personnage.D83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3])&gt;0;CONCATENATE(&quot;'&quot;;[Personnage.E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3])&gt;0;CONCATENATE(&quot;'&quot;;[Personnage.F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3])&gt;0;CONCATENATE(&quot;'&quot;;[Personnage.I83];&quot;'&quot;);&quot;null&quot;)" office:value-type="string" office:string-value="'Sp :Aplomb'">
            <text:p>'Sp :Aplomb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4]" office:value-type="float" office:value="73">
            <text:p>73</text:p>
          </table:table-cell>
          <table:table-cell office:value-type="string">
            <text:p>,</text:p>
          </table:table-cell>
          <table:table-cell table:formula="of:=IF(LEN([Personnage.B84])&gt;0;[Personnage.B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4])&gt;0;CONCATENATE(&quot;'&quot;;[Personnage.H8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4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84])&gt;0;CONCATENATE(&quot;'&quot;;[Personnage.C8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4])&gt;0;CONCATENATE(&quot;'&quot;;[Personnage.D84];&quot;'&quot;);&quot;null&quot;)" office:value-type="string" office:string-value="'DEMOLITIONS'">
            <text:p>'DEMOLITIONS'</text:p>
          </table:table-cell>
          <table:table-cell office:value-type="string">
            <text:p>,</text:p>
          </table:table-cell>
          <table:table-cell table:formula="of:=IF(LEN([Personnage.E84])&gt;0;CONCATENATE(&quot;'&quot;;[Personnage.E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4])&gt;0;CONCATENATE(&quot;'&quot;;[Personnage.F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4])&gt;0;CONCATENATE(&quot;'&quot;;[Personnage.I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5]" office:value-type="float" office:value="74">
            <text:p>74</text:p>
          </table:table-cell>
          <table:table-cell office:value-type="string">
            <text:p>,</text:p>
          </table:table-cell>
          <table:table-cell table:formula="of:=IF(LEN([Personnage.B85])&gt;0;[Personnage.B8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5])&gt;0;CONCATENATE(&quot;'&quot;;[Personnage.H8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5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5])&gt;0;CONCATENATE(&quot;'&quot;;[Personnage.C8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5])&gt;0;CONCATENATE(&quot;'&quot;;[Personnage.D85];&quot;'&quot;);&quot;null&quot;)" office:value-type="string" office:string-value="'FRAY'">
            <text:p>'FRAY'</text:p>
          </table:table-cell>
          <table:table-cell office:value-type="string">
            <text:p>,</text:p>
          </table:table-cell>
          <table:table-cell table:formula="of:=IF(LEN([Personnage.E85])&gt;0;CONCATENATE(&quot;'&quot;;[Personnage.E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5])&gt;0;CONCATENATE(&quot;'&quot;;[Personnage.F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5])&gt;0;CONCATENATE(&quot;'&quot;;[Personnage.I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6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B86])&gt;0;[Personnage.B8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6])&gt;0;CONCATENATE(&quot;'&quot;;[Personnage.H8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6])&gt;0;CONCATENATE(&quot;'&quot;;[Personnage.C8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6])&gt;0;CONCATENATE(&quot;'&quot;;[Personnage.D86];&quot;'&quot;);&quot;null&quot;)" office:value-type="string" office:string-value="'FREERUNNING'">
            <text:p>'FREERUNNING'</text:p>
          </table:table-cell>
          <table:table-cell office:value-type="string">
            <text:p>,</text:p>
          </table:table-cell>
          <table:table-cell table:formula="of:=IF(LEN([Personnage.E86])&gt;0;CONCATENATE(&quot;'&quot;;[Personnage.E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6])&gt;0;CONCATENATE(&quot;'&quot;;[Personnage.F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6])&gt;0;CONCATENATE(&quot;'&quot;;[Personnage.I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7]" office:value-type="float" office:value="76">
            <text:p>76</text:p>
          </table:table-cell>
          <table:table-cell office:value-type="string">
            <text:p>,</text:p>
          </table:table-cell>
          <table:table-cell table:formula="of:=IF(LEN([Personnage.B87])&gt;0;[Personnage.B8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7])&gt;0;CONCATENATE(&quot;'&quot;;[Personnage.H8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7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87])&gt;0;CONCATENATE(&quot;'&quot;;[Personnage.C8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7])&gt;0;CONCATENATE(&quot;'&quot;;[Personnage.D87];&quot;'&quot;);&quot;null&quot;)" office:value-type="string" office:string-value="'INFILTRATION'">
            <text:p>'INFILTRATION'</text:p>
          </table:table-cell>
          <table:table-cell office:value-type="string">
            <text:p>,</text:p>
          </table:table-cell>
          <table:table-cell table:formula="of:=IF(LEN([Personnage.E87])&gt;0;CONCATENATE(&quot;'&quot;;[Personnage.E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7])&gt;0;CONCATENATE(&quot;'&quot;;[Personnage.F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7])&gt;0;CONCATENATE(&quot;'&quot;;[Personnage.I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8]" office:value-type="float" office:value="77">
            <text:p>77</text:p>
          </table:table-cell>
          <table:table-cell office:value-type="string">
            <text:p>,</text:p>
          </table:table-cell>
          <table:table-cell table:formula="of:=IF(LEN([Personnage.B88])&gt;0;[Personnage.B8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8])&gt;0;CONCATENATE(&quot;'&quot;;[Personnage.H8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8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C88])&gt;0;CONCATENATE(&quot;'&quot;;[Personnage.C8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8])&gt;0;CONCATENATE(&quot;'&quot;;[Personnage.D88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88])&gt;0;CONCATENATE(&quot;'&quot;;[Personnage.E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8])&gt;0;CONCATENATE(&quot;'&quot;;[Personnage.F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8])&gt;0;CONCATENATE(&quot;'&quot;;[Personnage.I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9]" office:value-type="float" office:value="78">
            <text:p>78</text:p>
          </table:table-cell>
          <table:table-cell office:value-type="string">
            <text:p>,</text:p>
          </table:table-cell>
          <table:table-cell table:formula="of:=IF(LEN([Personnage.B89])&gt;0;[Personnage.B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9])&gt;0;CONCATENATE(&quot;'&quot;;[Personnage.H8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9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89])&gt;0;CONCATENATE(&quot;'&quot;;[Personnage.C8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9])&gt;0;CONCATENATE(&quot;'&quot;;[Personnage.D89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89])&gt;0;CONCATENATE(&quot;'&quot;;[Personnage.E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9])&gt;0;CONCATENATE(&quot;'&quot;;[Personnage.F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9])&gt;0;CONCATENATE(&quot;'&quot;;[Personnage.I89];&quot;'&quot;);&quot;null&quot;)" office:value-type="string" office:string-value="'Sp : Physique'">
            <text:p>'Sp : Phys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0]" office:value-type="float" office:value="79">
            <text:p>79</text:p>
          </table:table-cell>
          <table:table-cell office:value-type="string">
            <text:p>,</text:p>
          </table:table-cell>
          <table:table-cell table:formula="of:=IF(LEN([Personnage.B90])&gt;0;[Personnage.B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0])&gt;0;CONCATENATE(&quot;'&quot;;[Personnage.H9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90])&gt;0;CONCATENATE(&quot;'&quot;;[Personnage.C9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0])&gt;0;CONCATENATE(&quot;'&quot;;[Personnage.D90];&quot;'&quot;);&quot;null&quot;)" office:value-type="string" office:string-value="'INVESTIGATION'">
            <text:p>'INVESTIGATION'</text:p>
          </table:table-cell>
          <table:table-cell office:value-type="string">
            <text:p>,</text:p>
          </table:table-cell>
          <table:table-cell table:formula="of:=IF(LEN([Personnage.E90])&gt;0;CONCATENATE(&quot;'&quot;;[Personnage.E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0])&gt;0;CONCATENATE(&quot;'&quot;;[Personnage.F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0])&gt;0;CONCATENATE(&quot;'&quot;;[Personnage.I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1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B91])&gt;0;[Personnage.B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1])&gt;0;CONCATENATE(&quot;'&quot;;[Personnage.H9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1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1])&gt;0;CONCATENATE(&quot;'&quot;;[Personnage.C9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1])&gt;0;CONCATENATE(&quot;'&quot;;[Personnage.D91];&quot;'&quot;);&quot;null&quot;)" office:value-type="string" office:string-value="'KINESICS'">
            <text:p>'KINESICS'</text:p>
          </table:table-cell>
          <table:table-cell office:value-type="string">
            <text:p>,</text:p>
          </table:table-cell>
          <table:table-cell table:formula="of:=IF(LEN([Personnage.E91])&gt;0;CONCATENATE(&quot;'&quot;;[Personnage.E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1])&gt;0;CONCATENATE(&quot;'&quot;;[Personnage.F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1])&gt;0;CONCATENATE(&quot;'&quot;;[Personnage.I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2]" office:value-type="float" office:value="81">
            <text:p>81</text:p>
          </table:table-cell>
          <table:table-cell office:value-type="string">
            <text:p>,</text:p>
          </table:table-cell>
          <table:table-cell table:formula="of:=IF(LEN([Personnage.B92])&gt;0;[Personnage.B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2])&gt;0;CONCATENATE(&quot;'&quot;;[Personnage.H9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2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C92])&gt;0;CONCATENATE(&quot;'&quot;;[Personnage.C9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2])&gt;0;CONCATENATE(&quot;'&quot;;[Personnage.D92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2])&gt;0;CONCATENATE(&quot;'&quot;;[Personnage.E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2])&gt;0;CONCATENATE(&quot;'&quot;;[Personnage.F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2])&gt;0;CONCATENATE(&quot;'&quot;;[Personnage.I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3]" office:value-type="float" office:value="82">
            <text:p>82</text:p>
          </table:table-cell>
          <table:table-cell office:value-type="string">
            <text:p>,</text:p>
          </table:table-cell>
          <table:table-cell table:formula="of:=IF(LEN([Personnage.B93])&gt;0;[Personnage.B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3])&gt;0;CONCATENATE(&quot;'&quot;;[Personnage.H9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3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3])&gt;0;CONCATENATE(&quot;'&quot;;[Personnage.C9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3])&gt;0;CONCATENATE(&quot;'&quot;;[Personnage.D93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3])&gt;0;CONCATENATE(&quot;'&quot;;[Personnage.E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3])&gt;0;CONCATENATE(&quot;'&quot;;[Personnage.F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3])&gt;0;CONCATENATE(&quot;'&quot;;[Personnage.I93];&quot;'&quot;);&quot;null&quot;)" office:value-type="string" office:string-value="'Sp : Pistolets'">
            <text:p>'Sp : Pistolet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4]" office:value-type="float" office:value="83">
            <text:p>83</text:p>
          </table:table-cell>
          <table:table-cell office:value-type="string">
            <text:p>,</text:p>
          </table:table-cell>
          <table:table-cell table:formula="of:=IF(LEN([Personnage.B94])&gt;0;[Personnage.B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4])&gt;0;CONCATENATE(&quot;'&quot;;[Personnage.H9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4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4])&gt;0;CONCATENATE(&quot;'&quot;;[Personnage.C9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4])&gt;0;CONCATENATE(&quot;'&quot;;[Personnage.D94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94])&gt;0;CONCATENATE(&quot;'&quot;;[Personnage.E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4])&gt;0;CONCATENATE(&quot;'&quot;;[Personnage.F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4])&gt;0;CONCATENATE(&quot;'&quot;;[Personnage.I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5]" office:value-type="float" office:value="84">
            <text:p>84</text:p>
          </table:table-cell>
          <table:table-cell office:value-type="string">
            <text:p>,</text:p>
          </table:table-cell>
          <table:table-cell table:formula="of:=IF(LEN([Personnage.B95])&gt;0;[Personnage.B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5])&gt;0;CONCATENATE(&quot;'&quot;;[Personnage.H9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5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5])&gt;0;CONCATENATE(&quot;'&quot;;[Personnage.C9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5])&gt;0;CONCATENATE(&quot;'&quot;;[Personnage.D95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5])&gt;0;CONCATENATE(&quot;'&quot;;[Personnage.E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5])&gt;0;CONCATENATE(&quot;'&quot;;[Personnage.F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5])&gt;0;CONCATENATE(&quot;'&quot;;[Personnage.I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6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B96])&gt;0;[Personnage.B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6])&gt;0;CONCATENATE(&quot;'&quot;;[Personnage.H9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6])&gt;0;CONCATENATE(&quot;'&quot;;[Personnage.C9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6])&gt;0;CONCATENATE(&quot;'&quot;;[Personnage.D96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6])&gt;0;CONCATENATE(&quot;'&quot;;[Personnage.E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6])&gt;0;CONCATENATE(&quot;'&quot;;[Personnage.F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6])&gt;0;CONCATENATE(&quot;'&quot;;[Personnage.I96];&quot;'&quot;);&quot;null&quot;)" office:value-type="string" office:string-value="'Sp : Grenades'">
            <text:p>'Sp : Grenad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7]" office:value-type="float" office:value="86">
            <text:p>86</text:p>
          </table:table-cell>
          <table:table-cell office:value-type="string">
            <text:p>,</text:p>
          </table:table-cell>
          <table:table-cell table:formula="of:=IF(LEN([Personnage.B97])&gt;0;[Personnage.B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7])&gt;0;CONCATENATE(&quot;'&quot;;[Personnage.H9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97])&gt;0;CONCATENATE(&quot;'&quot;;[Personnage.C9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7])&gt;0;CONCATENATE(&quot;'&quot;;[Personnage.D97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97])&gt;0;CONCATENATE(&quot;'&quot;;[Personnage.E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7])&gt;0;CONCATENATE(&quot;'&quot;;[Personnage.F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7])&gt;0;CONCATENATE(&quot;'&quot;;[Personnage.I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8]" office:value-type="float" office:value="87">
            <text:p>87</text:p>
          </table:table-cell>
          <table:table-cell office:value-type="string">
            <text:p>,</text:p>
          </table:table-cell>
          <table:table-cell table:formula="of:=IF(LEN([Personnage.B98])&gt;0;[Personnage.B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8])&gt;0;CONCATENATE(&quot;'&quot;;[Personnage.H9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8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8])&gt;0;CONCATENATE(&quot;'&quot;;[Personnage.C9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8])&gt;0;CONCATENATE(&quot;'&quot;;[Personnage.D98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98])&gt;0;CONCATENATE(&quot;'&quot;;[Personnage.E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8])&gt;0;CONCATENATE(&quot;'&quot;;[Personnage.F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8])&gt;0;CONCATENATE(&quot;'&quot;;[Personnage.I98];&quot;'&quot;);&quot;null&quot;)" office:value-type="string" office:string-value="'SP : Poings'">
            <text:p>'SP : Poing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9]" office:value-type="float" office:value="88">
            <text:p>88</text:p>
          </table:table-cell>
          <table:table-cell office:value-type="string">
            <text:p>,</text:p>
          </table:table-cell>
          <table:table-cell table:formula="of:=IF(LEN([Personnage.B99])&gt;0;[Personnage.B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9])&gt;0;CONCATENATE(&quot;'&quot;;[Personnage.H9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9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99])&gt;0;CONCATENATE(&quot;'&quot;;[Personnage.C99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99])&gt;0;CONCATENATE(&quot;'&quot;;[Personnage.D99];&quot;'&quot;);&quot;null&quot;)" office:value-type="string" office:string-value="'AC:Astrophysique'">
            <text:p>'AC:Astrophysique'</text:p>
          </table:table-cell>
          <table:table-cell office:value-type="string">
            <text:p>,</text:p>
          </table:table-cell>
          <table:table-cell table:formula="of:=IF(LEN([Personnage.E99])&gt;0;CONCATENATE(&quot;'&quot;;[Personnage.E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9])&gt;0;CONCATENATE(&quot;'&quot;;[Personnage.F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9])&gt;0;CONCATENATE(&quot;'&quot;;[Personnage.I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0]" office:value-type="float" office:value="89">
            <text:p>89</text:p>
          </table:table-cell>
          <table:table-cell office:value-type="string">
            <text:p>,</text:p>
          </table:table-cell>
          <table:table-cell table:formula="of:=IF(LEN([Personnage.B100])&gt;0;[Personnage.B1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0])&gt;0;CONCATENATE(&quot;'&quot;;[Personnage.H10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0])&gt;0;CONCATENATE(&quot;'&quot;;[Personnage.C100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0])&gt;0;CONCATENATE(&quot;'&quot;;[Personnage.D100];&quot;'&quot;);&quot;null&quot;)" office:value-type="string" office:string-value="'AC:Astronomie'">
            <text:p>'AC:Astronomie'</text:p>
          </table:table-cell>
          <table:table-cell office:value-type="string">
            <text:p>,</text:p>
          </table:table-cell>
          <table:table-cell table:formula="of:=IF(LEN([Personnage.E100])&gt;0;CONCATENATE(&quot;'&quot;;[Personnage.E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0])&gt;0;CONCATENATE(&quot;'&quot;;[Personnage.F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0])&gt;0;CONCATENATE(&quot;'&quot;;[Personnage.I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1]" office:value-type="float" office:value="90">
            <text:p>90</text:p>
          </table:table-cell>
          <table:table-cell office:value-type="string">
            <text:p>,</text:p>
          </table:table-cell>
          <table:table-cell table:formula="of:=IF(LEN([Personnage.B101])&gt;0;[Personnage.B1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1])&gt;0;CONCATENATE(&quot;'&quot;;[Personnage.H10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1])&gt;0;CONCATENATE(&quot;'&quot;;[Personnage.C101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1])&gt;0;CONCATENATE(&quot;'&quot;;[Personnage.D101];&quot;'&quot;);&quot;null&quot;)" office:value-type="string" office:string-value="'AC:Philosophie'">
            <text:p>'AC:Philosophie'</text:p>
          </table:table-cell>
          <table:table-cell office:value-type="string">
            <text:p>,</text:p>
          </table:table-cell>
          <table:table-cell table:formula="of:=IF(LEN([Personnage.E101])&gt;0;CONCATENATE(&quot;'&quot;;[Personnage.E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1])&gt;0;CONCATENATE(&quot;'&quot;;[Personnage.F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1])&gt;0;CONCATENATE(&quot;'&quot;;[Personnage.I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2]" office:value-type="float" office:value="91">
            <text:p>91</text:p>
          </table:table-cell>
          <table:table-cell office:value-type="string">
            <text:p>,</text:p>
          </table:table-cell>
          <table:table-cell table:formula="of:=IF(LEN([Personnage.B102])&gt;0;[Personnage.B1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2])&gt;0;CONCATENATE(&quot;'&quot;;[Personnage.H10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2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102])&gt;0;CONCATENATE(&quot;'&quot;;[Personnage.C10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2])&gt;0;CONCATENATE(&quot;'&quot;;[Personnage.D102];&quot;'&quot;);&quot;null&quot;)" office:value-type="string" office:string-value="'AR:Cuisine'">
            <text:p>'AR:Cuisine'</text:p>
          </table:table-cell>
          <table:table-cell office:value-type="string">
            <text:p>,</text:p>
          </table:table-cell>
          <table:table-cell table:formula="of:=IF(LEN([Personnage.E102])&gt;0;CONCATENATE(&quot;'&quot;;[Personnage.E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2])&gt;0;CONCATENATE(&quot;'&quot;;[Personnage.F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2])&gt;0;CONCATENATE(&quot;'&quot;;[Personnage.I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3]" office:value-type="float" office:value="92">
            <text:p>92</text:p>
          </table:table-cell>
          <table:table-cell office:value-type="string">
            <text:p>,</text:p>
          </table:table-cell>
          <table:table-cell table:formula="of:=IF(LEN([Personnage.B103])&gt;0;[Personnage.B1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3])&gt;0;CONCATENATE(&quot;'&quot;;[Personnage.H10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3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3])&gt;0;CONCATENATE(&quot;'&quot;;[Personnage.C10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3])&gt;0;CONCATENATE(&quot;'&quot;;[Personnage.D103];&quot;'&quot;);&quot;null&quot;)" office:value-type="string" office:string-value="'IN:Gastronomie'">
            <text:p>'IN:Gastronomie'</text:p>
          </table:table-cell>
          <table:table-cell office:value-type="string">
            <text:p>,</text:p>
          </table:table-cell>
          <table:table-cell table:formula="of:=IF(LEN([Personnage.E103])&gt;0;CONCATENATE(&quot;'&quot;;[Personnage.E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3])&gt;0;CONCATENATE(&quot;'&quot;;[Personnage.F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3])&gt;0;CONCATENATE(&quot;'&quot;;[Personnage.I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4]" office:value-type="float" office:value="93">
            <text:p>93</text:p>
          </table:table-cell>
          <table:table-cell office:value-type="string">
            <text:p>,</text:p>
          </table:table-cell>
          <table:table-cell table:formula="of:=IF(LEN([Personnage.B104])&gt;0;[Personnage.B1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4])&gt;0;CONCATENATE(&quot;'&quot;;[Personnage.H10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4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04])&gt;0;CONCATENATE(&quot;'&quot;;[Personnage.C10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4])&gt;0;CONCATENATE(&quot;'&quot;;[Personnage.D104];&quot;'&quot;);&quot;null&quot;)" office:value-type="string" office:string-value="'IN:Bible'">
            <text:p>'IN:Bible'</text:p>
          </table:table-cell>
          <table:table-cell office:value-type="string">
            <text:p>,</text:p>
          </table:table-cell>
          <table:table-cell table:formula="of:=IF(LEN([Personnage.E104])&gt;0;CONCATENATE(&quot;'&quot;;[Personnage.E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4])&gt;0;CONCATENATE(&quot;'&quot;;[Personnage.F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4])&gt;0;CONCATENATE(&quot;'&quot;;[Personnage.I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5]" office:value-type="float" office:value="94">
            <text:p>94</text:p>
          </table:table-cell>
          <table:table-cell office:value-type="string">
            <text:p>,</text:p>
          </table:table-cell>
          <table:table-cell table:formula="of:=IF(LEN([Personnage.B105])&gt;0;[Personnage.B1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5])&gt;0;CONCATENATE(&quot;'&quot;;[Personnage.H10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05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C105])&gt;0;CONCATENATE(&quot;'&quot;;[Personnage.C105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5])&gt;0;CONCATENATE(&quot;'&quot;;[Personnage.D105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05])&gt;0;CONCATENATE(&quot;'&quot;;[Personnage.E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5])&gt;0;CONCATENATE(&quot;'&quot;;[Personnage.F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5])&gt;0;CONCATENATE(&quot;'&quot;;[Personnage.I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6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B106])&gt;0;[Personnage.B1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6])&gt;0;CONCATENATE(&quot;'&quot;;[Personnage.H106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06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6])&gt;0;CONCATENATE(&quot;'&quot;;[Personnage.C106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6])&gt;0;CONCATENATE(&quot;'&quot;;[Personnage.D106];&quot;'&quot;);&quot;null&quot;)" office:value-type="string" office:string-value="'LA:Portugais'">
            <text:p>'LA:Portugais'</text:p>
          </table:table-cell>
          <table:table-cell office:value-type="string">
            <text:p>,</text:p>
          </table:table-cell>
          <table:table-cell table:formula="of:=IF(LEN([Personnage.E106])&gt;0;CONCATENATE(&quot;'&quot;;[Personnage.E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6])&gt;0;CONCATENATE(&quot;'&quot;;[Personnage.F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6])&gt;0;CONCATENATE(&quot;'&quot;;[Personnage.I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7]" office:value-type="float" office:value="96">
            <text:p>96</text:p>
          </table:table-cell>
          <table:table-cell office:value-type="string">
            <text:p>,</text:p>
          </table:table-cell>
          <table:table-cell table:formula="of:=IF(LEN([Personnage.B107])&gt;0;[Personnage.B1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7])&gt;0;CONCATENATE(&quot;'&quot;;[Personnage.H107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0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7])&gt;0;CONCATENATE(&quot;'&quot;;[Personnage.C107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7])&gt;0;CONCATENATE(&quot;'&quot;;[Personnage.D107];&quot;'&quot;);&quot;null&quot;)" office:value-type="string" office:string-value="'LA:Mandarin'">
            <text:p>'LA:Mandarin'</text:p>
          </table:table-cell>
          <table:table-cell office:value-type="string">
            <text:p>,</text:p>
          </table:table-cell>
          <table:table-cell table:formula="of:=IF(LEN([Personnage.E107])&gt;0;CONCATENATE(&quot;'&quot;;[Personnage.E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7])&gt;0;CONCATENATE(&quot;'&quot;;[Personnage.F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7])&gt;0;CONCATENATE(&quot;'&quot;;[Personnage.I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8]" office:value-type="float" office:value="97">
            <text:p>97</text:p>
          </table:table-cell>
          <table:table-cell office:value-type="string">
            <text:p>,</text:p>
          </table:table-cell>
          <table:table-cell table:formula="of:=IF(LEN([Personnage.B108])&gt;0;[Personnage.B1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8])&gt;0;CONCATENATE(&quot;'&quot;;[Personnage.H108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0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8])&gt;0;CONCATENATE(&quot;'&quot;;[Personnage.C108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8])&gt;0;CONCATENATE(&quot;'&quot;;[Personnage.D108];&quot;'&quot;);&quot;null&quot;)" office:value-type="string" office:string-value="'LA:Anglais'">
            <text:p>'LA:Anglais'</text:p>
          </table:table-cell>
          <table:table-cell office:value-type="string">
            <text:p>,</text:p>
          </table:table-cell>
          <table:table-cell table:formula="of:=IF(LEN([Personnage.E108])&gt;0;CONCATENATE(&quot;'&quot;;[Personnage.E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8])&gt;0;CONCATENATE(&quot;'&quot;;[Personnage.F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8])&gt;0;CONCATENATE(&quot;'&quot;;[Personnage.I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9]" office:value-type="float" office:value="98">
            <text:p>98</text:p>
          </table:table-cell>
          <table:table-cell office:value-type="string">
            <text:p>,</text:p>
          </table:table-cell>
          <table:table-cell table:formula="of:=IF(LEN([Personnage.B109])&gt;0;[Personnage.B1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9])&gt;0;CONCATENATE(&quot;'&quot;;[Personnage.H109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09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9])&gt;0;CONCATENATE(&quot;'&quot;;[Personnage.C109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9])&gt;0;CONCATENATE(&quot;'&quot;;[Personnage.D109];&quot;'&quot;);&quot;null&quot;)" office:value-type="string" office:string-value="'LA:Français'">
            <text:p>'LA:Français'</text:p>
          </table:table-cell>
          <table:table-cell office:value-type="string">
            <text:p>,</text:p>
          </table:table-cell>
          <table:table-cell table:formula="of:=IF(LEN([Personnage.E109])&gt;0;CONCATENATE(&quot;'&quot;;[Personnage.E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9])&gt;0;CONCATENATE(&quot;'&quot;;[Personnage.F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9])&gt;0;CONCATENATE(&quot;'&quot;;[Personnage.I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0]" office:value-type="float" office:value="99">
            <text:p>99</text:p>
          </table:table-cell>
          <table:table-cell office:value-type="string">
            <text:p>,</text:p>
          </table:table-cell>
          <table:table-cell table:formula="of:=IF(LEN([Personnage.B110])&gt;0;[Personnage.B1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0])&gt;0;CONCATENATE(&quot;'&quot;;[Personnage.H11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0])&gt;0;CONCATENATE(&quot;'&quot;;[Personnage.C110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0])&gt;0;CONCATENATE(&quot;'&quot;;[Personnage.D110];&quot;'&quot;);&quot;null&quot;)" office:value-type="string" office:string-value="'PR:Commando'">
            <text:p>'PR:Commando'</text:p>
          </table:table-cell>
          <table:table-cell office:value-type="string">
            <text:p>,</text:p>
          </table:table-cell>
          <table:table-cell table:formula="of:=IF(LEN([Personnage.E110])&gt;0;CONCATENATE(&quot;'&quot;;[Personnage.E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0])&gt;0;CONCATENATE(&quot;'&quot;;[Personnage.F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0])&gt;0;CONCATENATE(&quot;'&quot;;[Personnage.I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1]" office:value-type="float" office:value="100">
            <text:p>100</text:p>
          </table:table-cell>
          <table:table-cell office:value-type="string">
            <text:p>,</text:p>
          </table:table-cell>
          <table:table-cell table:formula="of:=IF(LEN([Personnage.B111])&gt;0;[Personnage.B1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1])&gt;0;CONCATENATE(&quot;'&quot;;[Personnage.H11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1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11])&gt;0;CONCATENATE(&quot;'&quot;;[Personnage.C111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1])&gt;0;CONCATENATE(&quot;'&quot;;[Personnage.D111];&quot;'&quot;);&quot;null&quot;)" office:value-type="string" office:string-value="'PR:Sécurité'">
            <text:p>'PR:Sécurité'</text:p>
          </table:table-cell>
          <table:table-cell office:value-type="string">
            <text:p>,</text:p>
          </table:table-cell>
          <table:table-cell table:formula="of:=IF(LEN([Personnage.E111])&gt;0;CONCATENATE(&quot;'&quot;;[Personnage.E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1])&gt;0;CONCATENATE(&quot;'&quot;;[Personnage.F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1])&gt;0;CONCATENATE(&quot;'&quot;;[Personnage.I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2]" office:value-type="float" office:value="101">
            <text:p>101</text:p>
          </table:table-cell>
          <table:table-cell office:value-type="string">
            <text:p>,</text:p>
          </table:table-cell>
          <table:table-cell table:formula="of:=IF(LEN([Personnage.B112])&gt;0;[Personnage.B1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2])&gt;0;CONCATENATE(&quot;'&quot;;[Personnage.H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2])&gt;0;CONCATENATE(&quot;'&quot;;[Personnage.C112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2])&gt;0;CONCATENATE(&quot;'&quot;;[Personnage.D112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2])&gt;0;CONCATENATE(&quot;'&quot;;[Personnage.E112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2])&gt;0;CONCATENATE(&quot;'&quot;;[Personnage.F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2])&gt;0;CONCATENATE(&quot;'&quot;;[Personnage.I112];&quot;'&quot;);&quot;null&quot;)" office:value-type="string" office:string-value="'Estevan Valdez'">
            <text:p>'Estevan Valde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3]" office:value-type="float" office:value="102">
            <text:p>102</text:p>
          </table:table-cell>
          <table:table-cell office:value-type="string">
            <text:p>,</text:p>
          </table:table-cell>
          <table:table-cell table:formula="of:=IF(LEN([Personnage.B113])&gt;0;[Personnage.B1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3])&gt;0;CONCATENATE(&quot;'&quot;;[Personnage.H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3])&gt;0;CONCATENATE(&quot;'&quot;;[Personnage.C113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3])&gt;0;CONCATENATE(&quot;'&quot;;[Personnage.D113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3])&gt;0;CONCATENATE(&quot;'&quot;;[Personnage.E113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13])&gt;0;CONCATENATE(&quot;'&quot;;[Personnage.F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3])&gt;0;CONCATENATE(&quot;'&quot;;[Personnage.I113];&quot;'&quot;);&quot;null&quot;)" office:value-type="string" office:string-value="'Officier de Sécurité'">
            <text:p>'Officier de 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4]" office:value-type="float" office:value="103">
            <text:p>103</text:p>
          </table:table-cell>
          <table:table-cell office:value-type="string">
            <text:p>,</text:p>
          </table:table-cell>
          <table:table-cell table:formula="of:=IF(LEN([Personnage.B114])&gt;0;[Personnage.B1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4])&gt;0;CONCATENATE(&quot;'&quot;;[Personnage.H11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4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4])&gt;0;CONCATENATE(&quot;'&quot;;[Personnage.C114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4])&gt;0;CONCATENATE(&quot;'&quot;;[Personnage.D114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4])&gt;0;CONCATENATE(&quot;'&quot;;[Personnage.E114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4])&gt;0;CONCATENATE(&quot;'&quot;;[Personnage.F114];&quot;'&quot;);&quot;null&quot;)" office:value-type="string" office:string-value="'C-rep'">
            <text:p>'C-rep'</text:p>
          </table:table-cell>
          <table:table-cell office:value-type="string">
            <text:p>,</text:p>
          </table:table-cell>
          <table:table-cell table:formula="of:=IF(LEN([Personnage.I114])&gt;0;CONCATENATE(&quot;'&quot;;[Personnage.I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5]" office:value-type="float" office:value="104">
            <text:p>104</text:p>
          </table:table-cell>
          <table:table-cell office:value-type="string">
            <text:p>,</text:p>
          </table:table-cell>
          <table:table-cell table:formula="of:=IF(LEN([Personnage.B115])&gt;0;[Personnage.B1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5])&gt;0;CONCATENATE(&quot;'&quot;;[Personnage.H11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5])&gt;0;CONCATENATE(&quot;'&quot;;[Personnage.C115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5])&gt;0;CONCATENATE(&quot;'&quot;;[Personnage.D115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5])&gt;0;CONCATENATE(&quot;'&quot;;[Personnage.E115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5])&gt;0;CONCATENATE(&quot;'&quot;;[Personnage.F115];&quot;'&quot;);&quot;null&quot;)" office:value-type="string" office:string-value="'R-rep'">
            <text:p>'R-rep'</text:p>
          </table:table-cell>
          <table:table-cell office:value-type="string">
            <text:p>,</text:p>
          </table:table-cell>
          <table:table-cell table:formula="of:=IF(LEN([Personnage.I115])&gt;0;CONCATENATE(&quot;'&quot;;[Personnage.I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6]" office:value-type="float" office:value="105">
            <text:p>105</text:p>
          </table:table-cell>
          <table:table-cell office:value-type="string">
            <text:p>,</text:p>
          </table:table-cell>
          <table:table-cell table:formula="of:=IF(LEN([Personnage.B116])&gt;0;[Personnage.B1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6])&gt;0;CONCATENATE(&quot;'&quot;;[Personnage.H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6])&gt;0;CONCATENATE(&quot;'&quot;;[Personnage.C116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6])&gt;0;CONCATENATE(&quot;'&quot;;[Personnage.D116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16])&gt;0;CONCATENATE(&quot;'&quot;;[Personnage.E116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6])&gt;0;CONCATENATE(&quot;'&quot;;[Personnage.F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6])&gt;0;CONCATENATE(&quot;'&quot;;[Personnage.I116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7]" office:value-type="float" office:value="106">
            <text:p>106</text:p>
          </table:table-cell>
          <table:table-cell office:value-type="string">
            <text:p>,</text:p>
          </table:table-cell>
          <table:table-cell table:formula="of:=IF(LEN([Personnage.B117])&gt;0;[Personnage.B1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7])&gt;0;CONCATENATE(&quot;'&quot;;[Personnage.H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7])&gt;0;CONCATENATE(&quot;'&quot;;[Personnage.C117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7])&gt;0;CONCATENATE(&quot;'&quot;;[Personnage.D117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17])&gt;0;CONCATENATE(&quot;'&quot;;[Personnage.E117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17])&gt;0;CONCATENATE(&quot;'&quot;;[Personnage.F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7])&gt;0;CONCATENATE(&quot;'&quot;;[Personnage.I117];&quot;'&quot;);&quot;null&quot;)" office:value-type="string" office:string-value="'Garde du Corps'">
            <text:p>'Garde du Corp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8]" office:value-type="float" office:value="107">
            <text:p>107</text:p>
          </table:table-cell>
          <table:table-cell office:value-type="string">
            <text:p>,</text:p>
          </table:table-cell>
          <table:table-cell table:formula="of:=IF(LEN([Personnage.B118])&gt;0;[Personnage.B1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8])&gt;0;CONCATENATE(&quot;'&quot;;[Personnage.H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8])&gt;0;CONCATENATE(&quot;'&quot;;[Personnage.C118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D118])&gt;0;CONCATENATE(&quot;'&quot;;[Personnage.D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8])&gt;0;CONCATENATE(&quot;'&quot;;[Personnage.E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8])&gt;0;CONCATENATE(&quot;'&quot;;[Personnage.F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8])&gt;0;CONCATENATE(&quot;'&quot;;[Personnage.I118];&quot;'&quot;);&quot;null&quot;)" office:value-type="string" office:string-value="'Carmen'">
            <text:p>'Carm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9]" office:value-type="float" office:value="108">
            <text:p>108</text:p>
          </table:table-cell>
          <table:table-cell office:value-type="string">
            <text:p>,</text:p>
          </table:table-cell>
          <table:table-cell table:formula="of:=IF(LEN([Personnage.B119])&gt;0;[Personnage.B1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9])&gt;0;CONCATENATE(&quot;'&quot;;[Personnage.H11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19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19])&gt;0;CONCATENATE(&quot;'&quot;;[Personnage.C119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19])&gt;0;CONCATENATE(&quot;'&quot;;[Personnage.D119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119])&gt;0;CONCATENATE(&quot;'&quot;;[Personnage.E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9])&gt;0;CONCATENATE(&quot;'&quot;;[Personnage.F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9])&gt;0;CONCATENATE(&quot;'&quot;;[Personnage.I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0]" office:value-type="float" office:value="109">
            <text:p>109</text:p>
          </table:table-cell>
          <table:table-cell office:value-type="string">
            <text:p>,</text:p>
          </table:table-cell>
          <table:table-cell table:formula="of:=IF(LEN([Personnage.B120])&gt;0;[Personnage.B1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0])&gt;0;CONCATENATE(&quot;'&quot;;[Personnage.H12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0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0])&gt;0;CONCATENATE(&quot;'&quot;;[Personnage.C120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0])&gt;0;CONCATENATE(&quot;'&quot;;[Personnage.D120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120])&gt;0;CONCATENATE(&quot;'&quot;;[Personnage.E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0])&gt;0;CONCATENATE(&quot;'&quot;;[Personnage.F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0])&gt;0;CONCATENATE(&quot;'&quot;;[Personnage.I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1]" office:value-type="float" office:value="110">
            <text:p>110</text:p>
          </table:table-cell>
          <table:table-cell office:value-type="string">
            <text:p>,</text:p>
          </table:table-cell>
          <table:table-cell table:formula="of:=IF(LEN([Personnage.B121])&gt;0;[Personnage.B1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1])&gt;0;CONCATENATE(&quot;'&quot;;[Personnage.H12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1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1])&gt;0;CONCATENATE(&quot;'&quot;;[Personnage.C121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1])&gt;0;CONCATENATE(&quot;'&quot;;[Personnage.D121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121])&gt;0;CONCATENATE(&quot;'&quot;;[Personnage.E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1])&gt;0;CONCATENATE(&quot;'&quot;;[Personnage.F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1])&gt;0;CONCATENATE(&quot;'&quot;;[Personnage.I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2]" office:value-type="float" office:value="111">
            <text:p>111</text:p>
          </table:table-cell>
          <table:table-cell office:value-type="string">
            <text:p>,</text:p>
          </table:table-cell>
          <table:table-cell table:formula="of:=IF(LEN([Personnage.B122])&gt;0;[Personnage.B1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2])&gt;0;CONCATENATE(&quot;'&quot;;[Personnage.H12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2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2])&gt;0;CONCATENATE(&quot;'&quot;;[Personnage.C122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2])&gt;0;CONCATENATE(&quot;'&quot;;[Personnage.D122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122])&gt;0;CONCATENATE(&quot;'&quot;;[Personnage.E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2])&gt;0;CONCATENATE(&quot;'&quot;;[Personnage.F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2])&gt;0;CONCATENATE(&quot;'&quot;;[Personnage.I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3]" office:value-type="float" office:value="112">
            <text:p>112</text:p>
          </table:table-cell>
          <table:table-cell office:value-type="string">
            <text:p>,</text:p>
          </table:table-cell>
          <table:table-cell table:formula="of:=IF(LEN([Personnage.B123])&gt;0;[Personnage.B1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3])&gt;0;CONCATENATE(&quot;'&quot;;[Personnage.H1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3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3])&gt;0;CONCATENATE(&quot;'&quot;;[Personnage.F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3])&gt;0;CONCATENATE(&quot;'&quot;;[Personnage.I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4]" office:value-type="float" office:value="113">
            <text:p>113</text:p>
          </table:table-cell>
          <table:table-cell office:value-type="string">
            <text:p>,</text:p>
          </table:table-cell>
          <table:table-cell table:formula="of:=IF(LEN([Personnage.B124])&gt;0;[Personnage.B1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4])&gt;0;CONCATENATE(&quot;'&quot;;[Personnage.H12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4]" office:value-type="string" office:string-value="20">
            <text:p>20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4])&gt;0;CONCATENATE(&quot;'&quot;;[Personnage.F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4])&gt;0;CONCATENATE(&quot;'&quot;;[Personnage.I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5]" office:value-type="float" office:value="114">
            <text:p>114</text:p>
          </table:table-cell>
          <table:table-cell office:value-type="string">
            <text:p>,</text:p>
          </table:table-cell>
          <table:table-cell table:formula="of:=IF(LEN([Personnage.B125])&gt;0;[Personnage.B1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5])&gt;0;CONCATENATE(&quot;'&quot;;[Personnage.H1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5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5])&gt;0;CONCATENATE(&quot;'&quot;;[Personnage.F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5])&gt;0;CONCATENATE(&quot;'&quot;;[Personnage.I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6]" office:value-type="float" office:value="115">
            <text:p>115</text:p>
          </table:table-cell>
          <table:table-cell office:value-type="string">
            <text:p>,</text:p>
          </table:table-cell>
          <table:table-cell table:formula="of:=IF(LEN([Personnage.B126])&gt;0;[Personnage.B1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6])&gt;0;CONCATENATE(&quot;'&quot;;[Personnage.H1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6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6])&gt;0;CONCATENATE(&quot;'&quot;;[Personnage.F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6])&gt;0;CONCATENATE(&quot;'&quot;;[Personnage.I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7]" office:value-type="float" office:value="116">
            <text:p>116</text:p>
          </table:table-cell>
          <table:table-cell office:value-type="string">
            <text:p>,</text:p>
          </table:table-cell>
          <table:table-cell table:formula="of:=IF(LEN([Personnage.B127])&gt;0;[Personnage.B1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7])&gt;0;CONCATENATE(&quot;'&quot;;[Personnage.H12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7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AC:Psychologie'">
            <text:p>'AC:Psychologie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7])&gt;0;CONCATENATE(&quot;'&quot;;[Personnage.F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7])&gt;0;CONCATENATE(&quot;'&quot;;[Personnage.I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8]" office:value-type="float" office:value="117">
            <text:p>117</text:p>
          </table:table-cell>
          <table:table-cell office:value-type="string">
            <text:p>,</text:p>
          </table:table-cell>
          <table:table-cell table:formula="of:=IF(LEN([Personnage.B128])&gt;0;[Personnage.B1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8])&gt;0;CONCATENATE(&quot;'&quot;;[Personnage.H12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8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HW:Électronique'">
            <text:p>'HW:Électronique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8])&gt;0;CONCATENATE(&quot;'&quot;;[Personnage.F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8])&gt;0;CONCATENATE(&quot;'&quot;;[Personnage.I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9]" office:value-type="float" office:value="118">
            <text:p>118</text:p>
          </table:table-cell>
          <table:table-cell office:value-type="string">
            <text:p>,</text:p>
          </table:table-cell>
          <table:table-cell table:formula="of:=IF(LEN([Personnage.B129])&gt;0;[Personnage.B1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9])&gt;0;CONCATENATE(&quot;'&quot;;[Personnage.H12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INFOSEC'">
            <text:p>'INFOSEC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9])&gt;0;CONCATENATE(&quot;'&quot;;[Personnage.F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9])&gt;0;CONCATENATE(&quot;'&quot;;[Personnage.I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0]" office:value-type="float" office:value="119">
            <text:p>119</text:p>
          </table:table-cell>
          <table:table-cell office:value-type="string">
            <text:p>,</text:p>
          </table:table-cell>
          <table:table-cell table:formula="of:=IF(LEN([Personnage.B130])&gt;0;[Personnage.B1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0])&gt;0;CONCATENATE(&quot;'&quot;;[Personnage.H13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INTERFACING'">
            <text:p>'INTERFACING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0])&gt;0;CONCATENATE(&quot;'&quot;;[Personnage.F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0])&gt;0;CONCATENATE(&quot;'&quot;;[Personnage.I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1]" office:value-type="float" office:value="120">
            <text:p>120</text:p>
          </table:table-cell>
          <table:table-cell office:value-type="string">
            <text:p>,</text:p>
          </table:table-cell>
          <table:table-cell table:formula="of:=IF(LEN([Personnage.B131])&gt;0;[Personnage.B1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1])&gt;0;CONCATENATE(&quot;'&quot;;[Personnage.H13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1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PR:Comptabilité'">
            <text:p>'PR:Comptabilité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1])&gt;0;CONCATENATE(&quot;'&quot;;[Personnage.F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1])&gt;0;CONCATENATE(&quot;'&quot;;[Personnage.I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2]" office:value-type="float" office:value="121">
            <text:p>121</text:p>
          </table:table-cell>
          <table:table-cell office:value-type="string">
            <text:p>,</text:p>
          </table:table-cell>
          <table:table-cell table:formula="of:=IF(LEN([Personnage.B132])&gt;0;[Personnage.B1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2])&gt;0;CONCATENATE(&quot;'&quot;;[Personnage.H13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2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2])&gt;0;CONCATENATE(&quot;'&quot;;[Personnage.F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2])&gt;0;CONCATENATE(&quot;'&quot;;[Personnage.I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3]" office:value-type="float" office:value="122">
            <text:p>122</text:p>
          </table:table-cell>
          <table:table-cell office:value-type="string">
            <text:p>,</text:p>
          </table:table-cell>
          <table:table-cell table:formula="of:=IF(LEN([Personnage.B133])&gt;0;[Personnage.B1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3])&gt;0;CONCATENATE(&quot;'&quot;;[Personnage.H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3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3])&gt;0;CONCATENATE(&quot;'&quot;;[Personnage.F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3])&gt;0;CONCATENATE(&quot;'&quot;;[Personnage.I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4]" office:value-type="float" office:value="123">
            <text:p>123</text:p>
          </table:table-cell>
          <table:table-cell office:value-type="string">
            <text:p>,</text:p>
          </table:table-cell>
          <table:table-cell table:formula="of:=IF(LEN([Personnage.B134])&gt;0;[Personnage.B1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4])&gt;0;CONCATENATE(&quot;'&quot;;[Personnage.H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4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4])&gt;0;CONCATENATE(&quot;'&quot;;[Personnage.F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4])&gt;0;CONCATENATE(&quot;'&quot;;[Personnage.I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5]" office:value-type="float" office:value="124">
            <text:p>124</text:p>
          </table:table-cell>
          <table:table-cell office:value-type="string">
            <text:p>,</text:p>
          </table:table-cell>
          <table:table-cell table:formula="of:=IF(LEN([Personnage.B135])&gt;0;[Personnage.B1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5])&gt;0;CONCATENATE(&quot;'&quot;;[Personnage.H1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5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'AC:Droit Corpo'">
            <text:p>'AC:Droit Corpo'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5])&gt;0;CONCATENATE(&quot;'&quot;;[Personnage.F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5])&gt;0;CONCATENATE(&quot;'&quot;;[Personnage.I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6]" office:value-type="float" office:value="125">
            <text:p>125</text:p>
          </table:table-cell>
          <table:table-cell office:value-type="string">
            <text:p>,</text:p>
          </table:table-cell>
          <table:table-cell table:formula="of:=IF(LEN([Personnage.B136])&gt;0;[Personnage.B1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6])&gt;0;CONCATENATE(&quot;'&quot;;[Personnage.H13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6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6])&gt;0;CONCATENATE(&quot;'&quot;;[Personnage.C136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6])&gt;0;CONCATENATE(&quot;'&quot;;[Personnage.D136];&quot;'&quot;);&quot;null&quot;)" office:value-type="string" office:string-value="'AC:Chimie'">
            <text:p>'AC:Chimie'</text:p>
          </table:table-cell>
          <table:table-cell office:value-type="string">
            <text:p>,</text:p>
          </table:table-cell>
          <table:table-cell table:formula="of:=IF(LEN([Personnage.E136])&gt;0;CONCATENATE(&quot;'&quot;;[Personnage.E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6])&gt;0;CONCATENATE(&quot;'&quot;;[Personnage.F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6])&gt;0;CONCATENATE(&quot;'&quot;;[Personnage.I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7]" office:value-type="float" office:value="126">
            <text:p>126</text:p>
          </table:table-cell>
          <table:table-cell office:value-type="string">
            <text:p>,</text:p>
          </table:table-cell>
          <table:table-cell table:formula="of:=IF(LEN([Personnage.B137])&gt;0;[Personnage.B1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7])&gt;0;CONCATENATE(&quot;'&quot;;[Personnage.H13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7])&gt;0;CONCATENATE(&quot;'&quot;;[Personnage.C137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7])&gt;0;CONCATENATE(&quot;'&quot;;[Personnage.D137];&quot;'&quot;);&quot;null&quot;)" office:value-type="string" office:string-value="'PR:Criminels'">
            <text:p>'PR:Criminels'</text:p>
          </table:table-cell>
          <table:table-cell office:value-type="string">
            <text:p>,</text:p>
          </table:table-cell>
          <table:table-cell table:formula="of:=IF(LEN([Personnage.E137])&gt;0;CONCATENATE(&quot;'&quot;;[Personnage.E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7])&gt;0;CONCATENATE(&quot;'&quot;;[Personnage.F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7])&gt;0;CONCATENATE(&quot;'&quot;;[Personnage.I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8]" office:value-type="float" office:value="127">
            <text:p>127</text:p>
          </table:table-cell>
          <table:table-cell office:value-type="string">
            <text:p>,</text:p>
          </table:table-cell>
          <table:table-cell table:formula="of:=IF(LEN([Personnage.B138])&gt;0;[Personnage.B1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8])&gt;0;CONCATENATE(&quot;'&quot;;[Personnage.H13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38]" office:value-type="float" office:value="2">
            <text:p>2</text:p>
          </table:table-cell>
          <table:table-cell office:value-type="string">
            <text:p>,</text:p>
          </table:table-cell>
          <table:table-cell table:formula="of:=IF(LEN([Personnage.C138])&gt;0;CONCATENATE(&quot;'&quot;;[Personnage.C138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138])&gt;0;CONCATENATE(&quot;'&quot;;[Personnage.D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8])&gt;0;CONCATENATE(&quot;'&quot;;[Personnage.E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8])&gt;0;CONCATENATE(&quot;'&quot;;[Personnage.F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8])&gt;0;CONCATENATE(&quot;'&quot;;[Personnage.I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9])&gt;0;[Personnage.B1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9])&gt;0;CONCATENATE(&quot;'&quot;;[Personnage.H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39])&gt;0;CONCATENATE(&quot;'&quot;;[Personnage.C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9])&gt;0;CONCATENATE(&quot;'&quot;;[Personnage.D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9])&gt;0;CONCATENATE(&quot;'&quot;;[Personnage.E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9])&gt;0;CONCATENATE(&quot;'&quot;;[Personnage.F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9])&gt;0;CONCATENATE(&quot;'&quot;;[Personnage.I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0])&gt;0;[Personnage.B1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0])&gt;0;CONCATENATE(&quot;'&quot;;[Personnage.H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0])&gt;0;CONCATENATE(&quot;'&quot;;[Personnage.C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0])&gt;0;CONCATENATE(&quot;'&quot;;[Personnage.D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0])&gt;0;CONCATENATE(&quot;'&quot;;[Personnage.E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0])&gt;0;CONCATENATE(&quot;'&quot;;[Personnage.F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0])&gt;0;CONCATENATE(&quot;'&quot;;[Personnage.I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1])&gt;0;[Personnage.B1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1])&gt;0;CONCATENATE(&quot;'&quot;;[Personnage.H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1])&gt;0;CONCATENATE(&quot;'&quot;;[Personnage.C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1])&gt;0;CONCATENATE(&quot;'&quot;;[Personnage.D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1])&gt;0;CONCATENATE(&quot;'&quot;;[Personnage.E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1])&gt;0;CONCATENATE(&quot;'&quot;;[Personnage.F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1])&gt;0;CONCATENATE(&quot;'&quot;;[Personnage.I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2])&gt;0;[Personnage.B1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2])&gt;0;CONCATENATE(&quot;'&quot;;[Personnage.H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2])&gt;0;CONCATENATE(&quot;'&quot;;[Personnage.C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2])&gt;0;CONCATENATE(&quot;'&quot;;[Personnage.D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2])&gt;0;CONCATENATE(&quot;'&quot;;[Personnage.E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2])&gt;0;CONCATENATE(&quot;'&quot;;[Personnage.F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2])&gt;0;CONCATENATE(&quot;'&quot;;[Personnage.I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3])&gt;0;[Personnage.B1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3])&gt;0;CONCATENATE(&quot;'&quot;;[Personnage.H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3])&gt;0;CONCATENATE(&quot;'&quot;;[Personnage.C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3])&gt;0;CONCATENATE(&quot;'&quot;;[Personnage.D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3])&gt;0;CONCATENATE(&quot;'&quot;;[Personnage.E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3])&gt;0;CONCATENATE(&quot;'&quot;;[Personnage.F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3])&gt;0;CONCATENATE(&quot;'&quot;;[Personnage.I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4])&gt;0;[Personnage.B1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4])&gt;0;CONCATENATE(&quot;'&quot;;[Personnage.H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4])&gt;0;CONCATENATE(&quot;'&quot;;[Personnage.C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4])&gt;0;CONCATENATE(&quot;'&quot;;[Personnage.D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4])&gt;0;CONCATENATE(&quot;'&quot;;[Personnage.E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4])&gt;0;CONCATENATE(&quot;'&quot;;[Personnage.F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4])&gt;0;CONCATENATE(&quot;'&quot;;[Personnage.I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5])&gt;0;[Personnage.B1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5])&gt;0;CONCATENATE(&quot;'&quot;;[Personnage.H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5])&gt;0;CONCATENATE(&quot;'&quot;;[Personnage.C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5])&gt;0;CONCATENATE(&quot;'&quot;;[Personnage.D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5])&gt;0;CONCATENATE(&quot;'&quot;;[Personnage.E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5])&gt;0;CONCATENATE(&quot;'&quot;;[Personnage.F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5])&gt;0;CONCATENATE(&quot;'&quot;;[Personnage.I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6])&gt;0;[Personnage.B1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6])&gt;0;CONCATENATE(&quot;'&quot;;[Personnage.H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6])&gt;0;CONCATENATE(&quot;'&quot;;[Personnage.C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6])&gt;0;CONCATENATE(&quot;'&quot;;[Personnage.D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6])&gt;0;CONCATENATE(&quot;'&quot;;[Personnage.E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6])&gt;0;CONCATENATE(&quot;'&quot;;[Personnage.F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6])&gt;0;CONCATENATE(&quot;'&quot;;[Personnage.I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7])&gt;0;[Personnage.B1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7])&gt;0;CONCATENATE(&quot;'&quot;;[Personnage.H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7])&gt;0;CONCATENATE(&quot;'&quot;;[Personnage.C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7])&gt;0;CONCATENATE(&quot;'&quot;;[Personnage.D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7])&gt;0;CONCATENATE(&quot;'&quot;;[Personnage.E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7])&gt;0;CONCATENATE(&quot;'&quot;;[Personnage.F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7])&gt;0;CONCATENATE(&quot;'&quot;;[Personnage.I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8])&gt;0;[Personnage.B1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8])&gt;0;CONCATENATE(&quot;'&quot;;[Personnage.H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8])&gt;0;CONCATENATE(&quot;'&quot;;[Personnage.C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8])&gt;0;CONCATENATE(&quot;'&quot;;[Personnage.D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8])&gt;0;CONCATENATE(&quot;'&quot;;[Personnage.E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8])&gt;0;CONCATENATE(&quot;'&quot;;[Personnage.F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8])&gt;0;CONCATENATE(&quot;'&quot;;[Personnage.I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9])&gt;0;[Personnage.B1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9])&gt;0;CONCATENATE(&quot;'&quot;;[Personnage.H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9])&gt;0;CONCATENATE(&quot;'&quot;;[Personnage.C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9])&gt;0;CONCATENATE(&quot;'&quot;;[Personnage.D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9])&gt;0;CONCATENATE(&quot;'&quot;;[Personnage.E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9])&gt;0;CONCATENATE(&quot;'&quot;;[Personnage.F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9])&gt;0;CONCATENATE(&quot;'&quot;;[Personnage.I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0])&gt;0;[Personnage.B1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0])&gt;0;CONCATENATE(&quot;'&quot;;[Personnage.H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0])&gt;0;CONCATENATE(&quot;'&quot;;[Personnage.C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0])&gt;0;CONCATENATE(&quot;'&quot;;[Personnage.D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0])&gt;0;CONCATENATE(&quot;'&quot;;[Personnage.E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0])&gt;0;CONCATENATE(&quot;'&quot;;[Personnage.F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0])&gt;0;CONCATENATE(&quot;'&quot;;[Personnage.I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1])&gt;0;[Personnage.B1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1])&gt;0;CONCATENATE(&quot;'&quot;;[Personnage.H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1])&gt;0;CONCATENATE(&quot;'&quot;;[Personnage.C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1])&gt;0;CONCATENATE(&quot;'&quot;;[Personnage.D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1])&gt;0;CONCATENATE(&quot;'&quot;;[Personnage.E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1])&gt;0;CONCATENATE(&quot;'&quot;;[Personnage.F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1])&gt;0;CONCATENATE(&quot;'&quot;;[Personnage.I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2])&gt;0;[Personnage.B1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2])&gt;0;CONCATENATE(&quot;'&quot;;[Personnage.H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2])&gt;0;CONCATENATE(&quot;'&quot;;[Personnage.C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2])&gt;0;CONCATENATE(&quot;'&quot;;[Personnage.D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2])&gt;0;CONCATENATE(&quot;'&quot;;[Personnage.E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2])&gt;0;CONCATENATE(&quot;'&quot;;[Personnage.F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2])&gt;0;CONCATENATE(&quot;'&quot;;[Personnage.I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3])&gt;0;[Personnage.B1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3])&gt;0;CONCATENATE(&quot;'&quot;;[Personnage.H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3])&gt;0;CONCATENATE(&quot;'&quot;;[Personnage.C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3])&gt;0;CONCATENATE(&quot;'&quot;;[Personnage.D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3])&gt;0;CONCATENATE(&quot;'&quot;;[Personnage.E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3])&gt;0;CONCATENATE(&quot;'&quot;;[Personnage.F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3])&gt;0;CONCATENATE(&quot;'&quot;;[Personnage.I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4])&gt;0;[Personnage.B1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4])&gt;0;CONCATENATE(&quot;'&quot;;[Personnage.H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4])&gt;0;CONCATENATE(&quot;'&quot;;[Personnage.C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4])&gt;0;CONCATENATE(&quot;'&quot;;[Personnage.D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4])&gt;0;CONCATENATE(&quot;'&quot;;[Personnage.E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4])&gt;0;CONCATENATE(&quot;'&quot;;[Personnage.F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4])&gt;0;CONCATENATE(&quot;'&quot;;[Personnage.I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5])&gt;0;[Personnage.B1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5])&gt;0;CONCATENATE(&quot;'&quot;;[Personnage.H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5])&gt;0;CONCATENATE(&quot;'&quot;;[Personnage.C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5])&gt;0;CONCATENATE(&quot;'&quot;;[Personnage.D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5])&gt;0;CONCATENATE(&quot;'&quot;;[Personnage.E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5])&gt;0;CONCATENATE(&quot;'&quot;;[Personnage.F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5])&gt;0;CONCATENATE(&quot;'&quot;;[Personnage.I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6])&gt;0;[Personnage.B1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6])&gt;0;CONCATENATE(&quot;'&quot;;[Personnage.H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6])&gt;0;CONCATENATE(&quot;'&quot;;[Personnage.C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6])&gt;0;CONCATENATE(&quot;'&quot;;[Personnage.D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6])&gt;0;CONCATENATE(&quot;'&quot;;[Personnage.E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6])&gt;0;CONCATENATE(&quot;'&quot;;[Personnage.F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6])&gt;0;CONCATENATE(&quot;'&quot;;[Personnage.I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7])&gt;0;[Personnage.B1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7])&gt;0;CONCATENATE(&quot;'&quot;;[Personnage.H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7])&gt;0;CONCATENATE(&quot;'&quot;;[Personnage.C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7])&gt;0;CONCATENATE(&quot;'&quot;;[Personnage.D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7])&gt;0;CONCATENATE(&quot;'&quot;;[Personnage.E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7])&gt;0;CONCATENATE(&quot;'&quot;;[Personnage.F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7])&gt;0;CONCATENATE(&quot;'&quot;;[Personnage.I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8])&gt;0;[Personnage.B1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8])&gt;0;CONCATENATE(&quot;'&quot;;[Personnage.H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8])&gt;0;CONCATENATE(&quot;'&quot;;[Personnage.C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8])&gt;0;CONCATENATE(&quot;'&quot;;[Personnage.D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8])&gt;0;CONCATENATE(&quot;'&quot;;[Personnage.E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8])&gt;0;CONCATENATE(&quot;'&quot;;[Personnage.F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8])&gt;0;CONCATENATE(&quot;'&quot;;[Personnage.I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9])&gt;0;[Personnage.B1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9])&gt;0;CONCATENATE(&quot;'&quot;;[Personnage.H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9])&gt;0;CONCATENATE(&quot;'&quot;;[Personnage.C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9])&gt;0;CONCATENATE(&quot;'&quot;;[Personnage.D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9])&gt;0;CONCATENATE(&quot;'&quot;;[Personnage.E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9])&gt;0;CONCATENATE(&quot;'&quot;;[Personnage.F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9])&gt;0;CONCATENATE(&quot;'&quot;;[Personnage.I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0])&gt;0;[Personnage.B1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0])&gt;0;CONCATENATE(&quot;'&quot;;[Personnage.H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0])&gt;0;CONCATENATE(&quot;'&quot;;[Personnage.C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0])&gt;0;CONCATENATE(&quot;'&quot;;[Personnage.D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0])&gt;0;CONCATENATE(&quot;'&quot;;[Personnage.E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0])&gt;0;CONCATENATE(&quot;'&quot;;[Personnage.F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0])&gt;0;CONCATENATE(&quot;'&quot;;[Personnage.I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1])&gt;0;[Personnage.B1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1])&gt;0;CONCATENATE(&quot;'&quot;;[Personnage.H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1])&gt;0;CONCATENATE(&quot;'&quot;;[Personnage.C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1])&gt;0;CONCATENATE(&quot;'&quot;;[Personnage.D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1])&gt;0;CONCATENATE(&quot;'&quot;;[Personnage.E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1])&gt;0;CONCATENATE(&quot;'&quot;;[Personnage.F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1])&gt;0;CONCATENATE(&quot;'&quot;;[Personnage.I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2])&gt;0;[Personnage.B1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2])&gt;0;CONCATENATE(&quot;'&quot;;[Personnage.H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2])&gt;0;CONCATENATE(&quot;'&quot;;[Personnage.C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2])&gt;0;CONCATENATE(&quot;'&quot;;[Personnage.D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2])&gt;0;CONCATENATE(&quot;'&quot;;[Personnage.E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2])&gt;0;CONCATENATE(&quot;'&quot;;[Personnage.F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2])&gt;0;CONCATENATE(&quot;'&quot;;[Personnage.I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3])&gt;0;[Personnage.B1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3])&gt;0;CONCATENATE(&quot;'&quot;;[Personnage.H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3])&gt;0;CONCATENATE(&quot;'&quot;;[Personnage.C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3])&gt;0;CONCATENATE(&quot;'&quot;;[Personnage.D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3])&gt;0;CONCATENATE(&quot;'&quot;;[Personnage.E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3])&gt;0;CONCATENATE(&quot;'&quot;;[Personnage.F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3])&gt;0;CONCATENATE(&quot;'&quot;;[Personnage.I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4])&gt;0;[Personnage.B1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4])&gt;0;CONCATENATE(&quot;'&quot;;[Personnage.H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4])&gt;0;CONCATENATE(&quot;'&quot;;[Personnage.C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4])&gt;0;CONCATENATE(&quot;'&quot;;[Personnage.D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4])&gt;0;CONCATENATE(&quot;'&quot;;[Personnage.E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4])&gt;0;CONCATENATE(&quot;'&quot;;[Personnage.F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4])&gt;0;CONCATENATE(&quot;'&quot;;[Personnage.I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5])&gt;0;[Personnage.B1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5])&gt;0;CONCATENATE(&quot;'&quot;;[Personnage.H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5])&gt;0;CONCATENATE(&quot;'&quot;;[Personnage.C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5])&gt;0;CONCATENATE(&quot;'&quot;;[Personnage.D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5])&gt;0;CONCATENATE(&quot;'&quot;;[Personnage.E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5])&gt;0;CONCATENATE(&quot;'&quot;;[Personnage.F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5])&gt;0;CONCATENATE(&quot;'&quot;;[Personnage.I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6])&gt;0;[Personnage.B1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6])&gt;0;CONCATENATE(&quot;'&quot;;[Personnage.H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6])&gt;0;CONCATENATE(&quot;'&quot;;[Personnage.C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6])&gt;0;CONCATENATE(&quot;'&quot;;[Personnage.D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6])&gt;0;CONCATENATE(&quot;'&quot;;[Personnage.E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6])&gt;0;CONCATENATE(&quot;'&quot;;[Personnage.F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6])&gt;0;CONCATENATE(&quot;'&quot;;[Personnage.I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7])&gt;0;[Personnage.B1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7])&gt;0;CONCATENATE(&quot;'&quot;;[Personnage.H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7])&gt;0;CONCATENATE(&quot;'&quot;;[Personnage.C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7])&gt;0;CONCATENATE(&quot;'&quot;;[Personnage.D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7])&gt;0;CONCATENATE(&quot;'&quot;;[Personnage.E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7])&gt;0;CONCATENATE(&quot;'&quot;;[Personnage.F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7])&gt;0;CONCATENATE(&quot;'&quot;;[Personnage.I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8])&gt;0;[Personnage.B1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8])&gt;0;CONCATENATE(&quot;'&quot;;[Personnage.H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8])&gt;0;CONCATENATE(&quot;'&quot;;[Personnage.C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8])&gt;0;CONCATENATE(&quot;'&quot;;[Personnage.D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8])&gt;0;CONCATENATE(&quot;'&quot;;[Personnage.E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8])&gt;0;CONCATENATE(&quot;'&quot;;[Personnage.F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8])&gt;0;CONCATENATE(&quot;'&quot;;[Personnage.I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9])&gt;0;[Personnage.B1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9])&gt;0;CONCATENATE(&quot;'&quot;;[Personnage.H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9])&gt;0;CONCATENATE(&quot;'&quot;;[Personnage.C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9])&gt;0;CONCATENATE(&quot;'&quot;;[Personnage.D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9])&gt;0;CONCATENATE(&quot;'&quot;;[Personnage.E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9])&gt;0;CONCATENATE(&quot;'&quot;;[Personnage.F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9])&gt;0;CONCATENATE(&quot;'&quot;;[Personnage.I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0])&gt;0;[Personnage.B1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0])&gt;0;CONCATENATE(&quot;'&quot;;[Personnage.H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0])&gt;0;CONCATENATE(&quot;'&quot;;[Personnage.C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0])&gt;0;CONCATENATE(&quot;'&quot;;[Personnage.D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0])&gt;0;CONCATENATE(&quot;'&quot;;[Personnage.E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0])&gt;0;CONCATENATE(&quot;'&quot;;[Personnage.F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0])&gt;0;CONCATENATE(&quot;'&quot;;[Personnage.I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1])&gt;0;[Personnage.B1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1])&gt;0;CONCATENATE(&quot;'&quot;;[Personnage.H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1])&gt;0;CONCATENATE(&quot;'&quot;;[Personnage.C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1])&gt;0;CONCATENATE(&quot;'&quot;;[Personnage.D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1])&gt;0;CONCATENATE(&quot;'&quot;;[Personnage.E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1])&gt;0;CONCATENATE(&quot;'&quot;;[Personnage.F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1])&gt;0;CONCATENATE(&quot;'&quot;;[Personnage.I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2])&gt;0;[Personnage.B1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2])&gt;0;CONCATENATE(&quot;'&quot;;[Personnage.H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2])&gt;0;CONCATENATE(&quot;'&quot;;[Personnage.C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2])&gt;0;CONCATENATE(&quot;'&quot;;[Personnage.D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2])&gt;0;CONCATENATE(&quot;'&quot;;[Personnage.E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2])&gt;0;CONCATENATE(&quot;'&quot;;[Personnage.F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2])&gt;0;CONCATENATE(&quot;'&quot;;[Personnage.I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9])&gt;0;[Personnage.B1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89])&gt;0;CONCATENATE(&quot;'&quot;;[Personnage.H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89])&gt;0;CONCATENATE(&quot;'&quot;;[Personnage.C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9])&gt;0;CONCATENATE(&quot;'&quot;;[Personnage.D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9])&gt;0;CONCATENATE(&quot;'&quot;;[Personnage.E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9])&gt;0;CONCATENATE(&quot;'&quot;;[Personnage.F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89])&gt;0;CONCATENATE(&quot;'&quot;;[Personnage.I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0])&gt;0;[Personnage.B1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0])&gt;0;CONCATENATE(&quot;'&quot;;[Personnage.H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0])&gt;0;CONCATENATE(&quot;'&quot;;[Personnage.C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0])&gt;0;CONCATENATE(&quot;'&quot;;[Personnage.D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0])&gt;0;CONCATENATE(&quot;'&quot;;[Personnage.E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0])&gt;0;CONCATENATE(&quot;'&quot;;[Personnage.F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0])&gt;0;CONCATENATE(&quot;'&quot;;[Personnage.I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1])&gt;0;[Personnage.B1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1])&gt;0;CONCATENATE(&quot;'&quot;;[Personnage.H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1])&gt;0;CONCATENATE(&quot;'&quot;;[Personnage.C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1])&gt;0;CONCATENATE(&quot;'&quot;;[Personnage.D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1])&gt;0;CONCATENATE(&quot;'&quot;;[Personnage.E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1])&gt;0;CONCATENATE(&quot;'&quot;;[Personnage.F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1])&gt;0;CONCATENATE(&quot;'&quot;;[Personnage.I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2])&gt;0;[Personnage.B1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2])&gt;0;CONCATENATE(&quot;'&quot;;[Personnage.H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2])&gt;0;CONCATENATE(&quot;'&quot;;[Personnage.C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2])&gt;0;CONCATENATE(&quot;'&quot;;[Personnage.D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2])&gt;0;CONCATENATE(&quot;'&quot;;[Personnage.E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2])&gt;0;CONCATENATE(&quot;'&quot;;[Personnage.F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2])&gt;0;CONCATENATE(&quot;'&quot;;[Personnage.I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3])&gt;0;[Personnage.B1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3])&gt;0;CONCATENATE(&quot;'&quot;;[Personnage.H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3])&gt;0;CONCATENATE(&quot;'&quot;;[Personnage.C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3])&gt;0;CONCATENATE(&quot;'&quot;;[Personnage.D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3])&gt;0;CONCATENATE(&quot;'&quot;;[Personnage.E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3])&gt;0;CONCATENATE(&quot;'&quot;;[Personnage.F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3])&gt;0;CONCATENATE(&quot;'&quot;;[Personnage.I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4])&gt;0;[Personnage.B1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4])&gt;0;CONCATENATE(&quot;'&quot;;[Personnage.H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4])&gt;0;CONCATENATE(&quot;'&quot;;[Personnage.C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4])&gt;0;CONCATENATE(&quot;'&quot;;[Personnage.D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4])&gt;0;CONCATENATE(&quot;'&quot;;[Personnage.E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4])&gt;0;CONCATENATE(&quot;'&quot;;[Personnage.F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4])&gt;0;CONCATENATE(&quot;'&quot;;[Personnage.I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5])&gt;0;[Personnage.B1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5])&gt;0;CONCATENATE(&quot;'&quot;;[Personnage.H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5])&gt;0;CONCATENATE(&quot;'&quot;;[Personnage.C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5])&gt;0;CONCATENATE(&quot;'&quot;;[Personnage.D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5])&gt;0;CONCATENATE(&quot;'&quot;;[Personnage.E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5])&gt;0;CONCATENATE(&quot;'&quot;;[Personnage.F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5])&gt;0;CONCATENATE(&quot;'&quot;;[Personnage.I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6])&gt;0;[Personnage.B1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6])&gt;0;CONCATENATE(&quot;'&quot;;[Personnage.H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6])&gt;0;CONCATENATE(&quot;'&quot;;[Personnage.C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6])&gt;0;CONCATENATE(&quot;'&quot;;[Personnage.D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6])&gt;0;CONCATENATE(&quot;'&quot;;[Personnage.E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6])&gt;0;CONCATENATE(&quot;'&quot;;[Personnage.F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6])&gt;0;CONCATENATE(&quot;'&quot;;[Personnage.I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7])&gt;0;[Personnage.B1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7])&gt;0;CONCATENATE(&quot;'&quot;;[Personnage.H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7])&gt;0;CONCATENATE(&quot;'&quot;;[Personnage.C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7])&gt;0;CONCATENATE(&quot;'&quot;;[Personnage.D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7])&gt;0;CONCATENATE(&quot;'&quot;;[Personnage.E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7])&gt;0;CONCATENATE(&quot;'&quot;;[Personnage.F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7])&gt;0;CONCATENATE(&quot;'&quot;;[Personnage.I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8])&gt;0;[Personnage.B1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8])&gt;0;CONCATENATE(&quot;'&quot;;[Personnage.H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8])&gt;0;CONCATENATE(&quot;'&quot;;[Personnage.C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8])&gt;0;CONCATENATE(&quot;'&quot;;[Personnage.D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8])&gt;0;CONCATENATE(&quot;'&quot;;[Personnage.E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8])&gt;0;CONCATENATE(&quot;'&quot;;[Personnage.F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8])&gt;0;CONCATENATE(&quot;'&quot;;[Personnage.I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9])&gt;0;[Personnage.B1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9])&gt;0;CONCATENATE(&quot;'&quot;;[Personnage.H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9])&gt;0;CONCATENATE(&quot;'&quot;;[Personnage.C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9])&gt;0;CONCATENATE(&quot;'&quot;;[Personnage.D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9])&gt;0;CONCATENATE(&quot;'&quot;;[Personnage.E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9])&gt;0;CONCATENATE(&quot;'&quot;;[Personnage.F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9])&gt;0;CONCATENATE(&quot;'&quot;;[Personnage.I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0])&gt;0;[Personnage.B2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0])&gt;0;CONCATENATE(&quot;'&quot;;[Personnage.H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0])&gt;0;CONCATENATE(&quot;'&quot;;[Personnage.C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0])&gt;0;CONCATENATE(&quot;'&quot;;[Personnage.D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0])&gt;0;CONCATENATE(&quot;'&quot;;[Personnage.E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0])&gt;0;CONCATENATE(&quot;'&quot;;[Personnage.F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0])&gt;0;CONCATENATE(&quot;'&quot;;[Personnage.I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1])&gt;0;[Personnage.B2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1])&gt;0;CONCATENATE(&quot;'&quot;;[Personnage.H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1])&gt;0;CONCATENATE(&quot;'&quot;;[Personnage.C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1])&gt;0;CONCATENATE(&quot;'&quot;;[Personnage.D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1])&gt;0;CONCATENATE(&quot;'&quot;;[Personnage.E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1])&gt;0;CONCATENATE(&quot;'&quot;;[Personnage.F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1])&gt;0;CONCATENATE(&quot;'&quot;;[Personnage.I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2])&gt;0;[Personnage.B2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2])&gt;0;CONCATENATE(&quot;'&quot;;[Personnage.H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2])&gt;0;CONCATENATE(&quot;'&quot;;[Personnage.C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2])&gt;0;CONCATENATE(&quot;'&quot;;[Personnage.D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2])&gt;0;CONCATENATE(&quot;'&quot;;[Personnage.E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2])&gt;0;CONCATENATE(&quot;'&quot;;[Personnage.F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2])&gt;0;CONCATENATE(&quot;'&quot;;[Personnage.I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3])&gt;0;[Personnage.B2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3])&gt;0;CONCATENATE(&quot;'&quot;;[Personnage.H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3])&gt;0;CONCATENATE(&quot;'&quot;;[Personnage.C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3])&gt;0;CONCATENATE(&quot;'&quot;;[Personnage.D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3])&gt;0;CONCATENATE(&quot;'&quot;;[Personnage.E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3])&gt;0;CONCATENATE(&quot;'&quot;;[Personnage.F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3])&gt;0;CONCATENATE(&quot;'&quot;;[Personnage.I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4])&gt;0;[Personnage.B2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4])&gt;0;CONCATENATE(&quot;'&quot;;[Personnage.H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4])&gt;0;CONCATENATE(&quot;'&quot;;[Personnage.C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4])&gt;0;CONCATENATE(&quot;'&quot;;[Personnage.D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4])&gt;0;CONCATENATE(&quot;'&quot;;[Personnage.E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4])&gt;0;CONCATENATE(&quot;'&quot;;[Personnage.F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4])&gt;0;CONCATENATE(&quot;'&quot;;[Personnage.I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5])&gt;0;[Personnage.B2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5])&gt;0;CONCATENATE(&quot;'&quot;;[Personnage.H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5])&gt;0;CONCATENATE(&quot;'&quot;;[Personnage.C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5])&gt;0;CONCATENATE(&quot;'&quot;;[Personnage.D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5])&gt;0;CONCATENATE(&quot;'&quot;;[Personnage.E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5])&gt;0;CONCATENATE(&quot;'&quot;;[Personnage.F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5])&gt;0;CONCATENATE(&quot;'&quot;;[Personnage.I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6])&gt;0;[Personnage.B2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6])&gt;0;CONCATENATE(&quot;'&quot;;[Personnage.H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6])&gt;0;CONCATENATE(&quot;'&quot;;[Personnage.C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6])&gt;0;CONCATENATE(&quot;'&quot;;[Personnage.D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6])&gt;0;CONCATENATE(&quot;'&quot;;[Personnage.E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6])&gt;0;CONCATENATE(&quot;'&quot;;[Personnage.F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6])&gt;0;CONCATENATE(&quot;'&quot;;[Personnage.I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7])&gt;0;[Personnage.B2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7])&gt;0;CONCATENATE(&quot;'&quot;;[Personnage.H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7])&gt;0;CONCATENATE(&quot;'&quot;;[Personnage.C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7])&gt;0;CONCATENATE(&quot;'&quot;;[Personnage.D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7])&gt;0;CONCATENATE(&quot;'&quot;;[Personnage.E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7])&gt;0;CONCATENATE(&quot;'&quot;;[Personnage.F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7])&gt;0;CONCATENATE(&quot;'&quot;;[Personnage.I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8])&gt;0;[Personnage.B2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8])&gt;0;CONCATENATE(&quot;'&quot;;[Personnage.H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8])&gt;0;CONCATENATE(&quot;'&quot;;[Personnage.C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8])&gt;0;CONCATENATE(&quot;'&quot;;[Personnage.D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8])&gt;0;CONCATENATE(&quot;'&quot;;[Personnage.E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8])&gt;0;CONCATENATE(&quot;'&quot;;[Personnage.F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8])&gt;0;CONCATENATE(&quot;'&quot;;[Personnage.I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9])&gt;0;[Personnage.B2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9])&gt;0;CONCATENATE(&quot;'&quot;;[Personnage.H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9])&gt;0;CONCATENATE(&quot;'&quot;;[Personnage.C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9])&gt;0;CONCATENATE(&quot;'&quot;;[Personnage.D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9])&gt;0;CONCATENATE(&quot;'&quot;;[Personnage.E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9])&gt;0;CONCATENATE(&quot;'&quot;;[Personnage.F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9])&gt;0;CONCATENATE(&quot;'&quot;;[Personnage.I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0])&gt;0;[Personnage.B2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0])&gt;0;CONCATENATE(&quot;'&quot;;[Personnage.H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0])&gt;0;CONCATENATE(&quot;'&quot;;[Personnage.C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0])&gt;0;CONCATENATE(&quot;'&quot;;[Personnage.D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0])&gt;0;CONCATENATE(&quot;'&quot;;[Personnage.E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0])&gt;0;CONCATENATE(&quot;'&quot;;[Personnage.F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0])&gt;0;CONCATENATE(&quot;'&quot;;[Personnage.I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1])&gt;0;[Personnage.B2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1])&gt;0;CONCATENATE(&quot;'&quot;;[Personnage.H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1])&gt;0;CONCATENATE(&quot;'&quot;;[Personnage.C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1])&gt;0;CONCATENATE(&quot;'&quot;;[Personnage.D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1])&gt;0;CONCATENATE(&quot;'&quot;;[Personnage.E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1])&gt;0;CONCATENATE(&quot;'&quot;;[Personnage.F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1])&gt;0;CONCATENATE(&quot;'&quot;;[Personnage.I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2])&gt;0;[Personnage.B2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2])&gt;0;CONCATENATE(&quot;'&quot;;[Personnage.H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2])&gt;0;CONCATENATE(&quot;'&quot;;[Personnage.C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2])&gt;0;CONCATENATE(&quot;'&quot;;[Personnage.D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2])&gt;0;CONCATENATE(&quot;'&quot;;[Personnage.E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2])&gt;0;CONCATENATE(&quot;'&quot;;[Personnage.F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2])&gt;0;CONCATENATE(&quot;'&quot;;[Personnage.I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3])&gt;0;[Personnage.B2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3])&gt;0;CONCATENATE(&quot;'&quot;;[Personnage.H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3])&gt;0;CONCATENATE(&quot;'&quot;;[Personnage.C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3])&gt;0;CONCATENATE(&quot;'&quot;;[Personnage.D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3])&gt;0;CONCATENATE(&quot;'&quot;;[Personnage.E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3])&gt;0;CONCATENATE(&quot;'&quot;;[Personnage.F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3])&gt;0;CONCATENATE(&quot;'&quot;;[Personnage.I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4])&gt;0;[Personnage.B2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4])&gt;0;CONCATENATE(&quot;'&quot;;[Personnage.H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4])&gt;0;CONCATENATE(&quot;'&quot;;[Personnage.C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4])&gt;0;CONCATENATE(&quot;'&quot;;[Personnage.D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4])&gt;0;CONCATENATE(&quot;'&quot;;[Personnage.E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4])&gt;0;CONCATENATE(&quot;'&quot;;[Personnage.F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4])&gt;0;CONCATENATE(&quot;'&quot;;[Personnage.I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5])&gt;0;[Personnage.B2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5])&gt;0;CONCATENATE(&quot;'&quot;;[Personnage.H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5])&gt;0;CONCATENATE(&quot;'&quot;;[Personnage.C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5])&gt;0;CONCATENATE(&quot;'&quot;;[Personnage.D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5])&gt;0;CONCATENATE(&quot;'&quot;;[Personnage.E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5])&gt;0;CONCATENATE(&quot;'&quot;;[Personnage.F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5])&gt;0;CONCATENATE(&quot;'&quot;;[Personnage.I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6])&gt;0;[Personnage.B2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6])&gt;0;CONCATENATE(&quot;'&quot;;[Personnage.H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6])&gt;0;CONCATENATE(&quot;'&quot;;[Personnage.C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6])&gt;0;CONCATENATE(&quot;'&quot;;[Personnage.D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6])&gt;0;CONCATENATE(&quot;'&quot;;[Personnage.E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6])&gt;0;CONCATENATE(&quot;'&quot;;[Personnage.F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6])&gt;0;CONCATENATE(&quot;'&quot;;[Personnage.I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7])&gt;0;[Personnage.B2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7])&gt;0;CONCATENATE(&quot;'&quot;;[Personnage.H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7])&gt;0;CONCATENATE(&quot;'&quot;;[Personnage.C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7])&gt;0;CONCATENATE(&quot;'&quot;;[Personnage.D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7])&gt;0;CONCATENATE(&quot;'&quot;;[Personnage.E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7])&gt;0;CONCATENATE(&quot;'&quot;;[Personnage.F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7])&gt;0;CONCATENATE(&quot;'&quot;;[Personnage.I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8])&gt;0;[Personnage.B2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8])&gt;0;CONCATENATE(&quot;'&quot;;[Personnage.H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8])&gt;0;CONCATENATE(&quot;'&quot;;[Personnage.C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8])&gt;0;CONCATENATE(&quot;'&quot;;[Personnage.D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8])&gt;0;CONCATENATE(&quot;'&quot;;[Personnage.E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8])&gt;0;CONCATENATE(&quot;'&quot;;[Personnage.F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8])&gt;0;CONCATENATE(&quot;'&quot;;[Personnage.I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9])&gt;0;[Personnage.B2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9])&gt;0;CONCATENATE(&quot;'&quot;;[Personnage.H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9])&gt;0;CONCATENATE(&quot;'&quot;;[Personnage.C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9])&gt;0;CONCATENATE(&quot;'&quot;;[Personnage.D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9])&gt;0;CONCATENATE(&quot;'&quot;;[Personnage.E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9])&gt;0;CONCATENATE(&quot;'&quot;;[Personnage.F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9])&gt;0;CONCATENATE(&quot;'&quot;;[Personnage.I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0])&gt;0;[Personnage.B2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0])&gt;0;CONCATENATE(&quot;'&quot;;[Personnage.H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0])&gt;0;CONCATENATE(&quot;'&quot;;[Personnage.C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0])&gt;0;CONCATENATE(&quot;'&quot;;[Personnage.D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0])&gt;0;CONCATENATE(&quot;'&quot;;[Personnage.E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0])&gt;0;CONCATENATE(&quot;'&quot;;[Personnage.F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0])&gt;0;CONCATENATE(&quot;'&quot;;[Personnage.I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1])&gt;0;[Personnage.B2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1])&gt;0;CONCATENATE(&quot;'&quot;;[Personnage.H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1])&gt;0;CONCATENATE(&quot;'&quot;;[Personnage.C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1])&gt;0;CONCATENATE(&quot;'&quot;;[Personnage.D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1])&gt;0;CONCATENATE(&quot;'&quot;;[Personnage.E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1])&gt;0;CONCATENATE(&quot;'&quot;;[Personnage.F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1])&gt;0;CONCATENATE(&quot;'&quot;;[Personnage.I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2])&gt;0;[Personnage.B2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2])&gt;0;CONCATENATE(&quot;'&quot;;[Personnage.H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2])&gt;0;CONCATENATE(&quot;'&quot;;[Personnage.C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2])&gt;0;CONCATENATE(&quot;'&quot;;[Personnage.D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2])&gt;0;CONCATENATE(&quot;'&quot;;[Personnage.E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2])&gt;0;CONCATENATE(&quot;'&quot;;[Personnage.F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2])&gt;0;CONCATENATE(&quot;'&quot;;[Personnage.I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3])&gt;0;[Personnage.B2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3])&gt;0;CONCATENATE(&quot;'&quot;;[Personnage.H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3])&gt;0;CONCATENATE(&quot;'&quot;;[Personnage.C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3])&gt;0;CONCATENATE(&quot;'&quot;;[Personnage.D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3])&gt;0;CONCATENATE(&quot;'&quot;;[Personnage.E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3])&gt;0;CONCATENATE(&quot;'&quot;;[Personnage.F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3])&gt;0;CONCATENATE(&quot;'&quot;;[Personnage.I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4])&gt;0;[Personnage.B2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4])&gt;0;CONCATENATE(&quot;'&quot;;[Personnage.H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4])&gt;0;CONCATENATE(&quot;'&quot;;[Personnage.C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4])&gt;0;CONCATENATE(&quot;'&quot;;[Personnage.D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4])&gt;0;CONCATENATE(&quot;'&quot;;[Personnage.E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4])&gt;0;CONCATENATE(&quot;'&quot;;[Personnage.F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4])&gt;0;CONCATENATE(&quot;'&quot;;[Personnage.I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5])&gt;0;[Personnage.B2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5])&gt;0;CONCATENATE(&quot;'&quot;;[Personnage.H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5])&gt;0;CONCATENATE(&quot;'&quot;;[Personnage.C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5])&gt;0;CONCATENATE(&quot;'&quot;;[Personnage.D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5])&gt;0;CONCATENATE(&quot;'&quot;;[Personnage.E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5])&gt;0;CONCATENATE(&quot;'&quot;;[Personnage.F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5])&gt;0;CONCATENATE(&quot;'&quot;;[Personnage.I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6])&gt;0;[Personnage.B2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6])&gt;0;CONCATENATE(&quot;'&quot;;[Personnage.H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6])&gt;0;CONCATENATE(&quot;'&quot;;[Personnage.C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6])&gt;0;CONCATENATE(&quot;'&quot;;[Personnage.D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6])&gt;0;CONCATENATE(&quot;'&quot;;[Personnage.E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6])&gt;0;CONCATENATE(&quot;'&quot;;[Personnage.F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6])&gt;0;CONCATENATE(&quot;'&quot;;[Personnage.I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7])&gt;0;[Personnage.B2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7])&gt;0;CONCATENATE(&quot;'&quot;;[Personnage.H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7])&gt;0;CONCATENATE(&quot;'&quot;;[Personnage.C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7])&gt;0;CONCATENATE(&quot;'&quot;;[Personnage.D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7])&gt;0;CONCATENATE(&quot;'&quot;;[Personnage.E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7])&gt;0;CONCATENATE(&quot;'&quot;;[Personnage.F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7])&gt;0;CONCATENATE(&quot;'&quot;;[Personnage.I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8])&gt;0;[Personnage.B2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8])&gt;0;CONCATENATE(&quot;'&quot;;[Personnage.H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8])&gt;0;CONCATENATE(&quot;'&quot;;[Personnage.C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8])&gt;0;CONCATENATE(&quot;'&quot;;[Personnage.D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8])&gt;0;CONCATENATE(&quot;'&quot;;[Personnage.E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8])&gt;0;CONCATENATE(&quot;'&quot;;[Personnage.F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8])&gt;0;CONCATENATE(&quot;'&quot;;[Personnage.I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9])&gt;0;[Personnage.B2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9])&gt;0;CONCATENATE(&quot;'&quot;;[Personnage.H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9])&gt;0;CONCATENATE(&quot;'&quot;;[Personnage.C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9])&gt;0;CONCATENATE(&quot;'&quot;;[Personnage.D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9])&gt;0;CONCATENATE(&quot;'&quot;;[Personnage.E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9])&gt;0;CONCATENATE(&quot;'&quot;;[Personnage.F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9])&gt;0;CONCATENATE(&quot;'&quot;;[Personnage.I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0])&gt;0;[Personnage.B2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0])&gt;0;CONCATENATE(&quot;'&quot;;[Personnage.H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0])&gt;0;CONCATENATE(&quot;'&quot;;[Personnage.C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0])&gt;0;CONCATENATE(&quot;'&quot;;[Personnage.D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0])&gt;0;CONCATENATE(&quot;'&quot;;[Personnage.E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0])&gt;0;CONCATENATE(&quot;'&quot;;[Personnage.F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0])&gt;0;CONCATENATE(&quot;'&quot;;[Personnage.I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1])&gt;0;[Personnage.B2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1])&gt;0;CONCATENATE(&quot;'&quot;;[Personnage.H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1])&gt;0;CONCATENATE(&quot;'&quot;;[Personnage.C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1])&gt;0;CONCATENATE(&quot;'&quot;;[Personnage.D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1])&gt;0;CONCATENATE(&quot;'&quot;;[Personnage.E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1])&gt;0;CONCATENATE(&quot;'&quot;;[Personnage.F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1])&gt;0;CONCATENATE(&quot;'&quot;;[Personnage.I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2])&gt;0;[Personnage.B2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2])&gt;0;CONCATENATE(&quot;'&quot;;[Personnage.H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2])&gt;0;CONCATENATE(&quot;'&quot;;[Personnage.C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2])&gt;0;CONCATENATE(&quot;'&quot;;[Personnage.D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2])&gt;0;CONCATENATE(&quot;'&quot;;[Personnage.E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2])&gt;0;CONCATENATE(&quot;'&quot;;[Personnage.F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2])&gt;0;CONCATENATE(&quot;'&quot;;[Personnage.I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3])&gt;0;[Personnage.B2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3])&gt;0;CONCATENATE(&quot;'&quot;;[Personnage.H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3])&gt;0;CONCATENATE(&quot;'&quot;;[Personnage.C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3])&gt;0;CONCATENATE(&quot;'&quot;;[Personnage.D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3])&gt;0;CONCATENATE(&quot;'&quot;;[Personnage.E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3])&gt;0;CONCATENATE(&quot;'&quot;;[Personnage.F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3])&gt;0;CONCATENATE(&quot;'&quot;;[Personnage.I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4])&gt;0;[Personnage.B2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4])&gt;0;CONCATENATE(&quot;'&quot;;[Personnage.H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4])&gt;0;CONCATENATE(&quot;'&quot;;[Personnage.C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4])&gt;0;CONCATENATE(&quot;'&quot;;[Personnage.D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4])&gt;0;CONCATENATE(&quot;'&quot;;[Personnage.E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4])&gt;0;CONCATENATE(&quot;'&quot;;[Personnage.F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4])&gt;0;CONCATENATE(&quot;'&quot;;[Personnage.I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5])&gt;0;[Personnage.B2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5])&gt;0;CONCATENATE(&quot;'&quot;;[Personnage.H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5])&gt;0;CONCATENATE(&quot;'&quot;;[Personnage.C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5])&gt;0;CONCATENATE(&quot;'&quot;;[Personnage.D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5])&gt;0;CONCATENATE(&quot;'&quot;;[Personnage.E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5])&gt;0;CONCATENATE(&quot;'&quot;;[Personnage.F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5])&gt;0;CONCATENATE(&quot;'&quot;;[Personnage.I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6])&gt;0;[Personnage.B2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6])&gt;0;CONCATENATE(&quot;'&quot;;[Personnage.H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6])&gt;0;CONCATENATE(&quot;'&quot;;[Personnage.C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6])&gt;0;CONCATENATE(&quot;'&quot;;[Personnage.D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6])&gt;0;CONCATENATE(&quot;'&quot;;[Personnage.E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6])&gt;0;CONCATENATE(&quot;'&quot;;[Personnage.F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6])&gt;0;CONCATENATE(&quot;'&quot;;[Personnage.I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7])&gt;0;[Personnage.B2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7])&gt;0;CONCATENATE(&quot;'&quot;;[Personnage.H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7])&gt;0;CONCATENATE(&quot;'&quot;;[Personnage.C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7])&gt;0;CONCATENATE(&quot;'&quot;;[Personnage.D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7])&gt;0;CONCATENATE(&quot;'&quot;;[Personnage.E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7])&gt;0;CONCATENATE(&quot;'&quot;;[Personnage.F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7])&gt;0;CONCATENATE(&quot;'&quot;;[Personnage.I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8])&gt;0;[Personnage.B2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8])&gt;0;CONCATENATE(&quot;'&quot;;[Personnage.H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8])&gt;0;CONCATENATE(&quot;'&quot;;[Personnage.C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8])&gt;0;CONCATENATE(&quot;'&quot;;[Personnage.D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8])&gt;0;CONCATENATE(&quot;'&quot;;[Personnage.E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8])&gt;0;CONCATENATE(&quot;'&quot;;[Personnage.F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8])&gt;0;CONCATENATE(&quot;'&quot;;[Personnage.I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9])&gt;0;[Personnage.B2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9])&gt;0;CONCATENATE(&quot;'&quot;;[Personnage.H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9])&gt;0;CONCATENATE(&quot;'&quot;;[Personnage.C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9])&gt;0;CONCATENATE(&quot;'&quot;;[Personnage.D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9])&gt;0;CONCATENATE(&quot;'&quot;;[Personnage.E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9])&gt;0;CONCATENATE(&quot;'&quot;;[Personnage.F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9])&gt;0;CONCATENATE(&quot;'&quot;;[Personnage.I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0])&gt;0;[Personnage.B2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0])&gt;0;CONCATENATE(&quot;'&quot;;[Personnage.H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0])&gt;0;CONCATENATE(&quot;'&quot;;[Personnage.C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0])&gt;0;CONCATENATE(&quot;'&quot;;[Personnage.D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0])&gt;0;CONCATENATE(&quot;'&quot;;[Personnage.E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0])&gt;0;CONCATENATE(&quot;'&quot;;[Personnage.F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0])&gt;0;CONCATENATE(&quot;'&quot;;[Personnage.I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1])&gt;0;[Personnage.B2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1])&gt;0;CONCATENATE(&quot;'&quot;;[Personnage.H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1])&gt;0;CONCATENATE(&quot;'&quot;;[Personnage.C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1])&gt;0;CONCATENATE(&quot;'&quot;;[Personnage.D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1])&gt;0;CONCATENATE(&quot;'&quot;;[Personnage.E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1])&gt;0;CONCATENATE(&quot;'&quot;;[Personnage.F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1])&gt;0;CONCATENATE(&quot;'&quot;;[Personnage.I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2])&gt;0;[Personnage.B2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2])&gt;0;CONCATENATE(&quot;'&quot;;[Personnage.H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2])&gt;0;CONCATENATE(&quot;'&quot;;[Personnage.C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2])&gt;0;CONCATENATE(&quot;'&quot;;[Personnage.D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2])&gt;0;CONCATENATE(&quot;'&quot;;[Personnage.E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2])&gt;0;CONCATENATE(&quot;'&quot;;[Personnage.F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2])&gt;0;CONCATENATE(&quot;'&quot;;[Personnage.I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3])&gt;0;[Personnage.B2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3])&gt;0;CONCATENATE(&quot;'&quot;;[Personnage.H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3])&gt;0;CONCATENATE(&quot;'&quot;;[Personnage.C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3])&gt;0;CONCATENATE(&quot;'&quot;;[Personnage.D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3])&gt;0;CONCATENATE(&quot;'&quot;;[Personnage.E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3])&gt;0;CONCATENATE(&quot;'&quot;;[Personnage.F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3])&gt;0;CONCATENATE(&quot;'&quot;;[Personnage.I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4])&gt;0;[Personnage.B2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4])&gt;0;CONCATENATE(&quot;'&quot;;[Personnage.H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4])&gt;0;CONCATENATE(&quot;'&quot;;[Personnage.C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4])&gt;0;CONCATENATE(&quot;'&quot;;[Personnage.D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4])&gt;0;CONCATENATE(&quot;'&quot;;[Personnage.E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4])&gt;0;CONCATENATE(&quot;'&quot;;[Personnage.F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4])&gt;0;CONCATENATE(&quot;'&quot;;[Personnage.I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5])&gt;0;[Personnage.B2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5])&gt;0;CONCATENATE(&quot;'&quot;;[Personnage.H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5])&gt;0;CONCATENATE(&quot;'&quot;;[Personnage.C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5])&gt;0;CONCATENATE(&quot;'&quot;;[Personnage.D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5])&gt;0;CONCATENATE(&quot;'&quot;;[Personnage.E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5])&gt;0;CONCATENATE(&quot;'&quot;;[Personnage.F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5])&gt;0;CONCATENATE(&quot;'&quot;;[Personnage.I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6])&gt;0;[Personnage.B2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6])&gt;0;CONCATENATE(&quot;'&quot;;[Personnage.H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6])&gt;0;CONCATENATE(&quot;'&quot;;[Personnage.C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6])&gt;0;CONCATENATE(&quot;'&quot;;[Personnage.D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6])&gt;0;CONCATENATE(&quot;'&quot;;[Personnage.E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6])&gt;0;CONCATENATE(&quot;'&quot;;[Personnage.F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6])&gt;0;CONCATENATE(&quot;'&quot;;[Personnage.I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7])&gt;0;[Personnage.B2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7])&gt;0;CONCATENATE(&quot;'&quot;;[Personnage.H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7])&gt;0;CONCATENATE(&quot;'&quot;;[Personnage.C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7])&gt;0;CONCATENATE(&quot;'&quot;;[Personnage.D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7])&gt;0;CONCATENATE(&quot;'&quot;;[Personnage.E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7])&gt;0;CONCATENATE(&quot;'&quot;;[Personnage.F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7])&gt;0;CONCATENATE(&quot;'&quot;;[Personnage.I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8])&gt;0;[Personnage.B2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8])&gt;0;CONCATENATE(&quot;'&quot;;[Personnage.H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8])&gt;0;CONCATENATE(&quot;'&quot;;[Personnage.C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8])&gt;0;CONCATENATE(&quot;'&quot;;[Personnage.D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8])&gt;0;CONCATENATE(&quot;'&quot;;[Personnage.E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8])&gt;0;CONCATENATE(&quot;'&quot;;[Personnage.F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8])&gt;0;CONCATENATE(&quot;'&quot;;[Personnage.I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</table:table>
      <table:table table:name="Segments (Morphes)" table:style-name="ta1"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17" table:default-cell-style-name="ce1"/>
        <table:table-row table:style-name="ro1">
          <table:table-cell table:style-name="ce6" office:value-type="string">
            <text:p>Morphe</text:p>
          </table:table-cell>
          <table:table-cell table:style-name="ce10" office:value-type="string">
            <text:p>Cause</text:p>
          </table:table-cell>
          <table:table-cell table:style-name="ce13" office:value-type="string">
            <text:p>Clé générale</text:p>
          </table:table-cell>
          <table:table-cell table:style-name="ce13" office:value-type="string">
            <text:p>Sous-clé 1</text:p>
          </table:table-cell>
          <table:table-cell table:style-name="ce13" office:value-type="string">
            <text:p>Sous-clé 2</text:p>
          </table:table-cell>
          <table:table-cell table:style-name="ce13" office:value-type="string">
            <text:p>Sous-clé 3</text:p>
          </table:table-cell>
          <table:table-cell table:style-name="ce10" office:value-type="string">
            <text:p>Amount</text:p>
          </table:table-cell>
          <table:table-cell table:style-name="ce13" office:value-type="string">
            <text:p>AmountType</text:p>
          </table:table-cell>
          <table:table-cell table:style-name="ce15" office:value-type="string">
            <text:p>Valeur chaîne</text:p>
          </table:table-cell>
        </table:table-row>
        <table:table-row table:style-name="ro1">
          <table:table-cell table:style-name="ce7" office:value-type="string">
            <text:p>MT_FURY</text:p>
          </table:table-cell>
          <table:table-cell table:style-name="ce11"/>
          <table:table-cell table:style-name="ce11" office:value-type="string">
            <text:p>MORPH_TYPE</text:p>
          </table:table-cell>
          <table:table-cell table:style-name="ce11" table:number-columns-repeated="3"/>
          <table:table-cell table:style-name="ce11" office:value-type="float" office:value="75">
            <text:p>75</text:p>
          </table:table-cell>
          <table:table-cell table:style-name="ce11" office:value-type="string">
            <text:p>FREEBIE</text:p>
          </table:table-cell>
          <table:table-cell table:style-name="ce16" office:value-type="string">
            <text:p>MT_FURY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7" office:value-type="string">
            <text:p>BIO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7" office:value-type="string">
            <text:p>4 / 20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8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Bio-modes Basiques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Implants Réseau de Bas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Armure Biotissée (légère)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Pile Cortical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Vision Amélioré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Neurachem (Niveau 1)</text:p>
          </table:table-cell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MORPH_ENH</text:p>
          </table:table-cell>
          <table:table-cell table:style-name="ce12" table:number-columns-repeated="5"/>
          <table:table-cell table:style-name="ce19" office:value-type="string">
            <text:p>Filtres Toxémiques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gments (Traits)" table:style-name="ta1">
        <table:table-column table:style-name="co26" table:default-cell-style-name="ce43"/>
        <table:table-column table:style-name="co2" table:default-cell-style-name="ce46"/>
        <table:table-column table:style-name="co27" table:default-cell-style-name="ce46"/>
        <table:table-column table:style-name="co28" table:default-cell-style-name="ce46"/>
        <table:table-column table:style-name="co29" table:default-cell-style-name="ce46"/>
        <table:table-column table:style-name="co30" table:default-cell-style-name="ce46"/>
        <table:table-column table:style-name="co31" table:default-cell-style-name="ce46"/>
        <table:table-column table:style-name="co32" table:default-cell-style-name="ce46"/>
        <table:table-column table:style-name="co33" table:default-cell-style-name="ce53"/>
        <table:table-column table:style-name="co2" table:number-columns-repeated="2" table:default-cell-style-name="Default"/>
        <table:table-row table:style-name="ro1">
          <table:table-cell table:style-name="ce38" office:value-type="string">
            <text:p>Trait positif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  <table:table-cell table:number-columns-repeated="2"/>
        </table:table-row>
        <table:table-row table:style-name="ro1">
          <table:table-cell table:style-name="ce39" office:value-type="string">
            <text:p>ADAPTABILITY</text:p>
          </table:table-cell>
          <table:table-cell/>
          <table:table-cell table:style-name="ce48" office:value-type="string">
            <text:p>TRAIT</text:p>
          </table:table-cell>
          <table:table-cell table:formula="of:=[.A2]" office:value-type="string" office:string-value="ADAPTABILITY">
            <text:p>ADAPTABILITY</text:p>
          </table:table-cell>
          <table:table-cell table:style-name="ce48" office:value-type="string">
            <text:p>&lt;1 ou 2&gt;</text:p>
          </table:table-cell>
          <table:table-cell table:style-name="ce48"/>
          <table:table-cell office:value-type="string">
            <text:p>&lt;Level*10&gt;</text:p>
          </table:table-cell>
          <table:table-cell table:style-name="ce48" office:value-type="string">
            <text:p>FREEBIE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39" office:value-type="string">
            <text:p>ALLIES</text:p>
          </table:table-cell>
          <table:table-cell/>
          <table:table-cell table:style-name="ce48" office:value-type="string">
            <text:p>TRAIT</text:p>
          </table:table-cell>
          <table:table-cell table:formula="of:=[.A3]" office:value-type="string" office:string-value="ALLIES">
            <text:p>ALLIES</text:p>
          </table:table-cell>
          <table:table-cell table:style-name="ce48"/>
          <table:table-cell table:style-name="ce48"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48" office:value-type="string">
            <text:p>FREEBIE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40" office:value-type="string">
            <text:p>AMBIDEXTROUS</text:p>
          </table:table-cell>
          <table:table-cell/>
          <table:table-cell table:style-name="ce48" office:value-type="string">
            <text:p>TRAIT</text:p>
          </table:table-cell>
          <table:table-cell table:formula="of:=[.A4]" office:value-type="string" office:string-value="AMBIDEXTROUS">
            <text:p>AMBIDEXTROUS</text:p>
          </table:table-cell>
          <table:table-cell table:style-name="ce48"/>
          <table:table-cell table:style-name="ce48" office:value-type="string">
            <text:p>&lt;membre?&gt;</text:p>
          </table:table-cell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41" office:value-type="string">
            <text:p>ANIMAL_EMPATHY</text:p>
          </table:table-cell>
          <table:table-cell table:style-name="ce25"/>
          <table:table-cell table:style-name="ce49" office:value-type="string">
            <text:p>TRAIT</text:p>
          </table:table-cell>
          <table:table-cell table:style-name="ce25" table:formula="of:=[.A5]" office:value-type="string" office:string-value="ANIMAL_EMPATHY">
            <text:p>ANIMAL_EMPATHY</text:p>
          </table:table-cell>
          <table:table-cell table:style-name="ce25" table:number-columns-repeated="2"/>
          <table:table-cell table:style-name="ce25" office:value-type="float" office:value="5">
            <text:p>5</text:p>
          </table:table-cell>
          <table:table-cell table:style-name="ce49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50" office:value-type="string">
            <text:p>ASK</text:p>
          </table:table-cell>
          <table:table-cell table:style-name="ce27" office:value-type="string">
            <text:p>ANIMALHANDLING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50" office:value-type="string">
            <text:p>MODIFIER</text:p>
          </table:table-cell>
          <table:table-cell table:style-name="ce32" office:value-type="string">
            <text:p>&lt;trad. ANIMAL_EMPATHY&gt;</text:p>
          </table:table-cell>
          <table:table-cell table:number-columns-repeated="2"/>
        </table:table-row>
        <table:table-row table:style-name="ro1">
          <table:table-cell office:value-type="string">
            <text:p>BRAVE</text:p>
          </table:table-cell>
          <table:table-cell/>
          <table:table-cell table:style-name="ce48" office:value-type="string">
            <text:p>TRAIT</text:p>
          </table:table-cell>
          <table:table-cell table:formula="of:=[.A7]" office:value-type="string" office:string-value="BRAVE">
            <text:p>BRAV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COMMON_SENSE</text:p>
          </table:table-cell>
          <table:table-cell/>
          <table:table-cell table:style-name="ce48" office:value-type="string">
            <text:p>TRAIT</text:p>
          </table:table-cell>
          <table:table-cell table:formula="of:=[.A8]" office:value-type="string" office:string-value="COMMON_SENSE">
            <text:p>COMMON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ANGER_SENSE</text:p>
          </table:table-cell>
          <table:table-cell/>
          <table:table-cell table:style-name="ce48" office:value-type="string">
            <text:p>TRAIT</text:p>
          </table:table-cell>
          <table:table-cell table:formula="of:=[.A9]" office:value-type="string" office:string-value="DANGER_SENSE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IRECTION_SENSE</text:p>
          </table:table-cell>
          <table:table-cell/>
          <table:table-cell table:style-name="ce48" office:value-type="string">
            <text:p>TRAIT</text:p>
          </table:table-cell>
          <table:table-cell table:formula="of:=[.A10]" office:value-type="string" office:string-value="DIRECTION_SENSE">
            <text:p>DIRECTION_SENS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IDETIC_MEMORY</text:p>
          </table:table-cell>
          <table:table-cell/>
          <table:table-cell table:style-name="ce48" office:value-type="string">
            <text:p>&lt;TRAIT/MORPH_TRAIT&gt;</text:p>
          </table:table-cell>
          <table:table-cell table:formula="of:=[.A11]" office:value-type="string" office:string-value="EIDETIC_MEMORY">
            <text:p>EIDETIC_MEMOR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EXCEPTIONAL_APT (EGO)</text:p>
          </table:table-cell>
          <table:table-cell table:style-name="ce25"/>
          <table:table-cell table:style-name="ce49" office:value-type="string">
            <text:p>TRAIT</text:p>
          </table:table-cell>
          <table:table-cell table:style-name="ce25" office:value-type="string">
            <text:p>EXCEPTIONAL_APT</text:p>
          </table:table-cell>
          <table:table-cell table:style-name="ce25" table:number-columns-repeated="2"/>
          <table:table-cell table:style-name="ce25" office:value-type="float" office:value="20">
            <text:p>20</text:p>
          </table:table-cell>
          <table:table-cell table:style-name="ce49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27" office:value-type="string">
            <text:p>APT</text:p>
          </table:table-cell>
          <table:table-cell table:style-name="ce27" table:formula="of:=[.A13]" office:value-type="float" office:value="0">
            <text:p>0</text:p>
          </table:table-cell>
          <table:table-cell table:style-name="ce27" table:number-columns-repeated="2"/>
          <table:table-cell table:style-name="ce27" office:value-type="float" office:value="40">
            <text:p>40</text:p>
          </table:table-cell>
          <table:table-cell table:style-name="ce50" office:value-type="string">
            <text:p>EGO_MAX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41" office:value-type="string">
            <text:p>EXCEPTIONAL_APT (MORPH)</text:p>
          </table:table-cell>
          <table:table-cell table:style-name="ce25"/>
          <table:table-cell table:style-name="ce49" office:value-type="string">
            <text:p>MORPH_TRAIT</text:p>
          </table:table-cell>
          <table:table-cell table:style-name="ce25" office:value-type="string">
            <text:p>EXCEPTIONAL_APT</text:p>
          </table:table-cell>
          <table:table-cell table:style-name="ce25" table:number-columns-repeated="2"/>
          <table:table-cell table:style-name="ce25" office:value-type="float" office:value="20">
            <text:p>20</text:p>
          </table:table-cell>
          <table:table-cell table:style-name="ce49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27" office:value-type="string">
            <text:p>APT</text:p>
          </table:table-cell>
          <table:table-cell table:style-name="ce27" table:formula="of:=[.A15]" office:value-type="float" office:value="0">
            <text:p>0</text:p>
          </table:table-cell>
          <table:table-cell table:style-name="ce27" table:number-columns-repeated="2"/>
          <table:table-cell table:style-name="ce27" office:value-type="string">
            <text:p>&lt;30, 35 ou 40&gt;</text:p>
          </table:table-cell>
          <table:table-cell table:style-name="ce50" office:value-type="string">
            <text:p>MORPH_MAX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EXPERT</text:p>
          </table:table-cell>
          <table:table-cell/>
          <table:table-cell table:style-name="ce48" office:value-type="string">
            <text:p>TRAIT</text:p>
          </table:table-cell>
          <table:table-cell table:formula="of:=[.A16]" office:value-type="string" office:string-value="EXPERT">
            <text:p>EXPERT</text:p>
          </table:table-cell>
          <table:table-cell/>
          <table:table-cell office:value-type="string">
            <text:p>&lt;skill&gt;</text:p>
          </table:table-cell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0" office:value-type="string">
            <text:p>FAST_LEARNER</text:p>
          </table:table-cell>
          <table:table-cell/>
          <table:table-cell table:style-name="ce48" office:value-type="string">
            <text:p>TRAIT</text:p>
          </table:table-cell>
          <table:table-cell table:formula="of:=[.A17]" office:value-type="string" office:string-value="FAST_LEARNER">
            <text:p>FAST_LEARN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FIRST_IMPRESSION</text:p>
          </table:table-cell>
          <table:table-cell/>
          <table:table-cell table:style-name="ce48" office:value-type="string">
            <text:p>TRAIT</text:p>
          </table:table-cell>
          <table:table-cell table:formula="of:=[.A18]" office:value-type="string" office:string-value="FIRST_IMPRESSION">
            <text:p>FIRST_IMPRESSI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HYPER_LINGUIST</text:p>
          </table:table-cell>
          <table:table-cell/>
          <table:table-cell table:style-name="ce48" office:value-type="string">
            <text:p>TRAIT</text:p>
          </table:table-cell>
          <table:table-cell table:formula="of:=[.A19]" office:value-type="string" office:string-value="HYPER_LINGUIST">
            <text:p>HYPER_LINGUIST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2"/>
          <table:table-cell office:value-type="string">
            <text:p>Passer les points en Discount</text:p>
          </table:table-cell>
        </table:table-row>
        <table:table-row table:style-name="ro1">
          <table:table-cell office:value-type="string">
            <text:p>IMPROVED_IMMUNE_SYSTEM</text:p>
          </table:table-cell>
          <table:table-cell/>
          <table:table-cell table:style-name="ce48" office:value-type="string">
            <text:p>MORPH_TRAIT</text:p>
          </table:table-cell>
          <table:table-cell table:formula="of:=[.A20]" office:value-type="string" office:string-value="IMPROVED_IMMUNE_SYSTEM">
            <text:p>IMPROVED_IMMUNE_SYSTEM</text:p>
          </table:table-cell>
          <table:table-cell table:style-name="ce48"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NNOCUOUS</text:p>
          </table:table-cell>
          <table:table-cell/>
          <table:table-cell table:style-name="ce48" office:value-type="string">
            <text:p>MORPH_TRAIT</text:p>
          </table:table-cell>
          <table:table-cell table:formula="of:=[.A21]" office:value-type="string" office:string-value="INNOCUOUS">
            <text:p>INNOCUOUS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IMBER</text:p>
          </table:table-cell>
          <table:table-cell/>
          <table:table-cell table:style-name="ce48" office:value-type="string">
            <text:p>MORPH_TRAIT</text:p>
          </table:table-cell>
          <table:table-cell table:formula="of:=[.A22]" office:value-type="string" office:string-value="LIMBER">
            <text:p>LIMBER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ATH_WIZ</text:p>
          </table:table-cell>
          <table:table-cell/>
          <table:table-cell table:style-name="ce48" office:value-type="string">
            <text:p>TRAIT</text:p>
          </table:table-cell>
          <table:table-cell table:formula="of:=[.A23]" office:value-type="string" office:string-value="MATH_WIZ">
            <text:p>MATH_WIZ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ATURAL_IMMUNITY</text:p>
          </table:table-cell>
          <table:table-cell/>
          <table:table-cell table:style-name="ce48" office:value-type="string">
            <text:p>MORPH_TRAIT</text:p>
          </table:table-cell>
          <table:table-cell table:formula="of:=[.A24]" office:value-type="string" office:string-value="NATURAL_IMMUNITY">
            <text:p>NATURAL_IMMUNIT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IN_TOLERANCE</text:p>
          </table:table-cell>
          <table:table-cell/>
          <table:table-cell table:style-name="ce48" office:value-type="string">
            <text:p>&lt;TRAIT/MORPH_TRAIT&gt;</text:p>
          </table:table-cell>
          <table:table-cell table:formula="of:=[.A25]" office:value-type="string" office:string-value="PAIN_TOLERANCE">
            <text:p>PAIN_TOLERANC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TRON</text:p>
          </table:table-cell>
          <table:table-cell/>
          <table:table-cell table:style-name="ce48" office:value-type="string">
            <text:p>TRAIT</text:p>
          </table:table-cell>
          <table:table-cell table:formula="of:=[.A26]" office:value-type="string" office:string-value="PATRON">
            <text:p>PATRON</text:p>
          </table:table-cell>
          <table:table-cell/>
          <table:table-cell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</text:p>
          </table:table-cell>
          <table:table-cell/>
          <table:table-cell table:style-name="ce48" office:value-type="string">
            <text:p>TRAIT</text:p>
          </table:table-cell>
          <table:table-cell table:formula="of:=[.A27]" office:value-type="string" office:string-value="PSI">
            <text:p>PSI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20&gt;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CHAMELEON</text:p>
          </table:table-cell>
          <table:table-cell/>
          <table:table-cell table:style-name="ce48" office:value-type="string">
            <text:p>&lt;TRAIT/MORPH_TRAIT&gt;</text:p>
          </table:table-cell>
          <table:table-cell table:formula="of:=[.A28]" office:value-type="string" office:string-value="PSI_CHAMELEON">
            <text:p>PSI_CHAMELE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DEFENSE</text:p>
          </table:table-cell>
          <table:table-cell/>
          <table:table-cell table:style-name="ce48" office:value-type="string">
            <text:p>&lt;TRAIT/MORPH_TRAIT&gt;</text:p>
          </table:table-cell>
          <table:table-cell table:formula="of:=[.A29]" office:value-type="string" office:string-value="PSI_DEFENSE">
            <text:p>PSI_DEFENS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APID_HEALER</text:p>
          </table:table-cell>
          <table:table-cell/>
          <table:table-cell table:style-name="ce48" office:value-type="string">
            <text:p>MORPH_TRAIT</text:p>
          </table:table-cell>
          <table:table-cell table:formula="of:=[.A30]" office:value-type="string" office:string-value="RAPID_HEALER">
            <text:p>RAPID_HEAL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IGHT_AT_HOME</text:p>
          </table:table-cell>
          <table:table-cell/>
          <table:table-cell table:style-name="ce48" office:value-type="string">
            <text:p>TRAIT</text:p>
          </table:table-cell>
          <table:table-cell table:formula="of:=[.A31]" office:value-type="string" office:string-value="RIGHT_AT_HOME">
            <text:p>RIGHT_AT_HOME</text:p>
          </table:table-cell>
          <table:table-cell/>
          <table:table-cell office:value-type="string">
            <text:p>&lt;type morphe&gt;</text:p>
          </table:table-cell>
          <table:table-cell office:value-type="float" office:value="10">
            <text:p>10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COND_SKIN</text:p>
          </table:table-cell>
          <table:table-cell/>
          <table:table-cell table:style-name="ce48" office:value-type="string">
            <text:p>TRAIT</text:p>
          </table:table-cell>
          <table:table-cell table:formula="of:=[.A32]" office:value-type="string" office:string-value="SECOND_SKIN">
            <text:p>SECOND_SKIN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SITUATIONAL_AWARENESS</text:p>
          </table:table-cell>
          <table:table-cell table:style-name="ce25"/>
          <table:table-cell table:style-name="ce49" office:value-type="string">
            <text:p>TRAIT</text:p>
          </table:table-cell>
          <table:table-cell table:style-name="ce25" table:formula="of:=[.A33]" office:value-type="string" office:string-value="SITUATIONAL_AWARENESS">
            <text:p>SITUATIONAL_AWARENESS</text:p>
          </table:table-cell>
          <table:table-cell table:style-name="ce25" table:number-columns-repeated="2"/>
          <table:table-cell table:style-name="ce25" office:value-type="float" office:value="10">
            <text:p>10</text:p>
          </table:table-cell>
          <table:table-cell table:style-name="ce49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50" office:value-type="string">
            <text:p>ASK</text:p>
          </table:table-cell>
          <table:table-cell table:style-name="ce27" office:value-type="string">
            <text:p>PERCEPTION</text:p>
          </table:table-cell>
          <table:table-cell table:style-name="ce27" table:number-columns-repeated="2"/>
          <table:table-cell table:style-name="ce27" office:value-type="float" office:value="0">
            <text:p>0</text:p>
          </table:table-cell>
          <table:table-cell table:style-name="ce50" office:value-type="string">
            <text:p>MODIFIER</text:p>
          </table:table-cell>
          <table:table-cell table:style-name="ce54" office:value-type="string">
            <text:p>&lt;trad. SITUATIONAL_AWARENESS&gt;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TRIKING_LOOKS</text:p>
          </table:table-cell>
          <table:table-cell/>
          <table:table-cell table:style-name="ce48" office:value-type="string">
            <text:p>MORPH_TRAIT</text:p>
          </table:table-cell>
          <table:table-cell table:formula="of:=[.A35]" office:value-type="string" office:string-value="STRIKING_LOOKS">
            <text:p>STRIKING_LOOKS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TOUGH</text:p>
          </table:table-cell>
          <table:table-cell table:style-name="ce25"/>
          <table:table-cell table:style-name="ce49" office:value-type="string">
            <text:p>MORPH_TRAIT</text:p>
          </table:table-cell>
          <table:table-cell table:style-name="ce25" table:formula="of:=[.A36]" office:value-type="string" office:string-value="TOUGH">
            <text:p>TOUGH</text:p>
          </table:table-cell>
          <table:table-cell table:style-name="ce25" office:value-type="string">
            <text:p>&lt;1, 2 ou 3&gt;</text:p>
          </table:table-cell>
          <table:table-cell table:style-name="ce25"/>
          <table:table-cell table:style-name="ce25" office:value-type="string">
            <text:p>&lt;Level*10&gt;</text:p>
          </table:table-cell>
          <table:table-cell table:style-name="ce49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50" office:value-type="string">
            <text:p>MORPH_DURABILITY</text:p>
          </table:table-cell>
          <table:table-cell table:style-name="ce27" table:number-columns-repeated="3"/>
          <table:table-cell table:style-name="ce27" office:value-type="string">
            <text:p>&lt;Level*5&gt;</text:p>
          </table:table-cell>
          <table:table-cell table:style-name="ce50" office:value-type="string">
            <text:p>MODIFI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ZOOSEMIOTICS</text:p>
          </table:table-cell>
          <table:table-cell/>
          <table:table-cell table:style-name="ce48" office:value-type="string">
            <text:p>TRAIT</text:p>
          </table:table-cell>
          <table:table-cell table:formula="of:=[.A38]" office:value-type="string" office:string-value="ZOOSEMIOTICS">
            <text:p>ZOOSEMIOTICS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8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8" office:value-type="string">
            <text:p>Trait négatif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  <table:table-cell table:number-columns-repeated="2"/>
        </table:table-row>
        <table:table-row table:style-name="ro1">
          <table:table-cell office:value-type="string">
            <text:p>ADDICTION</text:p>
          </table:table-cell>
          <table:table-cell/>
          <table:table-cell office:value-type="string">
            <text:p>TRAIT</text:p>
          </table:table-cell>
          <table:table-cell table:formula="of:=[.A41]" office:value-type="string" office:string-value="ADDICTION">
            <text:p>ADDICTION</text:p>
          </table:table-cell>
          <table:table-cell office:value-type="string">
            <text:p>&lt;min,moy,maj&gt;</text:p>
          </table:table-cell>
          <table:table-cell/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AGED</text:p>
          </table:table-cell>
          <table:table-cell table:style-name="ce25"/>
          <table:table-cell table:style-name="ce25" office:value-type="string">
            <text:p>MORPH_TRAIT</text:p>
          </table:table-cell>
          <table:table-cell table:style-name="ce25" table:formula="of:=[.A42]" office:value-type="string" office:string-value="AGED">
            <text:p>AGED</text:p>
          </table:table-cell>
          <table:table-cell table:style-name="ce25" table:number-columns-repeated="2"/>
          <table:table-cell table:style-name="ce25" office:value-type="float" office:value="10">
            <text:p>10</text:p>
          </table:table-cell>
          <table:table-cell table:style-name="ce25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COO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REF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SOM</text:p>
          </table:table-cell>
          <table:table-cell table:style-name="ce26" table:number-columns-repeated="2"/>
          <table:table-cell table:style-name="Default" office:value-type="float" office:value="-5">
            <text:p>-5</text:p>
          </table:table-cell>
          <table:table-cell table:style-name="ce26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SAV</text:p>
          </table:table-cell>
          <table:table-cell table:style-name="ce26" table:number-columns-repeated="2"/>
          <table:table-cell table:style-name="Default" office:value-type="float" office:value="-5">
            <text:p>-5</text:p>
          </table:table-cell>
          <table:table-cell table:style-name="ce26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WIL</text:p>
          </table:table-cell>
          <table:table-cell table:style-name="ce26" table:number-columns-repeated="2"/>
          <table:table-cell table:style-name="Default" office:value-type="float" office:value="-5">
            <text:p>-5</text:p>
          </table:table-cell>
          <table:table-cell table:style-name="ce26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INT</text:p>
          </table:table-cell>
          <table:table-cell table:style-name="ce26" table:number-columns-repeated="2"/>
          <table:table-cell table:style-name="Default" office:value-type="float" office:value="-5">
            <text:p>-5</text:p>
          </table:table-cell>
          <table:table-cell table:style-name="ce26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27" office:value-type="string">
            <text:p>APT</text:p>
          </table:table-cell>
          <table:table-cell table:style-name="ce27" office:value-type="string">
            <text:p>COG</text:p>
          </table:table-cell>
          <table:table-cell table:style-name="ce27" table:number-columns-repeated="2"/>
          <table:table-cell table:style-name="ce27" office:value-type="float" office:value="-5">
            <text:p>-5</text:p>
          </table:table-cell>
          <table:table-cell table:style-name="ce27" office:value-type="string">
            <text:p>MORPH_MAX_MOD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BAD_LUCK</text:p>
          </table:table-cell>
          <table:table-cell/>
          <table:table-cell office:value-type="string">
            <text:p>TRAIT</text:p>
          </table:table-cell>
          <table:table-cell table:formula="of:=[.A50]" office:value-type="string" office:string-value="BAD_LUCK">
            <text:p>BAD_LUCK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BLACKLISTED</text:p>
          </table:table-cell>
          <table:table-cell table:style-name="ce25"/>
          <table:table-cell table:style-name="ce25" office:value-type="string">
            <text:p>TRAIT</text:p>
          </table:table-cell>
          <table:table-cell table:style-name="ce25" table:formula="of:=[.A51]" office:value-type="string" office:string-value="BLACKLISTED">
            <text:p>BLACKLISTED</text:p>
          </table:table-cell>
          <table:table-cell table:style-name="ce25" office:value-type="string">
            <text:p>&lt;min,maj&gt;</text:p>
          </table:table-cell>
          <table:table-cell table:style-name="ce25" office:value-type="string">
            <text:p>&lt;Reputation&gt;</text:p>
          </table:table-cell>
          <table:table-cell table:style-name="ce25" office:value-type="string">
            <text:p>&lt;5 ou 20&gt;</text:p>
          </table:table-cell>
          <table:table-cell table:style-name="ce25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/>
          <table:table-cell table:style-name="ce27" office:value-type="string">
            <text:p>ID</text:p>
          </table:table-cell>
          <table:table-cell table:style-name="ce27" office:value-type="string">
            <text:p>&lt;Pour chaque ID&gt;</text:p>
          </table:table-cell>
          <table:table-cell table:style-name="ce27" office:value-type="string">
            <text:p>REPUTATION</text:p>
          </table:table-cell>
          <table:table-cell table:style-name="ce27" office:value-type="string">
            <text:p>&lt;Reputation&gt;</text:p>
          </table:table-cell>
          <table:table-cell table:style-name="ce27"/>
          <table:table-cell table:style-name="ce27" office:value-type="string">
            <text:p>MODIFIER</text:p>
          </table:table-cell>
          <table:table-cell table:style-name="ce32" office:value-type="string">
            <text:p>&lt;trad. BLACKLISTED&gt;</text:p>
          </table:table-cell>
          <table:table-cell table:number-columns-repeated="2"/>
        </table:table-row>
        <table:table-row table:style-name="ro1">
          <table:table-cell table:style-name="ce41" office:value-type="string">
            <text:p>BLACK_MARK</text:p>
          </table:table-cell>
          <table:table-cell table:style-name="ce25"/>
          <table:table-cell table:style-name="ce25" office:value-type="string">
            <text:p>TRAIT</text:p>
          </table:table-cell>
          <table:table-cell table:style-name="ce25" table:formula="of:=[.A53]" office:value-type="string" office:string-value="BLACK_MARK">
            <text:p>BLACK_MARK</text:p>
          </table:table-cell>
          <table:table-cell table:style-name="ce25" office:value-type="string">
            <text:p>&lt;1, 2 ou 3&gt;</text:p>
          </table:table-cell>
          <table:table-cell table:style-name="ce25" office:value-type="string">
            <text:p>&lt;Reputation&gt;</text:p>
          </table:table-cell>
          <table:table-cell table:style-name="ce25" office:value-type="string">
            <text:p>&lt;Level*10&gt;</text:p>
          </table:table-cell>
          <table:table-cell table:style-name="ce25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/>
          <table:table-cell table:style-name="ce27" office:value-type="string">
            <text:p>ASK</text:p>
          </table:table-cell>
          <table:table-cell table:style-name="ce27" office:value-type="string">
            <text:p>NW : &lt;Reputation&gt;</text:p>
          </table:table-cell>
          <table:table-cell table:style-name="ce27" table:number-columns-repeated="2"/>
          <table:table-cell table:style-name="ce27" office:value-type="string">
            <text:p>&lt;Level*-10&gt;</text:p>
          </table:table-cell>
          <table:table-cell table:style-name="ce27" office:value-type="string">
            <text:p>MODIFIER</text:p>
          </table:table-cell>
          <table:table-cell table:style-name="ce32" office:value-type="string">
            <text:p>&lt;trad. BLACK_MARK&gt;</text:p>
          </table:table-cell>
          <table:table-cell table:number-columns-repeated="2"/>
        </table:table-row>
        <table:table-row table:style-name="ro1">
          <table:table-cell office:value-type="string">
            <text:p>COMBAT_PARALYSIS</text:p>
          </table:table-cell>
          <table:table-cell/>
          <table:table-cell office:value-type="string">
            <text:p>TRAIT</text:p>
          </table:table-cell>
          <table:table-cell table:formula="of:=[.A55]" office:value-type="string" office:string-value="COMBAT_PARALYSIS">
            <text:p>COMBAT_PARALYSI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DITED_MEMORIES</text:p>
          </table:table-cell>
          <table:table-cell/>
          <table:table-cell office:value-type="string">
            <text:p>TRAIT</text:p>
          </table:table-cell>
          <table:table-cell table:formula="of:=[.A56]" office:value-type="string" office:string-value="EDITED_MEMORIES">
            <text:p>EDITED_MEMORI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NEMY</text:p>
          </table:table-cell>
          <table:table-cell/>
          <table:table-cell office:value-type="string">
            <text:p>TRAIT</text:p>
          </table:table-cell>
          <table:table-cell table:formula="of:=[.A57]" office:value-type="string" office:string-value="ENEMY">
            <text:p>ENEMY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FEEBLE</text:p>
          </table:table-cell>
          <table:table-cell table:style-name="ce25"/>
          <table:table-cell table:style-name="ce25" office:value-type="string">
            <text:p>TRAIT</text:p>
          </table:table-cell>
          <table:table-cell table:style-name="ce25" table:formula="of:=[.A58]" office:value-type="string" office:string-value="FEEBLE">
            <text:p>FEEBLE</text:p>
          </table:table-cell>
          <table:table-cell table:style-name="ce25"/>
          <table:table-cell table:style-name="ce25" office:value-type="string">
            <text:p>&lt;aptitude&gt;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4"/>
          <table:table-cell table:style-name="Default" office:value-type="string">
            <text:p>&lt;Cause&gt;</text:p>
          </table:table-cell>
          <table:table-cell table:style-name="Default" office:value-type="string">
            <text:p>APT</text:p>
          </table:table-cell>
          <table:table-cell table:style-name="Default" office:value-type="string">
            <text:p>&lt;aptitude&gt;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EGO_MA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27" office:value-type="string">
            <text:p>APT</text:p>
          </table:table-cell>
          <table:table-cell table:style-name="ce27" office:value-type="string">
            <text:p>&lt;aptitude&gt;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MORPH_MAX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41" office:value-type="string">
            <text:p>FRAIL</text:p>
          </table:table-cell>
          <table:table-cell table:style-name="ce25"/>
          <table:table-cell table:style-name="ce25" office:value-type="string">
            <text:p>MORPH_TRAIT</text:p>
          </table:table-cell>
          <table:table-cell table:style-name="ce25" table:formula="of:=[.A61]" office:value-type="string" office:string-value="FRAIL">
            <text:p>FRAIL</text:p>
          </table:table-cell>
          <table:table-cell table:style-name="ce25" table:number-columns-repeated="3"/>
          <table:table-cell table:style-name="ce25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50" office:value-type="string">
            <text:p>MORPH_DURABILITY</text:p>
          </table:table-cell>
          <table:table-cell table:style-name="ce27" table:number-columns-repeated="3"/>
          <table:table-cell table:style-name="ce27" office:value-type="string">
            <text:p>&lt;Level*-5&gt;</text:p>
          </table:table-cell>
          <table:table-cell table:style-name="ce50" office:value-type="string">
            <text:p>MODIFIER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GENETIC_DEFECT</text:p>
          </table:table-cell>
          <table:table-cell/>
          <table:table-cell office:value-type="string">
            <text:p>MORPH_TRAIT</text:p>
          </table:table-cell>
          <table:table-cell table:formula="of:=[.A63]" office:value-type="string" office:string-value="GENETIC_DEFECT">
            <text:p>GENETIC_DEFECT</text:p>
          </table:table-cell>
          <table:table-cell office:value-type="string">
            <text:p>&lt;1 ou 2&gt;</text:p>
          </table:table-cell>
          <table:table-cell office:value-type="string">
            <text:p>&lt;description&gt;</text:p>
          </table:table-cell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DENTITY_CRISIS</text:p>
          </table:table-cell>
          <table:table-cell/>
          <table:table-cell office:value-type="string">
            <text:p>TRAIT</text:p>
          </table:table-cell>
          <table:table-cell table:formula="of:=[.A64]" office:value-type="string" office:string-value="IDENTITY_CRISIS">
            <text:p>IDENTITY_CRIS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LLITERATE</text:p>
          </table:table-cell>
          <table:table-cell/>
          <table:table-cell office:value-type="string">
            <text:p>TRAIT</text:p>
          </table:table-cell>
          <table:table-cell table:formula="of:=[.A65]" office:value-type="string" office:string-value="ILLITERATE">
            <text:p>ILLITERA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MORTALITY_BLUES</text:p>
          </table:table-cell>
          <table:table-cell/>
          <table:table-cell office:value-type="string">
            <text:p>TRAIT</text:p>
          </table:table-cell>
          <table:table-cell table:formula="of:=[.A66]" office:value-type="string" office:string-value="IMMORTALITY_BLUES">
            <text:p>IMMORTALITY_BLU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PLANT_REJECTION</text:p>
          </table:table-cell>
          <table:table-cell/>
          <table:table-cell office:value-type="string">
            <text:p>MORPH_TRAIT</text:p>
          </table:table-cell>
          <table:table-cell table:formula="of:=[.A67]" office:value-type="string" office:string-value="IMPLANT_REJECTION">
            <text:p>IMPLANT_REJECTION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5 ou 15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INCOMPETENT</text:p>
          </table:table-cell>
          <table:table-cell table:style-name="ce25"/>
          <table:table-cell table:style-name="ce25" office:value-type="string">
            <text:p>TRAIT</text:p>
          </table:table-cell>
          <table:table-cell table:formula="of:=[.A68]" office:value-type="string" office:string-value="INCOMPETENT">
            <text:p>INCOMPETENT</text:p>
          </table:table-cell>
          <table:table-cell table:style-name="ce25"/>
          <table:table-cell table:style-name="ce25" office:value-type="string">
            <text:p>&lt;skill&gt;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office:value-type="string">
            <text:p>&lt;skill&gt;</text:p>
          </table:table-cell>
          <table:table-cell table:style-name="ce27" table:number-columns-repeated="2"/>
          <table:table-cell table:style-name="ce27" office:value-type="float" office:value="-1000">
            <text:p>-1000</text:p>
          </table:table-cell>
          <table:table-cell table:style-name="ce27" office:value-type="string">
            <text:p>MODIFIER</text:p>
          </table:table-cell>
          <table:table-cell table:style-name="ce32" office:value-type="string">
            <text:p>&lt;trad. INCOMPETENT&gt;</text:p>
          </table:table-cell>
          <table:table-cell table:number-columns-repeated="2"/>
        </table:table-row>
        <table:table-row table:style-name="ro1">
          <table:table-cell office:value-type="string">
            <text:p>LEMON</text:p>
          </table:table-cell>
          <table:table-cell/>
          <table:table-cell office:value-type="string">
            <text:p>MORPH_TRAIT</text:p>
          </table:table-cell>
          <table:table-cell table:formula="of:=[.A70]" office:value-type="string" office:string-value="LEMON">
            <text:p>LEM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OW_PAIN_TOLERANCE</text:p>
          </table:table-cell>
          <table:table-cell/>
          <table:table-cell office:value-type="string">
            <text:p>&lt;TRAIT/MORPH_TRAIT&gt;</text:p>
          </table:table-cell>
          <table:table-cell table:formula="of:=[.A71]" office:value-type="string" office:string-value="LOW_PAIN_TOLERANCE">
            <text:p>LOW_PAIN_TOLERAN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ENTAL_DISORDER</text:p>
          </table:table-cell>
          <table:table-cell/>
          <table:table-cell office:value-type="string">
            <text:p>TRAIT</text:p>
          </table:table-cell>
          <table:table-cell table:formula="of:=[.A72]" office:value-type="string" office:string-value="MENTAL_DISORDER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ILD_ALLERGY</text:p>
          </table:table-cell>
          <table:table-cell/>
          <table:table-cell office:value-type="string">
            <text:p>MORPH_TRAIT</text:p>
          </table:table-cell>
          <table:table-cell table:formula="of:=[.A73]" office:value-type="string" office:string-value="MILD_ALLERGY">
            <text:p>MILD_ALLERGY</text:p>
          </table:table-cell>
          <table:table-cell/>
          <table:table-cell office:value-type="string">
            <text:p>&lt;description&gt;</text:p>
          </table:table-cell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DIFIED_BEHAVIOR</text:p>
          </table:table-cell>
          <table:table-cell/>
          <table:table-cell office:value-type="string">
            <text:p>TRAIT</text:p>
          </table:table-cell>
          <table:table-cell table:formula="of:=[.A74]" office:value-type="string" office:string-value="MODIFIED_BEHAVIOR">
            <text:p>MODIFIED_BEHAVIOR</text:p>
          </table:table-cell>
          <table:table-cell office:value-type="string">
            <text:p>&lt;1, 2 ou 3&gt;</text:p>
          </table:table-cell>
          <table:table-cell office:value-type="string">
            <text:p>&lt;description&gt;</text:p>
          </table:table-cell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RPHING_DISORDER</text:p>
          </table:table-cell>
          <table:table-cell/>
          <table:table-cell office:value-type="string">
            <text:p>TRAIT</text:p>
          </table:table-cell>
          <table:table-cell table:formula="of:=[.A75]" office:value-type="string" office:string-value="MORPHING_DISORDER">
            <text:p>MORPHING_DISORDER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EURAL_DAMAGE</text:p>
          </table:table-cell>
          <table:table-cell/>
          <table:table-cell office:value-type="string">
            <text:p>TRAIT</text:p>
          </table:table-cell>
          <table:table-cell table:formula="of:=[.A76]" office:value-type="string" office:string-value="NEURAL_DAMAGE">
            <text:p>NEURAL_DAMAGE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O_CORTICAL_STACK</text:p>
          </table:table-cell>
          <table:table-cell/>
          <table:table-cell office:value-type="string">
            <text:p>MORPH_TRAIT</text:p>
          </table:table-cell>
          <table:table-cell table:formula="of:=[.A77]" office:value-type="string" office:string-value="NO_CORTICAL_STACK">
            <text:p>NO_CORTICAL_STACK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BLIVIOUS</text:p>
          </table:table-cell>
          <table:table-cell/>
          <table:table-cell office:value-type="string">
            <text:p>TRAIT</text:p>
          </table:table-cell>
          <table:table-cell table:formula="of:=[.A78]" office:value-type="string" office:string-value="OBLIVIOUS">
            <text:p>OBLIVIOU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N_THE_RUN</text:p>
          </table:table-cell>
          <table:table-cell/>
          <table:table-cell office:value-type="string">
            <text:p>TRAIT</text:p>
          </table:table-cell>
          <table:table-cell table:formula="of:=[.A79]" office:value-type="string" office:string-value="ON_THE_RUN">
            <text:p>ON_THE_RUN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VULNERABILITY</text:p>
          </table:table-cell>
          <table:table-cell/>
          <table:table-cell office:value-type="string">
            <text:p>&lt;TRAIT/MORPH_TRAIT&gt;</text:p>
          </table:table-cell>
          <table:table-cell table:formula="of:=[.A80]" office:value-type="string" office:string-value="PSI_VULNERABILITY">
            <text:p>PSI_VULNERABILIT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EAL_WORLD_NAIVETE</text:p>
          </table:table-cell>
          <table:table-cell/>
          <table:table-cell office:value-type="string">
            <text:p>TRAIT</text:p>
          </table:table-cell>
          <table:table-cell table:formula="of:=[.A81]" office:value-type="string" office:string-value="REAL_WORLD_NAIVETE">
            <text:p>REAL_WORLD_NAIVE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VERE_ALLERGY</text:p>
          </table:table-cell>
          <table:table-cell/>
          <table:table-cell office:value-type="string">
            <text:p>MORPH_TRAIT</text:p>
          </table:table-cell>
          <table:table-cell table:formula="of:=[.A82]" office:value-type="string" office:string-value="SEVERE_ALLERGY">
            <text:p>SEVERE_ALLERGY</text:p>
          </table:table-cell>
          <table:table-cell office:value-type="string">
            <text:p>&lt;rare ou com.&gt;</text:p>
          </table:table-cell>
          <table:table-cell office:value-type="string">
            <text:p>&lt;description&gt;</text:p>
          </table:table-cell>
          <table:table-cell office:value-type="string">
            <text:p>&lt;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LOW_LEARNER</text:p>
          </table:table-cell>
          <table:table-cell/>
          <table:table-cell office:value-type="string">
            <text:p>TRAIT</text:p>
          </table:table-cell>
          <table:table-cell table:formula="of:=[.A83]" office:value-type="string" office:string-value="SLOW_LEARNER">
            <text:p>SLOW_LEARN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OCIAL_STIGMA</text:p>
          </table:table-cell>
          <table:table-cell/>
          <table:table-cell office:value-type="string">
            <text:p>&lt;TRAIT/MORPH_TRAIT&gt;</text:p>
          </table:table-cell>
          <table:table-cell table:formula="of:=[.A84]" office:value-type="string" office:string-value="SOCIAL_STIGMA">
            <text:p>SOCIAL_STIGMA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TIMID</text:p>
          </table:table-cell>
          <table:table-cell/>
          <table:table-cell office:value-type="string">
            <text:p>TRAIT</text:p>
          </table:table-cell>
          <table:table-cell table:formula="of:=[.A85]" office:value-type="string" office:string-value="TIMID">
            <text:p>TIMI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ATTRACTIVE</text:p>
          </table:table-cell>
          <table:table-cell/>
          <table:table-cell office:value-type="string">
            <text:p>MORPH_TRAIT</text:p>
          </table:table-cell>
          <table:table-cell table:formula="of:=[.A86]" office:value-type="string" office:string-value="UNATTRACTIVE">
            <text:p>UNATTRACTIVE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CANNY_VALLEY</text:p>
          </table:table-cell>
          <table:table-cell/>
          <table:table-cell office:value-type="string">
            <text:p>MORPH_TRAIT</text:p>
          </table:table-cell>
          <table:table-cell table:formula="of:=[.A87]" office:value-type="string" office:string-value="UNCANNY_VALLEY">
            <text:p>UNCANNY_VALLE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UNFIT</text:p>
          </table:table-cell>
          <table:table-cell table:style-name="ce25"/>
          <table:table-cell table:style-name="ce25" office:value-type="string">
            <text:p>MORPH_TRAIT</text:p>
          </table:table-cell>
          <table:table-cell table:style-name="ce25" table:formula="of:=[.A88]" office:value-type="string" office:string-value="UNFIT">
            <text:p>UNFIT</text:p>
          </table:table-cell>
          <table:table-cell table:style-name="ce25" office:value-type="string">
            <text:p>&lt;1 ou 2&gt;</text:p>
          </table:table-cell>
          <table:table-cell table:style-name="ce25"/>
          <table:table-cell table:style-name="ce25" office:value-type="string">
            <text:p>&lt;Level*10&gt;</text:p>
          </table:table-cell>
          <table:table-cell table:style-name="ce25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COO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4"/>
          <table:table-cell table:style-name="ce26" office:value-type="string">
            <text:p>&lt;Cause&gt;</text:p>
          </table:table-cell>
          <table:table-cell table:style-name="ce26" office:value-type="string">
            <text:p>APT</text:p>
          </table:table-cell>
          <table:table-cell table:style-name="ce26" office:value-type="string">
            <text:p>REF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42"/>
          <table:table-cell table:style-name="ce27" office:value-type="string">
            <text:p>&lt;Cause&gt;</text:p>
          </table:table-cell>
          <table:table-cell table:style-name="ce27" office:value-type="string">
            <text:p>APT</text:p>
          </table:table-cell>
          <table:table-cell table:style-name="ce27" office:value-type="string">
            <text:p>SOM</text:p>
          </table:table-cell>
          <table:table-cell table:style-name="ce27" table:number-columns-repeated="2"/>
          <table:table-cell table:style-name="ce27" office:value-type="string">
            <text:p>&lt;Level*-5&gt;</text:p>
          </table:table-cell>
          <table:table-cell table:style-name="ce27" office:value-type="string">
            <text:p>MORPH_MAX_MOD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VR_VERTIGO</text:p>
          </table:table-cell>
          <table:table-cell/>
          <table:table-cell office:value-type="string">
            <text:p>TRAIT</text:p>
          </table:table-cell>
          <table:table-cell table:formula="of:=[.A92]" office:value-type="string" office:string-value="VR_VERTIGO">
            <text:p>VR_VERTIG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WEAK_IMMUNE_SYSTEM</text:p>
          </table:table-cell>
          <table:table-cell/>
          <table:table-cell office:value-type="string">
            <text:p>MORPH_TRAIT</text:p>
          </table:table-cell>
          <table:table-cell table:formula="of:=[.A93]" office:value-type="string" office:string-value="WEAK_IMMUNE_SYSTEM">
            <text:p>WEAK_IMMUNE_SYSTEM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0" office:value-type="string">
            <text:p>ZEROG_NAUSEA</text:p>
          </table:table-cell>
          <table:table-cell/>
          <table:table-cell office:value-type="string">
            <text:p>MORPH_TRAIT</text:p>
          </table:table-cell>
          <table:table-cell table:formula="of:=[.A94]" office:value-type="string" office:string-value="ZEROG_NAUSEA">
            <text:p>ZEROG_NAUSE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</table:table>
      <table:table table:name="Segments(BG)" table:style-name="ta1">
        <table:table-column table:style-name="co34" table:default-cell-style-name="ce58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ce31"/>
        <table:table-row table:style-name="ro1">
          <table:table-cell table:style-name="ce38" office:value-type="string">
            <text:p>Background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</table:table-row>
        <table:table-row table:style-name="ro1">
          <table:table-cell table:style-name="ce55" office:value-type="string">
            <text:p>BG_DRIFTER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DRIFTER</text:p>
          </table:table-cell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AV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7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FALL_EVACUE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FALL_EVACUE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CREDITS</text:p>
          </table:table-cell>
          <table:table-cell table:style-name="ce27" table:number-columns-repeated="3"/>
          <table:table-cell table:style-name="ce27" office:value-type="float" office:value="-2500">
            <text:p>-250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HYPERELIT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HYPERE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10000">
            <text:p>10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INFOLIF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INFOLIFE</text:p>
          </table:table-cell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FOSEC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GRAMM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RESEARCH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REAL_WORLD_NAIVET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SOCIAL_STIGMA</text:p>
          </table:table-cell>
          <table:table-cell/>
          <table:table-cell office:value-type="string">
            <text:p>AGI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&lt;skills sociaux&gt;</text:p>
          </table:table-cell>
          <table:table-cell table:style-name="ce27" table:number-columns-repeated="2"/>
          <table:table-cell table:style-name="ce27" office:value-type="string">
            <text:p>&lt;div / 2 pts création&gt;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ISOLAT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ISOL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&lt;une ID&gt;</text:p>
          </table:table-cell>
          <table:table-cell table:style-name="ce27" office:value-type="string">
            <text:p>REPUTATION </text:p>
          </table:table-cell>
          <table:table-cell table:style-name="ce27" office:value-type="string">
            <text:p>&lt;rep&gt;</text:p>
          </table:table-cell>
          <table:table-cell table:style-name="ce27" office:value-type="float" office:value="-10">
            <text:p>-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LO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LO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PSI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TRAIT</text:p>
          </table:table-cell>
          <table:table-cell table:style-name="ce27" office:value-type="string">
            <text:p>SOCIAL_STIGMA</text:p>
          </table:table-cell>
          <table:table-cell table:style-name="ce27"/>
          <table:table-cell table:style-name="ce27" office:value-type="string">
            <text:p>Gén. Perdue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LUNAR_COLONI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LUNAR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MARTIAN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MART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ORIGINAL_SPACE_COLONI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ORIGINAL_SPACE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L:Spacecraft ou Freefa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REINSTANTIATED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REINSTANTIATED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-5000">
            <text:p>-5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TRAIT</text:p>
          </table:table-cell>
          <table:table-cell table:style-name="ce27" office:value-type="string">
            <text:p>EDITED_MEMORIES</text:p>
          </table:table-cell>
          <table:table-cell table:style-name="ce27" table:number-columns-repeated="2"/>
          <table:table-cell table:style-name="ce27" office:value-type="float" office:value="0">
            <text:p>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SCUMBORN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SCUMBOR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ersuasion ou Deception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SCROUNG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60" office:value-type="string">
            <text:p>BG_UPLIF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UPLIF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CEP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KSK</text:p>
          </table:table-cell>
          <table:table-cell table:style-name="ce27" office:value-type="string">
            <text:p>&lt;Knowledge skill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</table:table>
      <table:table table:name="Segments(Faction)" table:style-name="ta1">
        <table:table-column table:style-name="co41" table:default-cell-style-name="ce58"/>
        <table:table-column table:style-name="co42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31"/>
        <table:table-row table:style-name="ro1">
          <table:table-cell table:style-name="ce38" office:value-type="string">
            <text:p>Faction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</table:table-row>
        <table:table-row table:style-name="ro1">
          <table:table-cell table:style-name="ce55" office:value-type="string">
            <text:p>FC_ANARCHIST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ANARCH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30">
            <text:p>3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ARGONAUT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ARGONAU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R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BARSOOM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BARSOOM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RUNN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BRINKER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BRINKE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CRIMINAL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CRIMIN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IMID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G-rep</text:p>
          </table:table-cell>
          <table:table-cell table:style-name="ce27" table:number-columns-repeated="2"/>
          <table:table-cell table:style-name="ce27" office:value-type="float" office:value="30">
            <text:p>3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EXTROP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EXTROP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A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HYPERCORP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HYPERCORP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C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JOV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JOV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LUNAR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LUNA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langue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C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E-rep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MERCURIAL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MERCURI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SCUM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SCUM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FAL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SOCIALITE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SOCIA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F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TITAN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TITAN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F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ULTIMATE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ULTIM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VENUS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VENUS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Air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emorsy</meta:initial-creator>
    <meta:creation-date>2013-02-08T17:05:47</meta:creation-date>
    <dc:date>2013-02-13T03:13:15.23</dc:date>
    <meta:editing-duration>PT9H51M29S</meta:editing-duration>
    <meta:editing-cycles>78</meta:editing-cycles>
    <meta:generator>LibreOffice/3.5$Windows_x86 LibreOffice_project/165a79a-7059095-e13bb37-fef39a4-9503d18</meta:generator>
    <meta:document-statistic meta:table-count="7" meta:cell-count="8279" meta:object-count="0"/>
  </office:meta>
</office:document-meta>
</file>